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3102in"/>
    </style:style>
    <style:style style:name="co34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7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3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5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2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3]^(1/[.$C$45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8]*[$globals.$C$39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8]*[$globals.$C$39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6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8]*[$globals.$C$39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6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8]*[$globals.$C$39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6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8]*[$globals.$C$39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6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8]*[$globals.$C$39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6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8]*[$globals.$C$39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8]*[$globals.$C$39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6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8]*[$globals.$C$39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6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8]*[$globals.$C$39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6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8]*[$globals.$C$39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6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8]*[$globals.$C$39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6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8]*[$globals.$C$39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8]*[$globals.$C$39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6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8]*[$globals.$C$39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6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8]*[$globals.$C$39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6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8]*[$globals.$C$39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6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8]*[$globals.$C$39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6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8]*[$globals.$C$39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8]*[$globals.$C$39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6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8]*[$globals.$C$39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6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8]*[$globals.$C$39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6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8]*[$globals.$C$39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6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8]*[$globals.$C$39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6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8]*[$globals.$C$39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8]*[$globals.$C$39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6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8]*[$globals.$C$39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6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8]*[$globals.$C$39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6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8]*[$globals.$C$39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6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8]*[$globals.$C$39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6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8]*[$globals.$C$49]" office:value-type="float" office:value="846.05403901271">
            <text:p>846.05</text:p>
          </table:table-cell>
          <table:table-cell/>
          <table:table-cell table:formula="oooc:=[$globals.$C$48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8]*[$globals.$C$49]" office:value-type="float" office:value="4904.30439930731">
            <text:p>4904.3</text:p>
          </table:table-cell>
          <table:table-cell/>
          <table:table-cell table:formula="oooc:=[.H3]*[$globals.$C$46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8]*[$globals.$C$49]" office:value-type="float" office:value="28428.6824859703">
            <text:p>28428.68</text:p>
          </table:table-cell>
          <table:table-cell/>
          <table:table-cell table:formula="oooc:=[.H4]*[$globals.$C$46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8]*[$globals.$C$49]" office:value-type="float" office:value="164791.970906672">
            <text:p>164791.97</text:p>
          </table:table-cell>
          <table:table-cell/>
          <table:table-cell table:formula="oooc:=[.H5]*[$globals.$C$46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8]*[$globals.$C$49]" office:value-type="float" office:value="955246.297070123">
            <text:p>955246.3</text:p>
          </table:table-cell>
          <table:table-cell/>
          <table:table-cell table:formula="oooc:=[.H6]*[$globals.$C$46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8]*[$globals.$C$49]" office:value-type="float" office:value="5537256.96128098">
            <text:p>5537256.96</text:p>
          </table:table-cell>
          <table:table-cell/>
          <table:table-cell table:formula="oooc:=[.H7]*[$globals.$C$46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8]*[$globals.$C$49]" office:value-type="float" office:value="32097705.8474836">
            <text:p>32097705.85</text:p>
          </table:table-cell>
          <table:table-cell/>
          <table:table-cell table:formula="oooc:=[.H8]*[$globals.$C$46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8]*[$globals.$C$49]" office:value-type="float" office:value="186060124.692722">
            <text:p>186060124.69</text:p>
          </table:table-cell>
          <table:table-cell/>
          <table:table-cell table:formula="oooc:=[.H9]*[$globals.$C$46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8]*[$globals.$C$49]" office:value-type="float" office:value="1078530975.55211">
            <text:p>1078530975.55</text:p>
          </table:table-cell>
          <table:table-cell/>
          <table:table-cell table:formula="oooc:=[.H10]*[$globals.$C$46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8]*[$globals.$C$49]" office:value-type="float" office:value="6251898772.75671">
            <text:p>6251898772.76</text:p>
          </table:table-cell>
          <table:table-cell/>
          <table:table-cell table:formula="oooc:=[.H11]*[$globals.$C$46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8]*[$globals.$C$49]" office:value-type="float" office:value="36240255635.4844">
            <text:p>36240255635.48</text:p>
          </table:table-cell>
          <table:table-cell/>
          <table:table-cell table:formula="oooc:=[.H12]*[$globals.$C$46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8]*[$globals.$C$49]" office:value-type="float" office:value="210073159573.271">
            <text:p>210073159573.27</text:p>
          </table:table-cell>
          <table:table-cell/>
          <table:table-cell table:formula="oooc:=[.H13]*[$globals.$C$46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00">
            <text:p>100</text:p>
          </table:table-cell>
          <table:table-cell table:formula="oooc:=CEILING(([.Q5]-[.T5]/2);[.T5])" office:value-type="float" office:value="5">
            <text:p>5</text:p>
          </table:table-cell>
          <table:table-cell table:formula="oooc:=[.D5]*[$globals.$C$25]/[.J5]" office:value-type="float" office:value="500">
            <text:p>500</text:p>
          </table:table-cell>
          <table:table-cell/>
          <table:table-cell table:formula="oooc:=[.G4]" office:value-type="float" office:value="1">
            <text:p>1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1">
            <text:p>1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20">
            <text:p>20</text:p>
          </table:table-cell>
          <table:table-cell table:formula="oooc:=[.X4]/[.L5]" office:value-type="float" office:value="40">
            <text:p>40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100">
            <text:p>100</text:p>
          </table:table-cell>
          <table:table-cell table:formula="oooc:=[.R5]/[.G5]" office:value-type="float" office:value="5">
            <text:p>5</text:p>
          </table:table-cell>
          <table:table-cell table:formula="oooc:=[.H5]/[.I5]" office:value-type="float" office:value="5">
            <text:p>5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50">
            <text:p>150</text:p>
          </table:table-cell>
          <table:table-cell table:formula="oooc:=CEILING(([.Q6]-[.T6]/2);[.T6])" office:value-type="float" office:value="6.3">
            <text:p>6.3</text:p>
          </table:table-cell>
          <table:table-cell table:formula="oooc:=[.D6]*[$globals.$C$25]/[.J6]" office:value-type="float" office:value="630">
            <text:p>630</text:p>
          </table:table-cell>
          <table:table-cell/>
          <table:table-cell table:formula="oooc:=[.G5]" office:value-type="float" office:value="1">
            <text:p>1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1">
            <text:p>1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30.9333417186297">
            <text:p>30.93</text:p>
          </table:table-cell>
          <table:table-cell table:formula="oooc:=[.X4]/[.L6]" office:value-type="float" office:value="25.8620619549228">
            <text:p>25.86</text:p>
          </table:table-cell>
          <table:table-cell table:formula="oooc:=([.D6]/[.C6])/([.Q6]/[.P6])" office:value-type="float" office:value="1.02635938401458">
            <text:p>1.03</text:p>
          </table:table-cell>
          <table:table-cell/>
          <table:table-cell table:formula="oooc:=[.H6]^[$globals.$C$17]*[$globals.$C$23]/[.Q6]*[.J6]*[.V6]" office:value-type="float" office:value="154.666708593149">
            <text:p>154.67</text:p>
          </table:table-cell>
          <table:table-cell table:formula="oooc:=[.R6]/[.G6]" office:value-type="float" office:value="6.32916877078992">
            <text:p>6.33</text:p>
          </table:table-cell>
          <table:table-cell table:formula="oooc:=[.H6]/[.I6]" office:value-type="float" office:value="6.32916877078992">
            <text:p>6.33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40">
            <text:p>240</text:p>
          </table:table-cell>
          <table:table-cell table:formula="oooc:=CEILING(([.Q7]-[.T7]/2);[.T7])" office:value-type="float" office:value="8">
            <text:p>8</text:p>
          </table:table-cell>
          <table:table-cell table:formula="oooc:=[.D7]*[$globals.$C$25]/[.J7]" office:value-type="float" office:value="800">
            <text:p>800</text:p>
          </table:table-cell>
          <table:table-cell/>
          <table:table-cell table:formula="oooc:=[.G6]" office:value-type="float" office:value="1">
            <text:p>1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1">
            <text:p>1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47.8435814940759">
            <text:p>47.84</text:p>
          </table:table-cell>
          <table:table-cell table:formula="oooc:=[.X4]/[.L7]" office:value-type="float" office:value="16.7211562140066">
            <text:p>16.72</text:p>
          </table:table-cell>
          <table:table-cell table:formula="oooc:=([.D7]/[.C7])/([.Q7]/[.P7])" office:value-type="float" office:value="0.995288723691216">
            <text:p>1</text:p>
          </table:table-cell>
          <table:table-cell/>
          <table:table-cell table:formula="oooc:=[.H7]^[$globals.$C$17]*[$globals.$C$23]/[.Q7]*[.J7]*[.V7]" office:value-type="float" office:value="239.217907470379">
            <text:p>239.22</text:p>
          </table:table-cell>
          <table:table-cell table:formula="oooc:=[.R7]/[.G7]" office:value-type="float" office:value="8.01167546582847">
            <text:p>8.01</text:p>
          </table:table-cell>
          <table:table-cell table:formula="oooc:=[.H7]/[.I7]" office:value-type="float" office:value="8.01167546582847">
            <text:p>8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70">
            <text:p>37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1000">
            <text:p>1000</text:p>
          </table:table-cell>
          <table:table-cell/>
          <table:table-cell table:formula="oooc:=[.G7]" office:value-type="float" office:value="1">
            <text:p>1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1">
            <text:p>1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73.9980927699679">
            <text:p>74</text:p>
          </table:table-cell>
          <table:table-cell table:formula="oooc:=[.X4]/[.L8]" office:value-type="float" office:value="10.8110894491146">
            <text:p>10.81</text:p>
          </table:table-cell>
          <table:table-cell table:formula="oooc:=([.D8]/[.C8])/([.Q8]/[.P8])" office:value-type="float" office:value="0.98602695112391">
            <text:p>0.99</text:p>
          </table:table-cell>
          <table:table-cell/>
          <table:table-cell table:formula="oooc:=[.H8]^[$globals.$C$17]*[$globals.$C$23]/[.Q8]*[.J8]*[.V8]" office:value-type="float" office:value="369.99046384984">
            <text:p>369.99</text:p>
          </table:table-cell>
          <table:table-cell table:formula="oooc:=[.R8]/[.G8]" office:value-type="float" office:value="10.1414492320051">
            <text:p>10.14</text:p>
          </table:table-cell>
          <table:table-cell table:formula="oooc:=[.H8]/[.I8]" office:value-type="float" office:value="10.1414492320051">
            <text:p>10.14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570">
            <text:p>570</text:p>
          </table:table-cell>
          <table:table-cell table:formula="oooc:=CEILING(([.Q9]-[.T9]/2);[.T9])" office:value-type="float" office:value="13">
            <text:p>13</text:p>
          </table:table-cell>
          <table:table-cell table:formula="oooc:=[.D9]*[$globals.$C$25]/[.J9]" office:value-type="float" office:value="1300">
            <text:p>1300</text:p>
          </table:table-cell>
          <table:table-cell/>
          <table:table-cell table:formula="oooc:=[.G8]" office:value-type="float" office:value="1">
            <text:p>1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1">
            <text:p>1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114.450414509014">
            <text:p>114.45</text:p>
          </table:table-cell>
          <table:table-cell table:formula="oooc:=[.X4]/[.L9]" office:value-type="float" office:value="6.98992662833032">
            <text:p>6.99</text:p>
          </table:table-cell>
          <table:table-cell table:formula="oooc:=([.D9]/[.C9])/([.Q9]/[.P9])" office:value-type="float" office:value="1.01666805517812">
            <text:p>1.02</text:p>
          </table:table-cell>
          <table:table-cell/>
          <table:table-cell table:formula="oooc:=[.H9]^[$globals.$C$17]*[$globals.$C$23]/[.Q9]*[.J9]*[.V9]" office:value-type="float" office:value="572.25207254507">
            <text:p>572.25</text:p>
          </table:table-cell>
          <table:table-cell table:formula="oooc:=[.R9]/[.G9]" office:value-type="float" office:value="12.8373887539516">
            <text:p>12.84</text:p>
          </table:table-cell>
          <table:table-cell table:formula="oooc:=[.H9]/[.I9]" office:value-type="float" office:value="12.8373887539516">
            <text:p>12.84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890">
            <text:p>890</text:p>
          </table:table-cell>
          <table:table-cell table:formula="oooc:=CEILING(([.Q10]-[.T10]/2);[.T10])" office:value-type="float" office:value="16">
            <text:p>16</text:p>
          </table:table-cell>
          <table:table-cell table:formula="oooc:=[.D10]*[$globals.$C$25]/[.J10]" office:value-type="float" office:value="1600">
            <text:p>1600</text:p>
          </table:table-cell>
          <table:table-cell/>
          <table:table-cell table:formula="oooc:=[.G9]" office:value-type="float" office:value="1">
            <text:p>1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1">
            <text:p>1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77.016689092307">
            <text:p>177.02</text:p>
          </table:table-cell>
          <table:table-cell table:formula="oooc:=[.X4]/[.L10]" office:value-type="float" office:value="4.51934788805609">
            <text:p>4.52</text:p>
          </table:table-cell>
          <table:table-cell table:formula="oooc:=([.D10]/[.C10])/([.Q10]/[.P10])" office:value-type="float" office:value="0.979176154011035">
            <text:p>0.98</text:p>
          </table:table-cell>
          <table:table-cell/>
          <table:table-cell table:formula="oooc:=[.H10]^[$globals.$C$17]*[$globals.$C$23]/[.Q10]*[.J10]*[.V10]" office:value-type="float" office:value="885.083445461537">
            <text:p>885.08</text:p>
          </table:table-cell>
          <table:table-cell table:formula="oooc:=[.R10]/[.G10]" office:value-type="float" office:value="16.25">
            <text:p>16.25</text:p>
          </table:table-cell>
          <table:table-cell table:formula="oooc:=[.H10]/[.I10]" office:value-type="float" office:value="16.25">
            <text:p>16.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4.5">
            <text:p>4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15.4761904761905">
            <text:p>15.48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4200">
            <text:p>4,200</text:p>
          </table:table-cell>
          <table:table-cell table:formula="oooc:=CEILING(([.Q13]-[.T13]/2);[.T13])" office:value-type="float" office:value="3.4">
            <text:p>3.4</text:p>
          </table:table-cell>
          <table:table-cell table:formula="oooc:=[.D13]*[$globals.$C$25]/[.J13]" office:value-type="float" office:value="340">
            <text:p>340</text:p>
          </table:table-cell>
          <table:table-cell/>
          <table:table-cell table:formula="oooc:=[.G12]" office:value-type="float" office:value="4.5">
            <text:p>4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1.05">
            <text:p>1.0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650.536332414229">
            <text:p>650.54</text:p>
          </table:table-cell>
          <table:table-cell table:formula="oooc:=[.X12]/[.L13]" office:value-type="float" office:value="36.892635820866">
            <text:p>36.89</text:p>
          </table:table-cell>
          <table:table-cell table:formula="oooc:=([.D13]/[.C13])/([.Q13]/[.P13])" office:value-type="float" office:value="0.984382999708125">
            <text:p>0.98</text:p>
          </table:table-cell>
          <table:table-cell/>
          <table:table-cell table:formula="oooc:=[.H13]^[$globals.$C$17]*[$globals.$C$23]/[.Q13]*[.J13]*[.V13]" office:value-type="float" office:value="4182.01927980576">
            <text:p>4182.02</text:p>
          </table:table-cell>
          <table:table-cell table:formula="oooc:=[.R13]/[.G13]" office:value-type="float" office:value="3.43915343915344">
            <text:p>3.44</text:p>
          </table:table-cell>
          <table:table-cell table:formula="oooc:=[.H13]/[.I13]" office:value-type="float" office:value="15.4761904761905">
            <text:p>15.48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6500">
            <text:p>6,500</text:p>
          </table:table-cell>
          <table:table-cell table:formula="oooc:=CEILING(([.Q14]-[.T14]/2);[.T14])" office:value-type="float" office:value="4.4">
            <text:p>4.4</text:p>
          </table:table-cell>
          <table:table-cell table:formula="oooc:=[.D14]*[$globals.$C$25]/[.J14]" office:value-type="float" office:value="440">
            <text:p>440</text:p>
          </table:table-cell>
          <table:table-cell/>
          <table:table-cell table:formula="oooc:=[.G13]" office:value-type="float" office:value="4.5">
            <text:p>4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1.05">
            <text:p>1.0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006.16313354767">
            <text:p>1006.16</text:p>
          </table:table-cell>
          <table:table-cell table:formula="oooc:=[.X12]/[.L14]" office:value-type="float" office:value="23.852990831991">
            <text:p>23.85</text:p>
          </table:table-cell>
          <table:table-cell table:formula="oooc:=([.D14]/[.C14])/([.Q14]/[.P14])" office:value-type="float" office:value="1.00575909695596">
            <text:p>1.01</text:p>
          </table:table-cell>
          <table:table-cell/>
          <table:table-cell table:formula="oooc:=[.H14]^[$globals.$C$17]*[$globals.$C$23]/[.Q14]*[.J14]*[.V14]" office:value-type="float" office:value="6468.19157280647">
            <text:p>6468.19</text:p>
          </table:table-cell>
          <table:table-cell table:formula="oooc:=[.R14]/[.G14]" office:value-type="float" office:value="4.35339650900894">
            <text:p>4.35</text:p>
          </table:table-cell>
          <table:table-cell table:formula="oooc:=[.H14]/[.I14]" office:value-type="float" office:value="19.5902842905402">
            <text:p>19.5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5.5">
            <text:p>5.5</text:p>
          </table:table-cell>
          <table:table-cell table:formula="oooc:=[.D15]*[$globals.$C$25]/[.J15]" office:value-type="float" office:value="550">
            <text:p>550</text:p>
          </table:table-cell>
          <table:table-cell/>
          <table:table-cell table:formula="oooc:=[.G14]" office:value-type="float" office:value="4.5">
            <text:p>4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1.05">
            <text:p>1.0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1556.19940173587">
            <text:p>1556.2</text:p>
          </table:table-cell>
          <table:table-cell table:formula="oooc:=[.X12]/[.L15]" office:value-type="float" office:value="15.4221881676789">
            <text:p>15.42</text:p>
          </table:table-cell>
          <table:table-cell table:formula="oooc:=([.D15]/[.C15])/([.Q15]/[.P15])" office:value-type="float" office:value="0.998475724244355">
            <text:p>1</text:p>
          </table:table-cell>
          <table:table-cell/>
          <table:table-cell table:formula="oooc:=[.H15]^[$globals.$C$17]*[$globals.$C$23]/[.Q15]*[.J15]*[.V15]" office:value-type="float" office:value="10004.1390111592">
            <text:p>10004.14</text:p>
          </table:table-cell>
          <table:table-cell table:formula="oooc:=[.R15]/[.G15]" office:value-type="float" office:value="5.51067624633705">
            <text:p>5.51</text:p>
          </table:table-cell>
          <table:table-cell table:formula="oooc:=[.H15]/[.I15]" office:value-type="float" office:value="24.7980431085167">
            <text:p>24.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5000">
            <text:p>15,000</text:p>
          </table:table-cell>
          <table:table-cell table:formula="oooc:=CEILING(([.Q16]-[.T16]/2);[.T16])" office:value-type="float" office:value="7">
            <text:p>7</text:p>
          </table:table-cell>
          <table:table-cell table:formula="oooc:=[.D16]*[$globals.$C$25]/[.J16]" office:value-type="float" office:value="700">
            <text:p>700</text:p>
          </table:table-cell>
          <table:table-cell/>
          <table:table-cell table:formula="oooc:=[.G15]" office:value-type="float" office:value="4.5">
            <text:p>4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1.05">
            <text:p>1.0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2406.92239381114">
            <text:p>2406.92</text:p>
          </table:table-cell>
          <table:table-cell table:formula="oooc:=[.X12]/[.L16]" office:value-type="float" office:value="9.97123964682476">
            <text:p>9.97</text:p>
          </table:table-cell>
          <table:table-cell table:formula="oooc:=([.D16]/[.C16])/([.Q16]/[.P16])" office:value-type="float" office:value="1.03514639322116">
            <text:p>1.04</text:p>
          </table:table-cell>
          <table:table-cell/>
          <table:table-cell table:formula="oooc:=[.H16]^[$globals.$C$17]*[$globals.$C$23]/[.Q16]*[.J16]*[.V16]" office:value-type="float" office:value="15473.072531643">
            <text:p>15473.07</text:p>
          </table:table-cell>
          <table:table-cell table:formula="oooc:=[.R16]/[.G16]" office:value-type="float" office:value="6.97560000085005">
            <text:p>6.98</text:p>
          </table:table-cell>
          <table:table-cell table:formula="oooc:=[.H16]/[.I16]" office:value-type="float" office:value="31.3902000038252">
            <text:p>31.3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4000">
            <text:p>24,000</text:p>
          </table:table-cell>
          <table:table-cell table:formula="oooc:=CEILING(([.Q17]-[.T17]/2);[.T17])" office:value-type="float" office:value="8.8">
            <text:p>8.8</text:p>
          </table:table-cell>
          <table:table-cell table:formula="oooc:=[.D17]*[$globals.$C$25]/[.J17]" office:value-type="float" office:value="880">
            <text:p>880</text:p>
          </table:table-cell>
          <table:table-cell/>
          <table:table-cell table:formula="oooc:=[.G16]" office:value-type="float" office:value="4.5">
            <text:p>4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1.05">
            <text:p>1.0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3722.70764489911">
            <text:p>3722.71</text:p>
          </table:table-cell>
          <table:table-cell table:formula="oooc:=[.X12]/[.L17]" office:value-type="float" office:value="6.44692043783911">
            <text:p>6.45</text:p>
          </table:table-cell>
          <table:table-cell table:formula="oooc:=([.D17]/[.C17])/([.Q17]/[.P17])" office:value-type="float" office:value="0.993771629219826">
            <text:p>0.99</text:p>
          </table:table-cell>
          <table:table-cell/>
          <table:table-cell table:formula="oooc:=[.H17]^[$globals.$C$17]*[$globals.$C$23]/[.Q17]*[.J17]*[.V17]" office:value-type="float" office:value="23931.6920029229">
            <text:p>23931.69</text:p>
          </table:table-cell>
          <table:table-cell table:formula="oooc:=[.R17]/[.G17]" office:value-type="float" office:value="8.82994993658045">
            <text:p>8.83</text:p>
          </table:table-cell>
          <table:table-cell table:formula="oooc:=[.H17]/[.I17]" office:value-type="float" office:value="39.734774714612">
            <text:p>39.73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7000">
            <text:p>37,000</text:p>
          </table:table-cell>
          <table:table-cell table:formula="oooc:=CEILING(([.Q18]-[.T18]/2);[.T18])" office:value-type="float" office:value="11">
            <text:p>11</text:p>
          </table:table-cell>
          <table:table-cell table:formula="oooc:=[.D18]*[$globals.$C$25]/[.J18]" office:value-type="float" office:value="1100">
            <text:p>1100</text:p>
          </table:table-cell>
          <table:table-cell/>
          <table:table-cell table:formula="oooc:=[.G17]" office:value-type="float" office:value="4.5">
            <text:p>4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1.05">
            <text:p>1.0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5757.78938491098">
            <text:p>5757.79</text:p>
          </table:table-cell>
          <table:table-cell table:formula="oooc:=[.X12]/[.L18]" office:value-type="float" office:value="4.16826639454633">
            <text:p>4.17</text:p>
          </table:table-cell>
          <table:table-cell table:formula="oooc:=([.D18]/[.C18])/([.Q18]/[.P18])" office:value-type="float" office:value="0.9845239741479">
            <text:p>0.98</text:p>
          </table:table-cell>
          <table:table-cell/>
          <table:table-cell table:formula="oooc:=[.H18]^[$globals.$C$17]*[$globals.$C$23]/[.Q18]*[.J18]*[.V18]" office:value-type="float" office:value="37014.3603315706">
            <text:p>37014.36</text:p>
          </table:table-cell>
          <table:table-cell table:formula="oooc:=[.R18]/[.G18]" office:value-type="float" office:value="11.1772486772487">
            <text:p>11.18</text:p>
          </table:table-cell>
          <table:table-cell table:formula="oooc:=[.H18]/[.I18]" office:value-type="float" office:value="50.2976190476191">
            <text:p>50.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52.8125">
            <text:p>52.8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60000">
            <text:p>160,000</text:p>
          </table:table-cell>
          <table:table-cell table:formula="oooc:=CEILING(([.Q21]-[.T21]/2);[.T21])" office:value-type="float" office:value="2.6">
            <text:p>2.6</text:p>
          </table:table-cell>
          <table:table-cell table:formula="oooc:=[.D21]*[$globals.$C$25]/[.J21]" office:value-type="float" office:value="260">
            <text:p>260</text:p>
          </table:table-cell>
          <table:table-cell/>
          <table:table-cell table:formula="oooc:=[.G20]" office:value-type="float" office:value="20">
            <text:p>20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1">
            <text:p>1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9192.6312830366">
            <text:p>19192.63</text:p>
          </table:table-cell>
          <table:table-cell table:formula="oooc:=[.X20]/[.L21]" office:value-type="float" office:value="37.514397550917">
            <text:p>37.5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56674.541086013">
            <text:p>156674.54</text:p>
          </table:table-cell>
          <table:table-cell table:formula="oooc:=[.R21]/[.G21]" office:value-type="float" office:value="2.640625">
            <text:p>2.64</text:p>
          </table:table-cell>
          <table:table-cell table:formula="oooc:=[.H21]/[.I21]" office:value-type="float" office:value="52.8125">
            <text:p>52.81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40000">
            <text:p>240,000</text:p>
          </table:table-cell>
          <table:table-cell table:formula="oooc:=CEILING(([.Q22]-[.T22]/2);[.T22])" office:value-type="float" office:value="3.3">
            <text:p>3.3</text:p>
          </table:table-cell>
          <table:table-cell table:formula="oooc:=[.D22]*[$globals.$C$25]/[.J22]" office:value-type="float" office:value="330">
            <text:p>330</text:p>
          </table:table-cell>
          <table:table-cell/>
          <table:table-cell table:formula="oooc:=[.G21]" office:value-type="float" office:value="20">
            <text:p>20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1">
            <text:p>1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29684.6110978917">
            <text:p>29684.61</text:p>
          </table:table-cell>
          <table:table-cell table:formula="oooc:=[.X20]/[.L22]" office:value-type="float" office:value="24.2549918415855">
            <text:p>24.25</text:p>
          </table:table-cell>
          <table:table-cell table:formula="oooc:=([.D22]/[.C22])/([.Q22]/[.P22])" office:value-type="float" office:value="0.996815012836222">
            <text:p>1</text:p>
          </table:table-cell>
          <table:table-cell/>
          <table:table-cell table:formula="oooc:=[.H22]^[$globals.$C$17]*[$globals.$C$23]/[.Q22]*[.J22]*[.V22]" office:value-type="float" office:value="242323.355901156">
            <text:p>242323.36</text:p>
          </table:table-cell>
          <table:table-cell table:formula="oooc:=[.R22]/[.G22]" office:value-type="float" office:value="3.34259225707343">
            <text:p>3.34</text:p>
          </table:table-cell>
          <table:table-cell table:formula="oooc:=[.H22]/[.I22]" office:value-type="float" office:value="66.8518451414685">
            <text:p>66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70000">
            <text:p>370,000</text:p>
          </table:table-cell>
          <table:table-cell table:formula="oooc:=CEILING(([.Q23]-[.T23]/2);[.T23])" office:value-type="float" office:value="4.2">
            <text:p>4.2</text:p>
          </table:table-cell>
          <table:table-cell table:formula="oooc:=[.D23]*[$globals.$C$25]/[.J23]" office:value-type="float" office:value="420">
            <text:p>420</text:p>
          </table:table-cell>
          <table:table-cell/>
          <table:table-cell table:formula="oooc:=[.G22]" office:value-type="float" office:value="20">
            <text:p>20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45912.2109437856">
            <text:p>45912.21</text:p>
          </table:table-cell>
          <table:table-cell table:formula="oooc:=[.X20]/[.L23]" office:value-type="float" office:value="15.6821025430808">
            <text:p>15.68</text:p>
          </table:table-cell>
          <table:table-cell table:formula="oooc:=([.D23]/[.C23])/([.Q23]/[.P23])" office:value-type="float" office:value="1.00549429243348">
            <text:p>1.01</text:p>
          </table:table-cell>
          <table:table-cell/>
          <table:table-cell table:formula="oooc:=[.H23]^[$globals.$C$17]*[$globals.$C$23]/[.Q23]*[.J23]*[.V23]" office:value-type="float" office:value="374793.55872478">
            <text:p>374793.56</text:p>
          </table:table-cell>
          <table:table-cell table:formula="oooc:=[.R23]/[.G23]" office:value-type="float" office:value="4.23116610539066">
            <text:p>4.23</text:p>
          </table:table-cell>
          <table:table-cell table:formula="oooc:=[.H23]/[.I23]" office:value-type="float" office:value="84.6233221078133">
            <text:p>84.62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580000">
            <text:p>580,000</text:p>
          </table:table-cell>
          <table:table-cell table:formula="oooc:=CEILING(([.Q24]-[.T24]/2);[.T24])" office:value-type="float" office:value="5.4">
            <text:p>5.4</text:p>
          </table:table-cell>
          <table:table-cell table:formula="oooc:=[.D24]*[$globals.$C$25]/[.J24]" office:value-type="float" office:value="540">
            <text:p>540</text:p>
          </table:table-cell>
          <table:table-cell/>
          <table:table-cell table:formula="oooc:=[.G23]" office:value-type="float" office:value="20">
            <text:p>20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71010.9055090965">
            <text:p>71010.91</text:p>
          </table:table-cell>
          <table:table-cell table:formula="oooc:=[.X20]/[.L24]" office:value-type="float" office:value="10.1392876888152">
            <text:p>10.14</text:p>
          </table:table-cell>
          <table:table-cell table:formula="oooc:=([.D24]/[.C24])/([.Q24]/[.P24])" office:value-type="float" office:value="1.00766919238172">
            <text:p>1.01</text:p>
          </table:table-cell>
          <table:table-cell/>
          <table:table-cell table:formula="oooc:=[.H24]^[$globals.$C$17]*[$globals.$C$23]/[.Q24]*[.J24]*[.V24]" office:value-type="float" office:value="579680.861298747">
            <text:p>579680.86</text:p>
          </table:table-cell>
          <table:table-cell table:formula="oooc:=[.R24]/[.G24]" office:value-type="float" office:value="5.35595287565268">
            <text:p>5.36</text:p>
          </table:table-cell>
          <table:table-cell table:formula="oooc:=[.H24]/[.I24]" office:value-type="float" office:value="107.119057513054">
            <text:p>107.12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900000">
            <text:p>900,000</text:p>
          </table:table-cell>
          <table:table-cell table:formula="oooc:=CEILING(([.Q25]-[.T25]/2);[.T25])" office:value-type="float" office:value="6.8">
            <text:p>6.8</text:p>
          </table:table-cell>
          <table:table-cell table:formula="oooc:=[.D25]*[$globals.$C$25]/[.J25]" office:value-type="float" office:value="680">
            <text:p>680</text:p>
          </table:table-cell>
          <table:table-cell/>
          <table:table-cell table:formula="oooc:=[.G24]" office:value-type="float" office:value="20">
            <text:p>20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109830.23029311">
            <text:p>109830.23</text:p>
          </table:table-cell>
          <table:table-cell table:formula="oooc:=[.X20]/[.L25]" office:value-type="float" office:value="6.55557215967311">
            <text:p>6.56</text:p>
          </table:table-cell>
          <table:table-cell table:formula="oooc:=([.D25]/[.C25])/([.Q25]/[.P25])" office:value-type="float" office:value="0.99916862761239">
            <text:p>1</text:p>
          </table:table-cell>
          <table:table-cell/>
          <table:table-cell table:formula="oooc:=[.H25]^[$globals.$C$17]*[$globals.$C$23]/[.Q25]*[.J25]*[.V25]" office:value-type="float" office:value="896573.308515186">
            <text:p>896573.31</text:p>
          </table:table-cell>
          <table:table-cell table:formula="oooc:=[.R25]/[.G25]" office:value-type="float" office:value="6.77974593568068">
            <text:p>6.78</text:p>
          </table:table-cell>
          <table:table-cell table:formula="oooc:=[.H25]/[.I25]" office:value-type="float" office:value="135.594918713614">
            <text:p>135.59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400000">
            <text:p>1,400,000</text:p>
          </table:table-cell>
          <table:table-cell table:formula="oooc:=CEILING(([.Q26]-[.T26]/2);[.T26])" office:value-type="float" office:value="8.6">
            <text:p>8.6</text:p>
          </table:table-cell>
          <table:table-cell table:formula="oooc:=[.D26]*[$globals.$C$25]/[.J26]" office:value-type="float" office:value="860">
            <text:p>860</text:p>
          </table:table-cell>
          <table:table-cell/>
          <table:table-cell table:formula="oooc:=[.G25]" office:value-type="float" office:value="20">
            <text:p>20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69870.802234629">
            <text:p>169870.8</text:p>
          </table:table-cell>
          <table:table-cell table:formula="oooc:=[.X20]/[.L26]" office:value-type="float" office:value="4.23851533358583">
            <text:p>4.24</text:p>
          </table:table-cell>
          <table:table-cell table:formula="oooc:=([.D26]/[.C26])/([.Q26]/[.P26])" office:value-type="float" office:value="0.992574178676618">
            <text:p>0.99</text:p>
          </table:table-cell>
          <table:table-cell/>
          <table:table-cell table:formula="oooc:=[.H26]^[$globals.$C$17]*[$globals.$C$23]/[.Q26]*[.J26]*[.V26]" office:value-type="float" office:value="1386700.42640513">
            <text:p>1386700.43</text:p>
          </table:table-cell>
          <table:table-cell table:formula="oooc:=[.R26]/[.G26]" office:value-type="float" office:value="8.58203125">
            <text:p>8.58</text:p>
          </table:table-cell>
          <table:table-cell table:formula="oooc:=[.H26]/[.I26]" office:value-type="float" office:value="171.640625">
            <text:p>171.64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171.640625">
            <text:p>171.64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800000">
            <text:p>2,800,000</text:p>
          </table:table-cell>
          <table:table-cell table:formula="oooc:=CEILING(([.Q29]-[.T29]/2);[.T29])" office:value-type="float" office:value="4.3">
            <text:p>4.3</text:p>
          </table:table-cell>
          <table:table-cell table:formula="oooc:=[.D29]*[$globals.$C$25]/[.J29]" office:value-type="float" office:value="430">
            <text:p>430</text:p>
          </table:table-cell>
          <table:table-cell/>
          <table:table-cell table:formula="oooc:=[.G28]" office:value-type="float" office:value="40">
            <text:p>4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1">
            <text:p>1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594547.807821201">
            <text:p>594547.81</text:p>
          </table:table-cell>
          <table:table-cell table:formula="oooc:=[.X28]/[.L29]" office:value-type="float" office:value="36.3301314307357">
            <text:p>36.33</text:p>
          </table:table-cell>
          <table:table-cell table:formula="oooc:=([.D29]/[.C29])/([.Q29]/[.P29])" office:value-type="float" office:value="0.992574178676618">
            <text:p>0.99</text:p>
          </table:table-cell>
          <table:table-cell/>
          <table:table-cell table:formula="oooc:=[.H29]^[$globals.$C$17]*[$globals.$C$23]/[.Q29]*[.J29]*[.V29]" office:value-type="float" office:value="2773400.85281027">
            <text:p>2773400.85</text:p>
          </table:table-cell>
          <table:table-cell table:formula="oooc:=[.R29]/[.G29]" office:value-type="float" office:value="4.291015625">
            <text:p>4.29</text:p>
          </table:table-cell>
          <table:table-cell table:formula="oooc:=[.H29]/[.I29]" office:value-type="float" office:value="171.640625">
            <text:p>171.64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4300000">
            <text:p>4,300,000</text:p>
          </table:table-cell>
          <table:table-cell table:formula="oooc:=CEILING(([.Q30]-[.T30]/2);[.T30])" office:value-type="float" office:value="5.4">
            <text:p>5.4</text:p>
          </table:table-cell>
          <table:table-cell table:formula="oooc:=[.D30]*[$globals.$C$25]/[.J30]" office:value-type="float" office:value="540">
            <text:p>540</text:p>
          </table:table-cell>
          <table:table-cell/>
          <table:table-cell table:formula="oooc:=[.G29]" office:value-type="float" office:value="40">
            <text:p>4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1">
            <text:p>1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919567.52536977">
            <text:p>919567.53</text:p>
          </table:table-cell>
          <table:table-cell table:formula="oooc:=[.X28]/[.L30]" office:value-type="float" office:value="23.4893027473043">
            <text:p>23.49</text:p>
          </table:table-cell>
          <table:table-cell table:formula="oooc:=([.D30]/[.C30])/([.Q30]/[.P30])" office:value-type="float" office:value="0.991740443865633">
            <text:p>0.99</text:p>
          </table:table-cell>
          <table:table-cell/>
          <table:table-cell table:formula="oooc:=[.H30]^[$globals.$C$17]*[$globals.$C$23]/[.Q30]*[.J30]*[.V30]" office:value-type="float" office:value="4289527.81513595">
            <text:p>4289527.82</text:p>
          </table:table-cell>
          <table:table-cell table:formula="oooc:=[.R30]/[.G30]" office:value-type="float" office:value="5.43171241774432">
            <text:p>5.43</text:p>
          </table:table-cell>
          <table:table-cell table:formula="oooc:=[.H30]/[.I30]" office:value-type="float" office:value="217.268496709773">
            <text:p>217.27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6600000">
            <text:p>6,600,000</text:p>
          </table:table-cell>
          <table:table-cell table:formula="oooc:=CEILING(([.Q31]-[.T31]/2);[.T31])" office:value-type="float" office:value="6.9">
            <text:p>6.9</text:p>
          </table:table-cell>
          <table:table-cell table:formula="oooc:=[.D31]*[$globals.$C$25]/[.J31]" office:value-type="float" office:value="690">
            <text:p>690</text:p>
          </table:table-cell>
          <table:table-cell/>
          <table:table-cell table:formula="oooc:=[.G30]" office:value-type="float" office:value="40">
            <text:p>4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1">
            <text:p>1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1422264.82478089">
            <text:p>1422264.82</text:p>
          </table:table-cell>
          <table:table-cell table:formula="oooc:=[.X28]/[.L31]" office:value-type="float" office:value="15.1870450732181">
            <text:p>15.19</text:p>
          </table:table-cell>
          <table:table-cell table:formula="oooc:=([.D31]/[.C31])/([.Q31]/[.P31])" office:value-type="float" office:value="1.00878367789655">
            <text:p>1.01</text:p>
          </table:table-cell>
          <table:table-cell/>
          <table:table-cell table:formula="oooc:=[.H31]^[$globals.$C$17]*[$globals.$C$23]/[.Q31]*[.J31]*[.V31]" office:value-type="float" office:value="6634471.48585838">
            <text:p>6634471.49</text:p>
          </table:table-cell>
          <table:table-cell table:formula="oooc:=[.R31]/[.G31]" office:value-type="float" office:value="6.87564492125983">
            <text:p>6.88</text:p>
          </table:table-cell>
          <table:table-cell table:formula="oooc:=[.H31]/[.I31]" office:value-type="float" office:value="275.025796850393">
            <text:p>275.03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0000000">
            <text:p>10,000,000</text:p>
          </table:table-cell>
          <table:table-cell table:formula="oooc:=CEILING(([.Q32]-[.T32]/2);[.T32])" office:value-type="float" office:value="8.7">
            <text:p>8.7</text:p>
          </table:table-cell>
          <table:table-cell table:formula="oooc:=[.D32]*[$globals.$C$25]/[.J32]" office:value-type="float" office:value="870">
            <text:p>870</text:p>
          </table:table-cell>
          <table:table-cell/>
          <table:table-cell table:formula="oooc:=[.G31]" office:value-type="float" office:value="40">
            <text:p>4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1">
            <text:p>1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2199770.19196671">
            <text:p>2199770.19</text:p>
          </table:table-cell>
          <table:table-cell table:formula="oooc:=[.X28]/[.L32]" office:value-type="float" office:value="9.81920751489428">
            <text:p>9.82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0261318.6797281">
            <text:p>10261318.68</text:p>
          </table:table-cell>
          <table:table-cell table:formula="oooc:=[.R32]/[.G32]" office:value-type="float" office:value="8.7034234229356">
            <text:p>8.7</text:p>
          </table:table-cell>
          <table:table-cell table:formula="oooc:=[.H32]/[.I32]" office:value-type="float" office:value="348.136936917424">
            <text:p>348.14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6000000">
            <text:p>16,000,000</text:p>
          </table:table-cell>
          <table:table-cell table:formula="oooc:=CEILING(([.Q33]-[.T33]/2);[.T33])" office:value-type="float" office:value="11">
            <text:p>11</text:p>
          </table:table-cell>
          <table:table-cell table:formula="oooc:=[.D33]*[$globals.$C$25]/[.J33]" office:value-type="float" office:value="1100">
            <text:p>1100</text:p>
          </table:table-cell>
          <table:table-cell/>
          <table:table-cell table:formula="oooc:=[.G32]" office:value-type="float" office:value="40">
            <text:p>4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1">
            <text:p>1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3402312.1525281">
            <text:p>3402312.15</text:p>
          </table:table-cell>
          <table:table-cell table:formula="oooc:=[.X28]/[.L33]" office:value-type="float" office:value="6.34862382746099">
            <text:p>6.35</text:p>
          </table:table-cell>
          <table:table-cell table:formula="oooc:=([.D33]/[.C33])/([.Q33]/[.P33])" office:value-type="float" office:value="0.990389293449102">
            <text:p>0.99</text:p>
          </table:table-cell>
          <table:table-cell/>
          <table:table-cell table:formula="oooc:=[.H33]^[$globals.$C$17]*[$globals.$C$23]/[.Q33]*[.J33]*[.V33]" office:value-type="float" office:value="15870843.8601894">
            <text:p>15870843.86</text:p>
          </table:table-cell>
          <table:table-cell table:formula="oooc:=[.R33]/[.G33]" office:value-type="float" office:value="11.0170871454811">
            <text:p>11.02</text:p>
          </table:table-cell>
          <table:table-cell table:formula="oooc:=[.H33]/[.I33]" office:value-type="float" office:value="440.683485819244">
            <text:p>440.68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25000000">
            <text:p>25,000,000</text:p>
          </table:table-cell>
          <table:table-cell table:formula="oooc:=CEILING(([.Q34]-[.T34]/2);[.T34])" office:value-type="float" office:value="14">
            <text:p>14</text:p>
          </table:table-cell>
          <table:table-cell table:formula="oooc:=[.D34]*[$globals.$C$25]/[.J34]" office:value-type="float" office:value="1400">
            <text:p>1400</text:p>
          </table:table-cell>
          <table:table-cell/>
          <table:table-cell table:formula="oooc:=[.G33]" office:value-type="float" office:value="40">
            <text:p>4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1">
            <text:p>1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5262244.22237992">
            <text:p>5262244.22</text:p>
          </table:table-cell>
          <table:table-cell table:formula="oooc:=[.X28]/[.L34]" office:value-type="float" office:value="4.10471256885738">
            <text:p>4.1</text:p>
          </table:table-cell>
          <table:table-cell table:formula="oooc:=([.D34]/[.C34])/([.Q34]/[.P34])" office:value-type="float" office:value="0.985692455911809">
            <text:p>0.99</text:p>
          </table:table-cell>
          <table:table-cell/>
          <table:table-cell table:formula="oooc:=[.H34]^[$globals.$C$17]*[$globals.$C$23]/[.Q34]*[.J34]*[.V34]" office:value-type="float" office:value="24546911.8245127">
            <text:p>24546911.82</text:p>
          </table:table-cell>
          <table:table-cell table:formula="oooc:=[.R34]/[.G34]" office:value-type="float" office:value="13.94580078125">
            <text:p>13.95</text:p>
          </table:table-cell>
          <table:table-cell table:formula="oooc:=[.H34]/[.I34]" office:value-type="float" office:value="557.83203125">
            <text:p>557.83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75">
            <text:p>75</text:p>
          </table:table-cell>
          <table:table-cell table:formula="oooc:=[.H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557.83203125">
            <text:p>557.83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46000000">
            <text:p>46,000,000</text:p>
          </table:table-cell>
          <table:table-cell table:formula="oooc:=CEILING(([.Q37]-[.T37]/2);[.T37])" office:value-type="float" office:value="7.4">
            <text:p>7.4</text:p>
          </table:table-cell>
          <table:table-cell table:formula="oooc:=[.D37]*[$globals.$C$25]/[.J37]" office:value-type="float" office:value="740">
            <text:p>740</text:p>
          </table:table-cell>
          <table:table-cell/>
          <table:table-cell table:formula="oooc:=[.G36]" office:value-type="float" office:value="75">
            <text:p>75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1">
            <text:p>1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8417854.7783297">
            <text:p>18417854.78</text:p>
          </table:table-cell>
          <table:table-cell table:formula="oooc:=[.X36]/[.L37]" office:value-type="float" office:value="35.1832505902061">
            <text:p>35.18</text:p>
          </table:table-cell>
          <table:table-cell table:formula="oooc:=([.D37]/[.C37])/([.Q37]/[.P37])" office:value-type="float" office:value="0.99547380816501">
            <text:p>1</text:p>
          </table:table-cell>
          <table:table-cell/>
          <table:table-cell table:formula="oooc:=[.H37]^[$globals.$C$17]*[$globals.$C$23]/[.Q37]*[.J37]*[.V37]" office:value-type="float" office:value="46025459.6709614">
            <text:p>46025459.67</text:p>
          </table:table-cell>
          <table:table-cell table:formula="oooc:=[.R37]/[.G37]" office:value-type="float" office:value="7.43776041666667">
            <text:p>7.44</text:p>
          </table:table-cell>
          <table:table-cell table:formula="oooc:=[.H37]/[.I37]" office:value-type="float" office:value="557.83203125">
            <text:p>557.83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71000000">
            <text:p>71,000,000</text:p>
          </table:table-cell>
          <table:table-cell table:formula="oooc:=CEILING(([.Q38]-[.T38]/2);[.T38])" office:value-type="float" office:value="9.4">
            <text:p>9.4</text:p>
          </table:table-cell>
          <table:table-cell table:formula="oooc:=[.D38]*[$globals.$C$25]/[.J38]" office:value-type="float" office:value="940">
            <text:p>940</text:p>
          </table:table-cell>
          <table:table-cell/>
          <table:table-cell table:formula="oooc:=[.G37]" office:value-type="float" office:value="75">
            <text:p>75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1">
            <text:p>1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28486289.7791085">
            <text:p>28486289.78</text:p>
          </table:table-cell>
          <table:table-cell table:formula="oooc:=[.X36]/[.L38]" office:value-type="float" office:value="22.7477851634871">
            <text:p>22.75</text:p>
          </table:table-cell>
          <table:table-cell table:formula="oooc:=([.D38]/[.C38])/([.Q38]/[.P38])" office:value-type="float" office:value="1.00102661844899">
            <text:p>1</text:p>
          </table:table-cell>
          <table:table-cell/>
          <table:table-cell table:formula="oooc:=[.H38]^[$globals.$C$17]*[$globals.$C$23]/[.Q38]*[.J38]*[.V38]" office:value-type="float" office:value="71186063.587943">
            <text:p>71186063.59</text:p>
          </table:table-cell>
          <table:table-cell table:formula="oooc:=[.R38]/[.G38]" office:value-type="float" office:value="9.41496819075682">
            <text:p>9.41</text:p>
          </table:table-cell>
          <table:table-cell table:formula="oooc:=[.H38]/[.I38]" office:value-type="float" office:value="706.122614306761">
            <text:p>706.12</text:p>
          </table:table-cell>
          <table:table-cell table:formula="oooc:=MAX(10^(FLOOR(LOG([.P38];10);1)-1);5)" office:value-type="float" office:value="1000000">
            <text:p>1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10000000">
            <text:p>110,000,000</text:p>
          </table:table-cell>
          <table:table-cell table:formula="oooc:=CEILING(([.Q39]-[.T39]/2);[.T39])" office:value-type="float" office:value="12">
            <text:p>12</text:p>
          </table:table-cell>
          <table:table-cell table:formula="oooc:=[.D39]*[$globals.$C$25]/[.J39]" office:value-type="float" office:value="1200">
            <text:p>1200</text:p>
          </table:table-cell>
          <table:table-cell/>
          <table:table-cell table:formula="oooc:=[.G38]" office:value-type="float" office:value="75">
            <text:p>75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1">
            <text:p>1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44058806.8016536">
            <text:p>44058806.8</text:p>
          </table:table-cell>
          <table:table-cell table:formula="oooc:=[.X36]/[.L39]" office:value-type="float" office:value="14.7076157308845">
            <text:p>14.71</text:p>
          </table:table-cell>
          <table:table-cell table:formula="oooc:=([.D39]/[.C39])/([.Q39]/[.P39])" office:value-type="float" office:value="1.00782436457638">
            <text:p>1.01</text:p>
          </table:table-cell>
          <table:table-cell/>
          <table:table-cell table:formula="oooc:=[.H39]^[$globals.$C$17]*[$globals.$C$23]/[.Q39]*[.J39]*[.V39]" office:value-type="float" office:value="110101141.528497">
            <text:p>110101141.53</text:p>
          </table:table-cell>
          <table:table-cell table:formula="oooc:=[.R39]/[.G39]" office:value-type="float" office:value="11.9177845301837">
            <text:p>11.92</text:p>
          </table:table-cell>
          <table:table-cell table:formula="oooc:=[.H39]/[.I39]" office:value-type="float" office:value="893.833839763777">
            <text:p>893.8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1">
            <text:p>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170000000">
            <text:p>170,000,000</text:p>
          </table:table-cell>
          <table:table-cell table:formula="oooc:=CEILING(([.Q40]-[.T40]/2);[.T40])" office:value-type="float" office:value="15">
            <text:p>15</text:p>
          </table:table-cell>
          <table:table-cell table:formula="oooc:=[.D40]*[$globals.$C$25]/[.J40]" office:value-type="float" office:value="1500">
            <text:p>1500</text:p>
          </table:table-cell>
          <table:table-cell/>
          <table:table-cell table:formula="oooc:=[.G39]" office:value-type="float" office:value="75">
            <text:p>75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1">
            <text:p>1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68144306.3255319">
            <text:p>68144306.33</text:p>
          </table:table-cell>
          <table:table-cell table:formula="oooc:=[.X36]/[.L40]" office:value-type="float" office:value="9.50923173103328">
            <text:p>9.51</text:p>
          </table:table-cell>
          <table:table-cell table:formula="oooc:=([.D40]/[.C40])/([.Q40]/[.P40])" office:value-type="float" office:value="0.995998768753192">
            <text:p>1</text:p>
          </table:table-cell>
          <table:table-cell/>
          <table:table-cell table:formula="oooc:=[.H40]^[$globals.$C$17]*[$globals.$C$23]/[.Q40]*[.J40]*[.V40]" office:value-type="float" office:value="170289811.725611">
            <text:p>170289811.73</text:p>
          </table:table-cell>
          <table:table-cell table:formula="oooc:=[.R40]/[.G40]" office:value-type="float" office:value="15.0859339330884">
            <text:p>15.09</text:p>
          </table:table-cell>
          <table:table-cell table:formula="oooc:=[.H40]/[.I40]" office:value-type="float" office:value="1131.44504498163">
            <text:p>1131.45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1">
            <text:p>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260000000">
            <text:p>260,000,000</text:p>
          </table:table-cell>
          <table:table-cell table:formula="oooc:=CEILING(([.Q41]-[.T41]/2);[.T41])" office:value-type="float" office:value="19">
            <text:p>19</text:p>
          </table:table-cell>
          <table:table-cell table:formula="oooc:=[.D41]*[$globals.$C$25]/[.J41]" office:value-type="float" office:value="1900">
            <text:p>1900</text:p>
          </table:table-cell>
          <table:table-cell/>
          <table:table-cell table:formula="oooc:=[.G40]" office:value-type="float" office:value="75">
            <text:p>75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105396555.687333">
            <text:p>105396555.69</text:p>
          </table:table-cell>
          <table:table-cell table:formula="oooc:=[.X36]/[.L41]" office:value-type="float" office:value="6.14820850429251">
            <text:p>6.15</text:p>
          </table:table-cell>
          <table:table-cell table:formula="oooc:=([.D41]/[.C41])/([.Q41]/[.P41])" office:value-type="float" office:value="1.00789870737762">
            <text:p>1.01</text:p>
          </table:table-cell>
          <table:table-cell/>
          <table:table-cell table:formula="oooc:=[.H41]^[$globals.$C$17]*[$globals.$C$23]/[.Q41]*[.J41]*[.V41]" office:value-type="float" office:value="263381646.865472">
            <text:p>263381646.87</text:p>
          </table:table-cell>
          <table:table-cell table:formula="oooc:=[.R41]/[.G41]" office:value-type="float" office:value="19.0962843855006">
            <text:p>19.1</text:p>
          </table:table-cell>
          <table:table-cell table:formula="oooc:=[.H41]/[.I41]" office:value-type="float" office:value="1432.22132891254">
            <text:p>1432.2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410000000">
            <text:p>410,000,000</text:p>
          </table:table-cell>
          <table:table-cell table:formula="oooc:=CEILING(([.Q42]-[.T42]/2);[.T42])" office:value-type="float" office:value="24">
            <text:p>24</text:p>
          </table:table-cell>
          <table:table-cell table:formula="oooc:=[.D42]*[$globals.$C$25]/[.J42]" office:value-type="float" office:value="2400">
            <text:p>2400</text:p>
          </table:table-cell>
          <table:table-cell/>
          <table:table-cell table:formula="oooc:=[.G41]" office:value-type="float" office:value="75">
            <text:p>75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63013383.652143">
            <text:p>163013383.65</text:p>
          </table:table-cell>
          <table:table-cell table:formula="oooc:=[.X36]/[.L42]" office:value-type="float" office:value="3.9751337312449">
            <text:p>3.98</text:p>
          </table:table-cell>
          <table:table-cell table:formula="oooc:=([.D42]/[.C42])/([.Q42]/[.P42])" office:value-type="float" office:value="0.986470702651117">
            <text:p>0.99</text:p>
          </table:table-cell>
          <table:table-cell/>
          <table:table-cell table:formula="oooc:=[.H42]^[$globals.$C$17]*[$globals.$C$23]/[.Q42]*[.J42]*[.V42]" office:value-type="float" office:value="407363724.245255">
            <text:p>407363724.25</text:p>
          </table:table-cell>
          <table:table-cell table:formula="oooc:=[.R42]/[.G42]" office:value-type="float" office:value="24.1727213541667">
            <text:p>24.17</text:p>
          </table:table-cell>
          <table:table-cell table:formula="oooc:=[.H42]/[.I42]" office:value-type="float" office:value="1812.9541015625">
            <text:p>1812.95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1812.9541015625">
            <text:p>1812.95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900000000">
            <text:p>1,900,000,000</text:p>
          </table:table-cell>
          <table:table-cell table:formula="oooc:=CEILING(([.Q45]-[.T45]/2);[.T45])" office:value-type="float" office:value="5.2">
            <text:p>5.2</text:p>
          </table:table-cell>
          <table:table-cell table:formula="oooc:=[.D45]*[$globals.$C$25]/[.J45]" office:value-type="float" office:value="520">
            <text:p>520</text:p>
          </table:table-cell>
          <table:table-cell/>
          <table:table-cell table:formula="oooc:=[.G44]" office:value-type="float" office:value="350">
            <text:p>3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570546842.7825">
            <text:p>570546842.78</text:p>
          </table:table-cell>
          <table:table-cell table:formula="oooc:=[.X44]/[.L45]" office:value-type="float" office:value="34.072574839242">
            <text:p>34.07</text:p>
          </table:table-cell>
          <table:table-cell table:formula="oooc:=([.D45]/[.C45])/([.Q45]/[.P45])" office:value-type="float" office:value="1.00443100745182">
            <text:p>1</text:p>
          </table:table-cell>
          <table:table-cell/>
          <table:table-cell table:formula="oooc:=[.H45]^[$globals.$C$17]*[$globals.$C$23]/[.Q45]*[.J45]*[.V45]" office:value-type="float" office:value="1901030713.14452">
            <text:p>1901030713.14</text:p>
          </table:table-cell>
          <table:table-cell table:formula="oooc:=[.R45]/[.G45]" office:value-type="float" office:value="5.17986886160714">
            <text:p>5.18</text:p>
          </table:table-cell>
          <table:table-cell table:formula="oooc:=[.H45]/[.I45]" office:value-type="float" office:value="1812.9541015625">
            <text:p>1812.95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6">
            <text:p>6.6</text:p>
          </table:table-cell>
          <table:table-cell table:formula="oooc:=[.D46]*[$globals.$C$25]/[.J46]" office:value-type="float" office:value="660">
            <text:p>660</text:p>
          </table:table-cell>
          <table:table-cell/>
          <table:table-cell table:formula="oooc:=[.G45]" office:value-type="float" office:value="350">
            <text:p>3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882446022.713819">
            <text:p>882446022.71</text:p>
          </table:table-cell>
          <table:table-cell table:formula="oooc:=[.X44]/[.L46]" office:value-type="float" office:value="22.0296760364055">
            <text:p>22.03</text:p>
          </table:table-cell>
          <table:table-cell table:formula="oooc:=([.D46]/[.C46])/([.Q46]/[.P46])" office:value-type="float" office:value="1.02055514744941">
            <text:p>1.02</text:p>
          </table:table-cell>
          <table:table-cell/>
          <table:table-cell table:formula="oooc:=[.H46]^[$globals.$C$17]*[$globals.$C$23]/[.Q46]*[.J46]*[.V46]" office:value-type="float" office:value="2940261633.3655">
            <text:p>2940261633.37</text:p>
          </table:table-cell>
          <table:table-cell table:formula="oooc:=[.R46]/[.G46]" office:value-type="float" office:value="6.55685284713421">
            <text:p>6.56</text:p>
          </table:table-cell>
          <table:table-cell table:formula="oooc:=[.H46]/[.I46]" office:value-type="float" office:value="2294.89849649697">
            <text:p>2294.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500000000">
            <text:p>4,500,000,000</text:p>
          </table:table-cell>
          <table:table-cell table:formula="oooc:=CEILING(([.Q47]-[.T47]/2);[.T47])" office:value-type="float" office:value="8.3">
            <text:p>8.3</text:p>
          </table:table-cell>
          <table:table-cell table:formula="oooc:=[.D47]*[$globals.$C$25]/[.J47]" office:value-type="float" office:value="830">
            <text:p>830</text:p>
          </table:table-cell>
          <table:table-cell/>
          <table:table-cell table:formula="oooc:=[.G46]" office:value-type="float" office:value="350">
            <text:p>3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1">
            <text:p>1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1364850218.44261">
            <text:p>1364850218.44</text:p>
          </table:table-cell>
          <table:table-cell table:formula="oooc:=[.X44]/[.L47]" office:value-type="float" office:value="14.24332116251">
            <text:p>14.24</text:p>
          </table:table-cell>
          <table:table-cell table:formula="oooc:=([.D47]/[.C47])/([.Q47]/[.P47])" office:value-type="float" office:value="1.01059300963653">
            <text:p>1.01</text:p>
          </table:table-cell>
          <table:table-cell/>
          <table:table-cell table:formula="oooc:=[.H47]^[$globals.$C$17]*[$globals.$C$23]/[.Q47]*[.J47]*[.V47]" office:value-type="float" office:value="4547605892.35356">
            <text:p>4547605892.35</text:p>
          </table:table-cell>
          <table:table-cell table:formula="oooc:=[.R47]/[.G47]" office:value-type="float" office:value="8.29988565494936">
            <text:p>8.3</text:p>
          </table:table-cell>
          <table:table-cell table:formula="oooc:=[.H47]/[.I47]" office:value-type="float" office:value="2904.95997923228">
            <text:p>2904.96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7000000000">
            <text:p>7,0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350">
            <text:p>3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1">
            <text:p>1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2110968910.09159">
            <text:p>2110968910.09</text:p>
          </table:table-cell>
          <table:table-cell table:formula="oooc:=[.X44]/[.L48]" office:value-type="float" office:value="9.20904135871739">
            <text:p>9.21</text:p>
          </table:table-cell>
          <table:table-cell table:formula="oooc:=([.D48]/[.C48])/([.Q48]/[.P48])" office:value-type="float" office:value="1.05202370981004">
            <text:p>1.05</text:p>
          </table:table-cell>
          <table:table-cell/>
          <table:table-cell table:formula="oooc:=[.H48]^[$globals.$C$17]*[$globals.$C$23]/[.Q48]*[.J48]*[.V48]" office:value-type="float" office:value="7033632353.49134">
            <text:p>7033632353.49</text:p>
          </table:table-cell>
          <table:table-cell table:formula="oooc:=[.R48]/[.G48]" office:value-type="float" office:value="10.5062754176865">
            <text:p>10.51</text:p>
          </table:table-cell>
          <table:table-cell table:formula="oooc:=[.H48]/[.I48]" office:value-type="float" office:value="3677.19639619029">
            <text:p>3677.2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3">
            <text:p>13</text:p>
          </table:table-cell>
          <table:table-cell table:formula="oooc:=[.D49]*[$globals.$C$25]/[.J49]" office:value-type="float" office:value="1300">
            <text:p>1300</text:p>
          </table:table-cell>
          <table:table-cell/>
          <table:table-cell table:formula="oooc:=[.G48]" office:value-type="float" office:value="350">
            <text:p>3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1">
            <text:p>1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3264966132.66332">
            <text:p>3264966132.66</text:p>
          </table:table-cell>
          <table:table-cell table:formula="oooc:=[.X44]/[.L49]" office:value-type="float" office:value="5.95411995411489">
            <text:p>5.95</text:p>
          </table:table-cell>
          <table:table-cell table:formula="oooc:=([.D49]/[.C49])/([.Q49]/[.P49])" office:value-type="float" office:value="0.966722265013896">
            <text:p>0.97</text:p>
          </table:table-cell>
          <table:table-cell/>
          <table:table-cell table:formula="oooc:=[.H49]^[$globals.$C$17]*[$globals.$C$23]/[.Q49]*[.J49]*[.V49]" office:value-type="float" office:value="10878687655.6879">
            <text:p>10878687655.69</text:p>
          </table:table-cell>
          <table:table-cell table:formula="oooc:=[.R49]/[.G49]" office:value-type="float" office:value="13.2991980541879">
            <text:p>13.3</text:p>
          </table:table-cell>
          <table:table-cell table:formula="oooc:=[.H49]/[.I49]" office:value-type="float" office:value="4654.71931896576">
            <text:p>4654.72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7000000000">
            <text:p>17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350">
            <text:p>3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5049815654.07137">
            <text:p>5049815654.07</text:p>
          </table:table-cell>
          <table:table-cell table:formula="oooc:=[.X44]/[.L50]" office:value-type="float" office:value="3.84964547850904">
            <text:p>3.85</text:p>
          </table:table-cell>
          <table:table-cell table:formula="oooc:=([.D50]/[.C50])/([.Q50]/[.P50])" office:value-type="float" office:value="0.999473365637476">
            <text:p>1</text:p>
          </table:table-cell>
          <table:table-cell/>
          <table:table-cell table:formula="oooc:=[.H50]^[$globals.$C$17]*[$globals.$C$23]/[.Q50]*[.J50]*[.V50]" office:value-type="float" office:value="16825708135.1816">
            <text:p>16825708135.18</text:p>
          </table:table-cell>
          <table:table-cell table:formula="oooc:=[.R50]/[.G50]" office:value-type="float" office:value="16.8345738002232">
            <text:p>16.83</text:p>
          </table:table-cell>
          <table:table-cell table:formula="oooc:=[.H50]/[.I50]" office:value-type="float" office:value="5892.10083007812">
            <text:p>5892.1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1200">
            <text:p>1200</text:p>
          </table:table-cell>
          <table:table-cell table:formula="oooc:=[.H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5892.10083007812">
            <text:p>5892.1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58000000000">
            <text:p>58,000,000,000</text:p>
          </table:table-cell>
          <table:table-cell table:formula="oooc:=CEILING(([.Q53]-[.T53]/2);[.T53])" office:value-type="float" office:value="4.9">
            <text:p>4.9</text:p>
          </table:table-cell>
          <table:table-cell table:formula="oooc:=[.D53]*[$globals.$C$25]/[.J53]" office:value-type="float" office:value="490">
            <text:p>490</text:p>
          </table:table-cell>
          <table:table-cell/>
          <table:table-cell table:formula="oooc:=[.G52]" office:value-type="float" office:value="1200">
            <text:p>12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7674354789.2498">
            <text:p>17674354789.25</text:p>
          </table:table-cell>
          <table:table-cell table:formula="oooc:=[.X52]/[.L53]" office:value-type="float" office:value="32.9969612443632">
            <text:p>33</text:p>
          </table:table-cell>
          <table:table-cell table:formula="oooc:=([.D53]/[.C53])/([.Q53]/[.P53])" office:value-type="float" office:value="0.992580445874459">
            <text:p>0.99</text:p>
          </table:table-cell>
          <table:table-cell/>
          <table:table-cell table:formula="oooc:=[.H53]^[$globals.$C$17]*[$globals.$C$23]/[.Q53]*[.J53]*[.V53]" office:value-type="float" office:value="57688142177.7654">
            <text:p>57688142177.77</text:p>
          </table:table-cell>
          <table:table-cell table:formula="oooc:=[.R53]/[.G53]" office:value-type="float" office:value="4.9100840250651">
            <text:p>4.91</text:p>
          </table:table-cell>
          <table:table-cell table:formula="oooc:=[.H53]/[.I53]" office:value-type="float" office:value="5892.10083007812">
            <text:p>5892.1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89000000000">
            <text:p>89,000,000,000</text:p>
          </table:table-cell>
          <table:table-cell table:formula="oooc:=CEILING(([.Q54]-[.T54]/2);[.T54])" office:value-type="float" office:value="6.2">
            <text:p>6.2</text:p>
          </table:table-cell>
          <table:table-cell table:formula="oooc:=[.D54]*[$globals.$C$25]/[.J54]" office:value-type="float" office:value="620">
            <text:p>620</text:p>
          </table:table-cell>
          <table:table-cell/>
          <table:table-cell table:formula="oooc:=[.G53]" office:value-type="float" office:value="1200">
            <text:p>12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27336342817.6082">
            <text:p>27336342817.61</text:p>
          </table:table-cell>
          <table:table-cell table:formula="oooc:=[.X52]/[.L54]" office:value-type="float" office:value="21.3342364006477">
            <text:p>21.33</text:p>
          </table:table-cell>
          <table:table-cell table:formula="oooc:=([.D54]/[.C54])/([.Q54]/[.P54])" office:value-type="float" office:value="1.00004486220542">
            <text:p>1</text:p>
          </table:table-cell>
          <table:table-cell/>
          <table:table-cell table:formula="oooc:=[.H54]^[$globals.$C$17]*[$globals.$C$23]/[.Q54]*[.J54]*[.V54]" office:value-type="float" office:value="89224350754.8856">
            <text:p>89224350754.89</text:p>
          </table:table-cell>
          <table:table-cell table:formula="oooc:=[.R54]/[.G54]" office:value-type="float" office:value="6.2153500946793">
            <text:p>6.22</text:p>
          </table:table-cell>
          <table:table-cell table:formula="oooc:=[.H54]/[.I54]" office:value-type="float" office:value="7458.42011361516">
            <text:p>7458.42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40000000000">
            <text:p>140,000,000,000</text:p>
          </table:table-cell>
          <table:table-cell table:formula="oooc:=CEILING(([.Q55]-[.T55]/2);[.T55])" office:value-type="float" office:value="7.9">
            <text:p>7.9</text:p>
          </table:table-cell>
          <table:table-cell table:formula="oooc:=[.D55]*[$globals.$C$25]/[.J55]" office:value-type="float" office:value="790">
            <text:p>790</text:p>
          </table:table-cell>
          <table:table-cell/>
          <table:table-cell table:formula="oooc:=[.G54]" office:value-type="float" office:value="1200">
            <text:p>12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42280221685.7341">
            <text:p>42280221685.73</text:p>
          </table:table-cell>
          <table:table-cell table:formula="oooc:=[.X52]/[.L55]" office:value-type="float" office:value="13.793683588863">
            <text:p>13.79</text:p>
          </table:table-cell>
          <table:table-cell table:formula="oooc:=([.D55]/[.C55])/([.Q55]/[.P55])" office:value-type="float" office:value="0.989776246655184">
            <text:p>0.99</text:p>
          </table:table-cell>
          <table:table-cell/>
          <table:table-cell table:formula="oooc:=[.H55]^[$globals.$C$17]*[$globals.$C$23]/[.Q55]*[.J55]*[.V55]" office:value-type="float" office:value="138000366576.188">
            <text:p>138000366576.19</text:p>
          </table:table-cell>
          <table:table-cell table:formula="oooc:=[.R55]/[.G55]" office:value-type="float" office:value="7.86759994375408">
            <text:p>7.87</text:p>
          </table:table-cell>
          <table:table-cell table:formula="oooc:=[.H55]/[.I55]" office:value-type="float" office:value="9441.1199325049">
            <text:p>9441.12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10000000000">
            <text:p>210,000,000,000</text:p>
          </table:table-cell>
          <table:table-cell table:formula="oooc:=CEILING(([.Q56]-[.T56]/2);[.T56])" office:value-type="float" office:value="10">
            <text:p>10</text:p>
          </table:table-cell>
          <table:table-cell table:formula="oooc:=[.D56]*[$globals.$C$25]/[.J56]" office:value-type="float" office:value="1000">
            <text:p>1000</text:p>
          </table:table-cell>
          <table:table-cell/>
          <table:table-cell table:formula="oooc:=[.G55]" office:value-type="float" office:value="1200">
            <text:p>12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1">
            <text:p>1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65393427267.2116">
            <text:p>65393427267.21</text:p>
          </table:table-cell>
          <table:table-cell table:formula="oooc:=[.X52]/[.L56]" office:value-type="float" office:value="8.91832748904442">
            <text:p>8.92</text:p>
          </table:table-cell>
          <table:table-cell table:formula="oooc:=([.D56]/[.C56])/([.Q56]/[.P56])" office:value-type="float" office:value="1.02056071813268">
            <text:p>1.02</text:p>
          </table:table-cell>
          <table:table-cell/>
          <table:table-cell table:formula="oooc:=[.H56]^[$globals.$C$17]*[$globals.$C$23]/[.Q56]*[.J56]*[.V56]" office:value-type="float" office:value="213440624829.869">
            <text:p>213440624829.87</text:p>
          </table:table-cell>
          <table:table-cell table:formula="oooc:=[.R56]/[.G56]" office:value-type="float" office:value="9.95907357301537">
            <text:p>9.96</text:p>
          </table:table-cell>
          <table:table-cell table:formula="oooc:=[.H56]/[.I56]" office:value-type="float" office:value="11950.8882876184">
            <text:p>11950.89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330000000000">
            <text:p>330,000,000,000</text:p>
          </table:table-cell>
          <table:table-cell table:formula="oooc:=CEILING(([.Q57]-[.T57]/2);[.T57])" office:value-type="float" office:value="13">
            <text:p>13</text:p>
          </table:table-cell>
          <table:table-cell table:formula="oooc:=[.D57]*[$globals.$C$25]/[.J57]" office:value-type="float" office:value="1300">
            <text:p>1300</text:p>
          </table:table-cell>
          <table:table-cell/>
          <table:table-cell table:formula="oooc:=[.G56]" office:value-type="float" office:value="1200">
            <text:p>12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1">
            <text:p>1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101141861590.451">
            <text:p>101141861590.45</text:p>
          </table:table-cell>
          <table:table-cell table:formula="oooc:=[.X52]/[.L57]" office:value-type="float" office:value="5.76615845139895">
            <text:p>5.77</text:p>
          </table:table-cell>
          <table:table-cell table:formula="oooc:=([.D57]/[.C57])/([.Q57]/[.P57])" office:value-type="float" office:value="1.03159143258771">
            <text:p>1.03</text:p>
          </table:table-cell>
          <table:table-cell/>
          <table:table-cell table:formula="oooc:=[.H57]^[$globals.$C$17]*[$globals.$C$23]/[.Q57]*[.J57]*[.V57]" office:value-type="float" office:value="330121589225.009">
            <text:p>330121589225.01</text:p>
          </table:table-cell>
          <table:table-cell table:formula="oooc:=[.R57]/[.G57]" office:value-type="float" office:value="12.6065314888656">
            <text:p>12.61</text:p>
          </table:table-cell>
          <table:table-cell table:formula="oooc:=[.H57]/[.I57]" office:value-type="float" office:value="15127.8377866387">
            <text:p>15127.84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510000000000">
            <text:p>510,000,000,000</text:p>
          </table:table-cell>
          <table:table-cell table:formula="oooc:=CEILING(([.Q58]-[.T58]/2);[.T58])" office:value-type="float" office:value="16">
            <text:p>16</text:p>
          </table:table-cell>
          <table:table-cell table:formula="oooc:=[.D58]*[$globals.$C$25]/[.J58]" office:value-type="float" office:value="1600">
            <text:p>1600</text:p>
          </table:table-cell>
          <table:table-cell/>
          <table:table-cell table:formula="oooc:=[.G57]" office:value-type="float" office:value="1200">
            <text:p>12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1">
            <text:p>1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56432788331.788">
            <text:p>156432788331.79</text:p>
          </table:table-cell>
          <table:table-cell table:formula="oooc:=[.X52]/[.L58]" office:value-type="float" office:value="3.72811867779953">
            <text:p>3.73</text:p>
          </table:table-cell>
          <table:table-cell table:formula="oooc:=([.D58]/[.C58])/([.Q58]/[.P58])" office:value-type="float" office:value="1.00380254431026">
            <text:p>1</text:p>
          </table:table-cell>
          <table:table-cell/>
          <table:table-cell table:formula="oooc:=[.H58]^[$globals.$C$17]*[$globals.$C$23]/[.Q58]*[.J58]*[.V58]" office:value-type="float" office:value="510588196409.716">
            <text:p>510588196409.72</text:p>
          </table:table-cell>
          <table:table-cell table:formula="oooc:=[.R58]/[.G58]" office:value-type="float" office:value="15.9577730814616">
            <text:p>15.96</text:p>
          </table:table-cell>
          <table:table-cell table:formula="oooc:=[.H58]/[.I58]" office:value-type="float" office:value="19149.3276977539">
            <text:p>19149.33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80">
            <text:p>80</text:p>
          </table:table-cell>
          <table:table-cell table:formula="oooc:=CEILING(([.Q5]-[.T5]/2);[.T5])" office:value-type="float" office:value="6.2">
            <text:p>6.2</text:p>
          </table:table-cell>
          <table:table-cell table:formula="oooc:=[.D5]*[$globals.$C$25]/[.J5]" office:value-type="float" office:value="620">
            <text:p>620</text:p>
          </table:table-cell>
          <table:table-cell/>
          <table:table-cell table:formula="oooc:=[.G4]" office:value-type="float" office:value="0.4">
            <text:p>0.4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2">
            <text:p>2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40">
            <text:p>40</text:p>
          </table:table-cell>
          <table:table-cell table:formula="oooc:=[.X4]/[.L5]" office:value-type="float" office:value="20">
            <text:p>20</text:p>
          </table:table-cell>
          <table:table-cell table:formula="oooc:=([.D5]/[.C5])/([.Q5]/[.P5])" office:value-type="float" office:value="0.992">
            <text:p>0.99</text:p>
          </table:table-cell>
          <table:table-cell/>
          <table:table-cell table:formula="oooc:=[.H5]^[$globals.$C$17]*[$globals.$C$23]/[.Q5]*[.J5]*[.V5]" office:value-type="float" office:value="80">
            <text:p>80</text:p>
          </table:table-cell>
          <table:table-cell table:formula="oooc:=[.R5]/[.G5]" office:value-type="float" office:value="6.25">
            <text:p>6.25</text:p>
          </table:table-cell>
          <table:table-cell table:formula="oooc:=[.H5]/[.I5]" office:value-type="float" office:value="2.5">
            <text:p>2.5</text:p>
          </table:table-cell>
          <table:table-cell table:formula="oooc:=MAX(10^(FLOOR(LOG([.P5];10);1)-1);5)" office:value-type="float" office:value="5">
            <text:p>5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20">
            <text:p>120</text:p>
          </table:table-cell>
          <table:table-cell table:formula="oooc:=CEILING(([.Q6]-[.T6]/2);[.T6])" office:value-type="float" office:value="7.9">
            <text:p>7.9</text:p>
          </table:table-cell>
          <table:table-cell table:formula="oooc:=[.D6]*[$globals.$C$25]/[.J6]" office:value-type="float" office:value="790">
            <text:p>790</text:p>
          </table:table-cell>
          <table:table-cell/>
          <table:table-cell table:formula="oooc:=[.G5]" office:value-type="float" office:value="0.4">
            <text:p>0.4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2">
            <text:p>2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61.8666834372594">
            <text:p>61.87</text:p>
          </table:table-cell>
          <table:table-cell table:formula="oooc:=[.X4]/[.L6]" office:value-type="float" office:value="12.9310309774614">
            <text:p>12.93</text:p>
          </table:table-cell>
          <table:table-cell table:formula="oooc:=([.D6]/[.C6])/([.Q6]/[.P6])" office:value-type="float" office:value="1.02961766777335">
            <text:p>1.03</text:p>
          </table:table-cell>
          <table:table-cell/>
          <table:table-cell table:formula="oooc:=[.H6]^[$globals.$C$17]*[$globals.$C$23]/[.Q6]*[.J6]*[.V6]" office:value-type="float" office:value="123.733366874519">
            <text:p>123.73</text:p>
          </table:table-cell>
          <table:table-cell table:formula="oooc:=[.R6]/[.G6]" office:value-type="float" office:value="7.9114609634874">
            <text:p>7.91</text:p>
          </table:table-cell>
          <table:table-cell table:formula="oooc:=[.H6]/[.I6]" office:value-type="float" office:value="3.16458438539496">
            <text:p>3.16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90">
            <text:p>190</text:p>
          </table:table-cell>
          <table:table-cell table:formula="oooc:=CEILING(([.Q7]-[.T7]/2);[.T7])" office:value-type="float" office:value="10">
            <text:p>10</text:p>
          </table:table-cell>
          <table:table-cell table:formula="oooc:=[.D7]*[$globals.$C$25]/[.J7]" office:value-type="float" office:value="1000">
            <text:p>1000</text:p>
          </table:table-cell>
          <table:table-cell/>
          <table:table-cell table:formula="oooc:=[.G6]" office:value-type="float" office:value="0.4">
            <text:p>0.4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2">
            <text:p>2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95.6871629881518">
            <text:p>95.69</text:p>
          </table:table-cell>
          <table:table-cell table:formula="oooc:=[.X4]/[.L7]" office:value-type="float" office:value="8.36057810700332">
            <text:p>8.36</text:p>
          </table:table-cell>
          <table:table-cell table:formula="oooc:=([.D7]/[.C7])/([.Q7]/[.P7])" office:value-type="float" office:value="1.00576544709849">
            <text:p>1.01</text:p>
          </table:table-cell>
          <table:table-cell/>
          <table:table-cell table:formula="oooc:=[.H7]^[$globals.$C$17]*[$globals.$C$23]/[.Q7]*[.J7]*[.V7]" office:value-type="float" office:value="191.374325976304">
            <text:p>191.37</text:p>
          </table:table-cell>
          <table:table-cell table:formula="oooc:=[.R7]/[.G7]" office:value-type="float" office:value="10.0145943322856">
            <text:p>10.01</text:p>
          </table:table-cell>
          <table:table-cell table:formula="oooc:=[.H7]/[.I7]" office:value-type="float" office:value="4.00583773291424">
            <text:p>4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1">
            <text:p>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00">
            <text:p>300</text:p>
          </table:table-cell>
          <table:table-cell table:formula="oooc:=CEILING(([.Q8]-[.T8]/2);[.T8])" office:value-type="float" office:value="13">
            <text:p>13</text:p>
          </table:table-cell>
          <table:table-cell table:formula="oooc:=[.D8]*[$globals.$C$25]/[.J8]" office:value-type="float" office:value="1300">
            <text:p>1300</text:p>
          </table:table-cell>
          <table:table-cell/>
          <table:table-cell table:formula="oooc:=[.G7]" office:value-type="float" office:value="0.4">
            <text:p>0.4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2">
            <text:p>2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147.996185539936">
            <text:p>148</text:p>
          </table:table-cell>
          <table:table-cell table:formula="oooc:=[.X4]/[.L8]" office:value-type="float" office:value="5.40554472455728">
            <text:p>5.41</text:p>
          </table:table-cell>
          <table:table-cell table:formula="oooc:=([.D8]/[.C8])/([.Q8]/[.P8])" office:value-type="float" office:value="1.01179512211328">
            <text:p>1.01</text:p>
          </table:table-cell>
          <table:table-cell/>
          <table:table-cell table:formula="oooc:=[.H8]^[$globals.$C$17]*[$globals.$C$23]/[.Q8]*[.J8]*[.V8]" office:value-type="float" office:value="295.992371079872">
            <text:p>295.99</text:p>
          </table:table-cell>
          <table:table-cell table:formula="oooc:=[.R8]/[.G8]" office:value-type="float" office:value="12.6768115400063">
            <text:p>12.68</text:p>
          </table:table-cell>
          <table:table-cell table:formula="oooc:=[.H8]/[.I8]" office:value-type="float" office:value="5.07072461600253">
            <text:p>5.07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60">
            <text:p>460</text:p>
          </table:table-cell>
          <table:table-cell table:formula="oooc:=CEILING(([.Q9]-[.T9]/2);[.T9])" office:value-type="float" office:value="16">
            <text:p>16</text:p>
          </table:table-cell>
          <table:table-cell table:formula="oooc:=[.D9]*[$globals.$C$25]/[.J9]" office:value-type="float" office:value="1600">
            <text:p>1600</text:p>
          </table:table-cell>
          <table:table-cell/>
          <table:table-cell table:formula="oooc:=[.G8]" office:value-type="float" office:value="0.4">
            <text:p>0.4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2">
            <text:p>2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228.900829018028">
            <text:p>228.9</text:p>
          </table:table-cell>
          <table:table-cell table:formula="oooc:=[.X4]/[.L9]" office:value-type="float" office:value="3.49496331416516">
            <text:p>3.49</text:p>
          </table:table-cell>
          <table:table-cell table:formula="oooc:=([.D9]/[.C9])/([.Q9]/[.P9])" office:value-type="float" office:value="0.992322425495597">
            <text:p>0.99</text:p>
          </table:table-cell>
          <table:table-cell/>
          <table:table-cell table:formula="oooc:=[.H9]^[$globals.$C$17]*[$globals.$C$23]/[.Q9]*[.J9]*[.V9]" office:value-type="float" office:value="457.801658036056">
            <text:p>457.8</text:p>
          </table:table-cell>
          <table:table-cell table:formula="oooc:=[.R9]/[.G9]" office:value-type="float" office:value="16.0467359424395">
            <text:p>16.05</text:p>
          </table:table-cell>
          <table:table-cell table:formula="oooc:=[.H9]/[.I9]" office:value-type="float" office:value="6.41869437697579">
            <text:p>6.42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710">
            <text:p>710</text:p>
          </table:table-cell>
          <table:table-cell table:formula="oooc:=CEILING(([.Q10]-[.T10]/2);[.T10])" office:value-type="float" office:value="20">
            <text:p>20</text:p>
          </table:table-cell>
          <table:table-cell table:formula="oooc:=[.D10]*[$globals.$C$25]/[.J10]" office:value-type="float" office:value="2000">
            <text:p>2000</text:p>
          </table:table-cell>
          <table:table-cell/>
          <table:table-cell table:formula="oooc:=[.G9]" office:value-type="float" office:value="0.4">
            <text:p>0.4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2">
            <text:p>2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354.033378184615">
            <text:p>354.03</text:p>
          </table:table-cell>
          <table:table-cell table:formula="oooc:=[.X4]/[.L10]" office:value-type="float" office:value="2.25967394402804">
            <text:p>2.26</text:p>
          </table:table-cell>
          <table:table-cell table:formula="oooc:=([.D10]/[.C10])/([.Q10]/[.P10])" office:value-type="float" office:value="0.981934396698389">
            <text:p>0.98</text:p>
          </table:table-cell>
          <table:table-cell/>
          <table:table-cell table:formula="oooc:=[.H10]^[$globals.$C$17]*[$globals.$C$23]/[.Q10]*[.J10]*[.V10]" office:value-type="float" office:value="708.066756369229">
            <text:p>708.07</text:p>
          </table:table-cell>
          <table:table-cell table:formula="oooc:=[.R10]/[.G10]" office:value-type="float" office:value="20.3125">
            <text:p>20.31</text:p>
          </table:table-cell>
          <table:table-cell table:formula="oooc:=[.H10]/[.I10]" office:value-type="float" office:value="8.125">
            <text:p>8.13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1.5">
            <text:p>1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8.125">
            <text:p>8.13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2700">
            <text:p>2,700</text:p>
          </table:table-cell>
          <table:table-cell table:formula="oooc:=CEILING(([.Q13]-[.T13]/2);[.T13])" office:value-type="float" office:value="5.4">
            <text:p>5.4</text:p>
          </table:table-cell>
          <table:table-cell table:formula="oooc:=[.D13]*[$globals.$C$25]/[.J13]" office:value-type="float" office:value="540">
            <text:p>540</text:p>
          </table:table-cell>
          <table:table-cell/>
          <table:table-cell table:formula="oooc:=[.G12]" office:value-type="float" office:value="1.5">
            <text:p>1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2">
            <text:p>2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1239.11682364615">
            <text:p>1239.12</text:p>
          </table:table-cell>
          <table:table-cell table:formula="oooc:=[.X12]/[.L13]" office:value-type="float" office:value="19.3686338059547">
            <text:p>19.37</text:p>
          </table:table-cell>
          <table:table-cell table:formula="oooc:=([.D13]/[.C13])/([.Q13]/[.P13])" office:value-type="float" office:value="0.980400124203548">
            <text:p>0.98</text:p>
          </table:table-cell>
          <table:table-cell/>
          <table:table-cell table:formula="oooc:=[.H13]^[$globals.$C$17]*[$globals.$C$23]/[.Q13]*[.J13]*[.V13]" office:value-type="float" office:value="2655.25033638461">
            <text:p>2655.25</text:p>
          </table:table-cell>
          <table:table-cell table:formula="oooc:=[.R13]/[.G13]" office:value-type="float" office:value="5.41666666666667">
            <text:p>5.42</text:p>
          </table:table-cell>
          <table:table-cell table:formula="oooc:=[.H13]/[.I13]" office:value-type="float" office:value="8.125">
            <text:p>8.13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6.9">
            <text:p>6.9</text:p>
          </table:table-cell>
          <table:table-cell table:formula="oooc:=[.D14]*[$globals.$C$25]/[.J14]" office:value-type="float" office:value="690">
            <text:p>690</text:p>
          </table:table-cell>
          <table:table-cell/>
          <table:table-cell table:formula="oooc:=[.G13]" office:value-type="float" office:value="1.5">
            <text:p>1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2">
            <text:p>2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916.50120675747">
            <text:p>1916.5</text:p>
          </table:table-cell>
          <table:table-cell table:formula="oooc:=[.X12]/[.L14]" office:value-type="float" office:value="12.5228201867953">
            <text:p>12.52</text:p>
          </table:table-cell>
          <table:table-cell table:formula="oooc:=([.D14]/[.C14])/([.Q14]/[.P14])" office:value-type="float" office:value="1.00799590392001">
            <text:p>1.01</text:p>
          </table:table-cell>
          <table:table-cell/>
          <table:table-cell table:formula="oooc:=[.H14]^[$globals.$C$17]*[$globals.$C$23]/[.Q14]*[.J14]*[.V14]" office:value-type="float" office:value="4106.78830019458">
            <text:p>4106.79</text:p>
          </table:table-cell>
          <table:table-cell table:formula="oooc:=[.R14]/[.G14]" office:value-type="float" office:value="6.85659950168908">
            <text:p>6.86</text:p>
          </table:table-cell>
          <table:table-cell table:formula="oooc:=[.H14]/[.I14]" office:value-type="float" office:value="10.2848992525336">
            <text:p>10.28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6400">
            <text:p>6,400</text:p>
          </table:table-cell>
          <table:table-cell table:formula="oooc:=CEILING(([.Q15]-[.T15]/2);[.T15])" office:value-type="float" office:value="8.7">
            <text:p>8.7</text:p>
          </table:table-cell>
          <table:table-cell table:formula="oooc:=[.D15]*[$globals.$C$25]/[.J15]" office:value-type="float" office:value="870">
            <text:p>870</text:p>
          </table:table-cell>
          <table:table-cell/>
          <table:table-cell table:formula="oooc:=[.G14]" office:value-type="float" office:value="1.5">
            <text:p>1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2">
            <text:p>2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2964.18933663975">
            <text:p>2964.19</text:p>
          </table:table-cell>
          <table:table-cell table:formula="oooc:=[.X12]/[.L15]" office:value-type="float" office:value="8.09664878803145">
            <text:p>8.1</text:p>
          </table:table-cell>
          <table:table-cell table:formula="oooc:=([.D15]/[.C15])/([.Q15]/[.P15])" office:value-type="float" office:value="0.994839414659737">
            <text:p>0.99</text:p>
          </table:table-cell>
          <table:table-cell/>
          <table:table-cell table:formula="oooc:=[.H15]^[$globals.$C$17]*[$globals.$C$23]/[.Q15]*[.J15]*[.V15]" office:value-type="float" office:value="6351.83429279947">
            <text:p>6351.83</text:p>
          </table:table-cell>
          <table:table-cell table:formula="oooc:=[.R15]/[.G15]" office:value-type="float" office:value="8.67931508798085">
            <text:p>8.68</text:p>
          </table:table-cell>
          <table:table-cell table:formula="oooc:=[.H15]/[.I15]" office:value-type="float" office:value="13.0189726319713">
            <text:p>13.02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9800">
            <text:p>9,800</text:p>
          </table:table-cell>
          <table:table-cell table:formula="oooc:=CEILING(([.Q16]-[.T16]/2);[.T16])" office:value-type="float" office:value="11">
            <text:p>11</text:p>
          </table:table-cell>
          <table:table-cell table:formula="oooc:=[.D16]*[$globals.$C$25]/[.J16]" office:value-type="float" office:value="1100">
            <text:p>1100</text:p>
          </table:table-cell>
          <table:table-cell/>
          <table:table-cell table:formula="oooc:=[.G15]" office:value-type="float" office:value="1.5">
            <text:p>1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2">
            <text:p>2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4584.61408344979">
            <text:p>4584.61</text:p>
          </table:table-cell>
          <table:table-cell table:formula="oooc:=[.X12]/[.L16]" office:value-type="float" office:value="5.234900814583">
            <text:p>5.23</text:p>
          </table:table-cell>
          <table:table-cell table:formula="oooc:=([.D16]/[.C16])/([.Q16]/[.P16])" office:value-type="float" office:value="1.0036920529526">
            <text:p>1</text:p>
          </table:table-cell>
          <table:table-cell/>
          <table:table-cell table:formula="oooc:=[.H16]^[$globals.$C$17]*[$globals.$C$23]/[.Q16]*[.J16]*[.V16]" office:value-type="float" office:value="9824.17303596384">
            <text:p>9824.17</text:p>
          </table:table-cell>
          <table:table-cell table:formula="oooc:=[.R16]/[.G16]" office:value-type="float" office:value="10.9865700013388">
            <text:p>10.99</text:p>
          </table:table-cell>
          <table:table-cell table:formula="oooc:=[.H16]/[.I16]" office:value-type="float" office:value="16.4798550020082">
            <text:p>16.48</text:p>
          </table:table-cell>
          <table:table-cell table:formula="oooc:=MAX(10^(FLOOR(LOG([.P16];10);1)-1);5)" office:value-type="float" office:value="100">
            <text:p>100</text:p>
          </table:table-cell>
          <table:table-cell table:formula="oooc:=10^(FLOOR(LOG([.Q16];10);1)-1)" office:value-type="float" office:value="1">
            <text:p>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15000">
            <text:p>15,000</text:p>
          </table:table-cell>
          <table:table-cell table:formula="oooc:=CEILING(([.Q17]-[.T17]/2);[.T17])" office:value-type="float" office:value="14">
            <text:p>14</text:p>
          </table:table-cell>
          <table:table-cell table:formula="oooc:=[.D17]*[$globals.$C$25]/[.J17]" office:value-type="float" office:value="1400">
            <text:p>1400</text:p>
          </table:table-cell>
          <table:table-cell/>
          <table:table-cell table:formula="oooc:=[.G16]" office:value-type="float" office:value="1.5">
            <text:p>1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2">
            <text:p>2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7090.87170456974">
            <text:p>7090.87</text:p>
          </table:table-cell>
          <table:table-cell table:formula="oooc:=[.X12]/[.L17]" office:value-type="float" office:value="3.38463322986553">
            <text:p>3.38</text:p>
          </table:table-cell>
          <table:table-cell table:formula="oooc:=([.D17]/[.C17])/([.Q17]/[.P17])" office:value-type="float" office:value="1.01974321420665">
            <text:p>1.02</text:p>
          </table:table-cell>
          <table:table-cell/>
          <table:table-cell table:formula="oooc:=[.H17]^[$globals.$C$17]*[$globals.$C$23]/[.Q17]*[.J17]*[.V17]" office:value-type="float" office:value="15194.7250812209">
            <text:p>15194.73</text:p>
          </table:table-cell>
          <table:table-cell table:formula="oooc:=[.R17]/[.G17]" office:value-type="float" office:value="13.9071711501142">
            <text:p>13.91</text:p>
          </table:table-cell>
          <table:table-cell table:formula="oooc:=[.H17]/[.I17]" office:value-type="float" office:value="20.8607567251713">
            <text:p>20.86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1">
            <text:p>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24000">
            <text:p>24,000</text:p>
          </table:table-cell>
          <table:table-cell table:formula="oooc:=CEILING(([.Q18]-[.T18]/2);[.T18])" office:value-type="float" office:value="18">
            <text:p>18</text:p>
          </table:table-cell>
          <table:table-cell table:formula="oooc:=[.D18]*[$globals.$C$25]/[.J18]" office:value-type="float" office:value="1800">
            <text:p>1800</text:p>
          </table:table-cell>
          <table:table-cell/>
          <table:table-cell table:formula="oooc:=[.G17]" office:value-type="float" office:value="1.5">
            <text:p>1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2">
            <text:p>2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10967.2178760209">
            <text:p>10967.22</text:p>
          </table:table-cell>
          <table:table-cell table:formula="oooc:=[.X12]/[.L18]" office:value-type="float" office:value="2.18833985713682">
            <text:p>2.19</text:p>
          </table:table-cell>
          <table:table-cell table:formula="oooc:=([.D18]/[.C18])/([.Q18]/[.P18])" office:value-type="float" office:value="1.00123375368576">
            <text:p>1</text:p>
          </table:table-cell>
          <table:table-cell/>
          <table:table-cell table:formula="oooc:=[.H18]^[$globals.$C$17]*[$globals.$C$23]/[.Q18]*[.J18]*[.V18]" office:value-type="float" office:value="23501.1811629019">
            <text:p>23501.18</text:p>
          </table:table-cell>
          <table:table-cell table:formula="oooc:=[.R18]/[.G18]" office:value-type="float" office:value="17.6041666666667">
            <text:p>17.6</text:p>
          </table:table-cell>
          <table:table-cell table:formula="oooc:=[.H18]/[.I18]" office:value-type="float" office:value="26.40625">
            <text:p>26.41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26.40625">
            <text:p>26.4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78000">
            <text:p>78,000</text:p>
          </table:table-cell>
          <table:table-cell table:formula="oooc:=CEILING(([.Q21]-[.T21]/2);[.T21])" office:value-type="float" office:value="5.3">
            <text:p>5.3</text:p>
          </table:table-cell>
          <table:table-cell table:formula="oooc:=[.D21]*[$globals.$C$25]/[.J21]" office:value-type="float" office:value="530">
            <text:p>530</text:p>
          </table:table-cell>
          <table:table-cell/>
          <table:table-cell table:formula="oooc:=[.G20]" office:value-type="float" office:value="5">
            <text:p>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2">
            <text:p>2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38385.2625660732">
            <text:p>38385.26</text:p>
          </table:table-cell>
          <table:table-cell table:formula="oooc:=[.X20]/[.L21]" office:value-type="float" office:value="18.7571987754585">
            <text:p>18.76</text:p>
          </table:table-cell>
          <table:table-cell table:formula="oooc:=([.D21]/[.C21])/([.Q21]/[.P21])" office:value-type="float" office:value="1.00788962859156">
            <text:p>1.01</text:p>
          </table:table-cell>
          <table:table-cell/>
          <table:table-cell table:formula="oooc:=[.H21]^[$globals.$C$17]*[$globals.$C$23]/[.Q21]*[.J21]*[.V21]" office:value-type="float" office:value="78337.2705430065">
            <text:p>78337.27</text:p>
          </table:table-cell>
          <table:table-cell table:formula="oooc:=[.R21]/[.G21]" office:value-type="float" office:value="5.28125">
            <text:p>5.28</text:p>
          </table:table-cell>
          <table:table-cell table:formula="oooc:=[.H21]/[.I21]" office:value-type="float" office:value="26.40625">
            <text:p>26.41</text:p>
          </table:table-cell>
          <table:table-cell table:formula="oooc:=MAX(10^(FLOOR(LOG([.P21];10);1)-1);5)" office:value-type="float" office:value="1000">
            <text:p>1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120000">
            <text:p>120,000</text:p>
          </table:table-cell>
          <table:table-cell table:formula="oooc:=CEILING(([.Q22]-[.T22]/2);[.T22])" office:value-type="float" office:value="6.7">
            <text:p>6.7</text:p>
          </table:table-cell>
          <table:table-cell table:formula="oooc:=[.D22]*[$globals.$C$25]/[.J22]" office:value-type="float" office:value="670">
            <text:p>670</text:p>
          </table:table-cell>
          <table:table-cell/>
          <table:table-cell table:formula="oooc:=[.G21]" office:value-type="float" office:value="5">
            <text:p>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2">
            <text:p>2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59369.2221957833">
            <text:p>59369.22</text:p>
          </table:table-cell>
          <table:table-cell table:formula="oooc:=[.X20]/[.L22]" office:value-type="float" office:value="12.1274959207927">
            <text:p>12.13</text:p>
          </table:table-cell>
          <table:table-cell table:formula="oooc:=([.D22]/[.C22])/([.Q22]/[.P22])" office:value-type="float" office:value="1.01191827060647">
            <text:p>1.01</text:p>
          </table:table-cell>
          <table:table-cell/>
          <table:table-cell table:formula="oooc:=[.H22]^[$globals.$C$17]*[$globals.$C$23]/[.Q22]*[.J22]*[.V22]" office:value-type="float" office:value="121161.677950578">
            <text:p>121161.68</text:p>
          </table:table-cell>
          <table:table-cell table:formula="oooc:=[.R22]/[.G22]" office:value-type="float" office:value="6.68518451414685">
            <text:p>6.69</text:p>
          </table:table-cell>
          <table:table-cell table:formula="oooc:=[.H22]/[.I22]" office:value-type="float" office:value="33.4259225707343">
            <text:p>33.43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190000">
            <text:p>190,000</text:p>
          </table:table-cell>
          <table:table-cell table:formula="oooc:=CEILING(([.Q23]-[.T23]/2);[.T23])" office:value-type="float" office:value="8.5">
            <text:p>8.5</text:p>
          </table:table-cell>
          <table:table-cell table:formula="oooc:=[.D23]*[$globals.$C$25]/[.J23]" office:value-type="float" office:value="850">
            <text:p>850</text:p>
          </table:table-cell>
          <table:table-cell/>
          <table:table-cell table:formula="oooc:=[.G22]" office:value-type="float" office:value="5">
            <text:p>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2">
            <text:p>2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91824.4218875711">
            <text:p>91824.42</text:p>
          </table:table-cell>
          <table:table-cell table:formula="oooc:=[.X20]/[.L23]" office:value-type="float" office:value="7.84105127154038">
            <text:p>7.84</text:p>
          </table:table-cell>
          <table:table-cell table:formula="oooc:=([.D23]/[.C23])/([.Q23]/[.P23])" office:value-type="float" office:value="0.990689081987249">
            <text:p>0.99</text:p>
          </table:table-cell>
          <table:table-cell/>
          <table:table-cell table:formula="oooc:=[.H23]^[$globals.$C$17]*[$globals.$C$23]/[.Q23]*[.J23]*[.V23]" office:value-type="float" office:value="187396.77936239">
            <text:p>187396.78</text:p>
          </table:table-cell>
          <table:table-cell table:formula="oooc:=[.R23]/[.G23]" office:value-type="float" office:value="8.46233221078133">
            <text:p>8.46</text:p>
          </table:table-cell>
          <table:table-cell table:formula="oooc:=[.H23]/[.I23]" office:value-type="float" office:value="42.3116610539066">
            <text:p>42.31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290000">
            <text:p>290,000</text:p>
          </table:table-cell>
          <table:table-cell table:formula="oooc:=CEILING(([.Q24]-[.T24]/2);[.T24])" office:value-type="float" office:value="11">
            <text:p>11</text:p>
          </table:table-cell>
          <table:table-cell table:formula="oooc:=[.D24]*[$globals.$C$25]/[.J24]" office:value-type="float" office:value="1100">
            <text:p>1100</text:p>
          </table:table-cell>
          <table:table-cell/>
          <table:table-cell table:formula="oooc:=[.G23]" office:value-type="float" office:value="5">
            <text:p>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2">
            <text:p>2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142021.811018193">
            <text:p>142021.81</text:p>
          </table:table-cell>
          <table:table-cell table:formula="oooc:=[.X20]/[.L24]" office:value-type="float" office:value="5.06964384440759">
            <text:p>5.07</text:p>
          </table:table-cell>
          <table:table-cell table:formula="oooc:=([.D24]/[.C24])/([.Q24]/[.P24])" office:value-type="float" office:value="1.02632973298139">
            <text:p>1.03</text:p>
          </table:table-cell>
          <table:table-cell/>
          <table:table-cell table:formula="oooc:=[.H24]^[$globals.$C$17]*[$globals.$C$23]/[.Q24]*[.J24]*[.V24]" office:value-type="float" office:value="289840.430649373">
            <text:p>289840.43</text:p>
          </table:table-cell>
          <table:table-cell table:formula="oooc:=[.R24]/[.G24]" office:value-type="float" office:value="10.7119057513054">
            <text:p>10.71</text:p>
          </table:table-cell>
          <table:table-cell table:formula="oooc:=[.H24]/[.I24]" office:value-type="float" office:value="53.5595287565268">
            <text:p>53.5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1">
            <text:p>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450000">
            <text:p>450,000</text:p>
          </table:table-cell>
          <table:table-cell table:formula="oooc:=CEILING(([.Q25]-[.T25]/2);[.T25])" office:value-type="float" office:value="14">
            <text:p>14</text:p>
          </table:table-cell>
          <table:table-cell table:formula="oooc:=[.D25]*[$globals.$C$25]/[.J25]" office:value-type="float" office:value="1400">
            <text:p>1400</text:p>
          </table:table-cell>
          <table:table-cell/>
          <table:table-cell table:formula="oooc:=[.G24]" office:value-type="float" office:value="5">
            <text:p>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2">
            <text:p>2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219660.460586221">
            <text:p>219660.46</text:p>
          </table:table-cell>
          <table:table-cell table:formula="oooc:=[.X20]/[.L25]" office:value-type="float" office:value="3.27778607983655">
            <text:p>3.28</text:p>
          </table:table-cell>
          <table:table-cell table:formula="oooc:=([.D25]/[.C25])/([.Q25]/[.P25])" office:value-type="float" office:value="1.02855594018922">
            <text:p>1.03</text:p>
          </table:table-cell>
          <table:table-cell/>
          <table:table-cell table:formula="oooc:=[.H25]^[$globals.$C$17]*[$globals.$C$23]/[.Q25]*[.J25]*[.V25]" office:value-type="float" office:value="448286.654257593">
            <text:p>448286.65</text:p>
          </table:table-cell>
          <table:table-cell table:formula="oooc:=[.R25]/[.G25]" office:value-type="float" office:value="13.5594918713614">
            <text:p>13.56</text:p>
          </table:table-cell>
          <table:table-cell table:formula="oooc:=[.H25]/[.I25]" office:value-type="float" office:value="67.7974593568068">
            <text:p>67.8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1">
            <text:p>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690000">
            <text:p>690,000</text:p>
          </table:table-cell>
          <table:table-cell table:formula="oooc:=CEILING(([.Q26]-[.T26]/2);[.T26])" office:value-type="float" office:value="17">
            <text:p>17</text:p>
          </table:table-cell>
          <table:table-cell table:formula="oooc:=[.D26]*[$globals.$C$25]/[.J26]" office:value-type="float" office:value="1700">
            <text:p>1700</text:p>
          </table:table-cell>
          <table:table-cell/>
          <table:table-cell table:formula="oooc:=[.G25]" office:value-type="float" office:value="5">
            <text:p>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2">
            <text:p>2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339741.604469258">
            <text:p>339741.6</text:p>
          </table:table-cell>
          <table:table-cell table:formula="oooc:=[.X20]/[.L26]" office:value-type="float" office:value="2.11925766679291">
            <text:p>2.12</text:p>
          </table:table-cell>
          <table:table-cell table:formula="oooc:=([.D26]/[.C26])/([.Q26]/[.P26])" office:value-type="float" office:value="0.995250482495092">
            <text:p>1</text:p>
          </table:table-cell>
          <table:table-cell/>
          <table:table-cell table:formula="oooc:=[.H26]^[$globals.$C$17]*[$globals.$C$23]/[.Q26]*[.J26]*[.V26]" office:value-type="float" office:value="693350.213202567">
            <text:p>693350.21</text:p>
          </table:table-cell>
          <table:table-cell table:formula="oooc:=[.R26]/[.G26]" office:value-type="float" office:value="17.1640625">
            <text:p>17.16</text:p>
          </table:table-cell>
          <table:table-cell table:formula="oooc:=[.H26]/[.I26]" office:value-type="float" office:value="85.8203125">
            <text:p>85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85.8203125">
            <text:p>85.82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4200000">
            <text:p>4,200,000</text:p>
          </table:table-cell>
          <table:table-cell table:formula="oooc:=CEILING(([.Q29]-[.T29]/2);[.T29])" office:value-type="float" office:value="2.9">
            <text:p>2.9</text:p>
          </table:table-cell>
          <table:table-cell table:formula="oooc:=[.D29]*[$globals.$C$25]/[.J29]" office:value-type="float" office:value="290">
            <text:p>290</text:p>
          </table:table-cell>
          <table:table-cell/>
          <table:table-cell table:formula="oooc:=[.G28]" office:value-type="float" office:value="30">
            <text:p>3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2">
            <text:p>2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1189095.6156424">
            <text:p>1189095.62</text:p>
          </table:table-cell>
          <table:table-cell table:formula="oooc:=[.X28]/[.L29]" office:value-type="float" office:value="18.1650657153678">
            <text:p>18.17</text:p>
          </table:table-cell>
          <table:table-cell table:formula="oooc:=([.D29]/[.C29])/([.Q29]/[.P29])" office:value-type="float" office:value="1.00411573889379">
            <text:p>1</text:p>
          </table:table-cell>
          <table:table-cell/>
          <table:table-cell table:formula="oooc:=[.H29]^[$globals.$C$17]*[$globals.$C$23]/[.Q29]*[.J29]*[.V29]" office:value-type="float" office:value="4160101.2792154">
            <text:p>4160101.28</text:p>
          </table:table-cell>
          <table:table-cell table:formula="oooc:=[.R29]/[.G29]" office:value-type="float" office:value="2.86067708333333">
            <text:p>2.86</text:p>
          </table:table-cell>
          <table:table-cell table:formula="oooc:=[.H29]/[.I29]" office:value-type="float" office:value="85.8203125">
            <text:p>85.82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6400000">
            <text:p>6,400,000</text:p>
          </table:table-cell>
          <table:table-cell table:formula="oooc:=CEILING(([.Q30]-[.T30]/2);[.T30])" office:value-type="float" office:value="3.6">
            <text:p>3.6</text:p>
          </table:table-cell>
          <table:table-cell table:formula="oooc:=[.D30]*[$globals.$C$25]/[.J30]" office:value-type="float" office:value="360">
            <text:p>360</text:p>
          </table:table-cell>
          <table:table-cell/>
          <table:table-cell table:formula="oooc:=[.G29]" office:value-type="float" office:value="30">
            <text:p>3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2">
            <text:p>2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1839135.05073954">
            <text:p>1839135.05</text:p>
          </table:table-cell>
          <table:table-cell table:formula="oooc:=[.X28]/[.L30]" office:value-type="float" office:value="11.7446513736522">
            <text:p>11.74</text:p>
          </table:table-cell>
          <table:table-cell table:formula="oooc:=([.D30]/[.C30])/([.Q30]/[.P30])" office:value-type="float" office:value="0.999488416083334">
            <text:p>1</text:p>
          </table:table-cell>
          <table:table-cell/>
          <table:table-cell table:formula="oooc:=[.H30]^[$globals.$C$17]*[$globals.$C$23]/[.Q30]*[.J30]*[.V30]" office:value-type="float" office:value="6434291.72270393">
            <text:p>6434291.72</text:p>
          </table:table-cell>
          <table:table-cell table:formula="oooc:=[.R30]/[.G30]" office:value-type="float" office:value="3.62114161182954">
            <text:p>3.62</text:p>
          </table:table-cell>
          <table:table-cell table:formula="oooc:=[.H30]/[.I30]" office:value-type="float" office:value="108.634248354886">
            <text:p>108.63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10000000">
            <text:p>10,000,000</text:p>
          </table:table-cell>
          <table:table-cell table:formula="oooc:=CEILING(([.Q31]-[.T31]/2);[.T31])" office:value-type="float" office:value="4.6">
            <text:p>4.6</text:p>
          </table:table-cell>
          <table:table-cell table:formula="oooc:=[.D31]*[$globals.$C$25]/[.J31]" office:value-type="float" office:value="460">
            <text:p>460</text:p>
          </table:table-cell>
          <table:table-cell/>
          <table:table-cell table:formula="oooc:=[.G30]" office:value-type="float" office:value="30">
            <text:p>3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2">
            <text:p>2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2844529.64956178">
            <text:p>2844529.65</text:p>
          </table:table-cell>
          <table:table-cell table:formula="oooc:=[.X28]/[.L31]" office:value-type="float" office:value="7.59352253660905">
            <text:p>7.59</text:p>
          </table:table-cell>
          <table:table-cell table:formula="oooc:=([.D31]/[.C31])/([.Q31]/[.P31])" office:value-type="float" office:value="0.998695841117583">
            <text:p>1</text:p>
          </table:table-cell>
          <table:table-cell/>
          <table:table-cell table:formula="oooc:=[.H31]^[$globals.$C$17]*[$globals.$C$23]/[.Q31]*[.J31]*[.V31]" office:value-type="float" office:value="9951707.22878757">
            <text:p>9951707.23</text:p>
          </table:table-cell>
          <table:table-cell table:formula="oooc:=[.R31]/[.G31]" office:value-type="float" office:value="4.58376328083988">
            <text:p>4.58</text:p>
          </table:table-cell>
          <table:table-cell table:formula="oooc:=[.H31]/[.I31]" office:value-type="float" office:value="137.512898425197">
            <text:p>137.51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5000000">
            <text:p>15,000,000</text:p>
          </table:table-cell>
          <table:table-cell table:formula="oooc:=CEILING(([.Q32]-[.T32]/2);[.T32])" office:value-type="float" office:value="5.8">
            <text:p>5.8</text:p>
          </table:table-cell>
          <table:table-cell table:formula="oooc:=[.D32]*[$globals.$C$25]/[.J32]" office:value-type="float" office:value="580">
            <text:p>58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2">
            <text:p>2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4399540.38393343">
            <text:p>4399540.38</text:p>
          </table:table-cell>
          <table:table-cell table:formula="oooc:=[.X28]/[.L32]" office:value-type="float" office:value="4.90960375744714">
            <text:p>4.91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5391978.0195922">
            <text:p>15391978.02</text:p>
          </table:table-cell>
          <table:table-cell table:formula="oooc:=[.R32]/[.G32]" office:value-type="float" office:value="5.80228228195707">
            <text:p>5.8</text:p>
          </table:table-cell>
          <table:table-cell table:formula="oooc:=[.H32]/[.I32]" office:value-type="float" office:value="174.068468458712">
            <text:p>174.07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24000000">
            <text:p>24,000,000</text:p>
          </table:table-cell>
          <table:table-cell table:formula="oooc:=CEILING(([.Q33]-[.T33]/2);[.T33])" office:value-type="float" office:value="7.3">
            <text:p>7.3</text:p>
          </table:table-cell>
          <table:table-cell table:formula="oooc:=[.D33]*[$globals.$C$25]/[.J33]" office:value-type="float" office:value="730">
            <text:p>73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2">
            <text:p>2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6804624.3050562">
            <text:p>6804624.31</text:p>
          </table:table-cell>
          <table:table-cell table:formula="oooc:=[.X28]/[.L33]" office:value-type="float" office:value="3.1743119137305">
            <text:p>3.17</text:p>
          </table:table-cell>
          <table:table-cell table:formula="oooc:=([.D33]/[.C33])/([.Q33]/[.P33])" office:value-type="float" office:value="0.985887523933424">
            <text:p>0.99</text:p>
          </table:table-cell>
          <table:table-cell/>
          <table:table-cell table:formula="oooc:=[.H33]^[$globals.$C$17]*[$globals.$C$23]/[.Q33]*[.J33]*[.V33]" office:value-type="float" office:value="23806265.7902841">
            <text:p>23806265.79</text:p>
          </table:table-cell>
          <table:table-cell table:formula="oooc:=[.R33]/[.G33]" office:value-type="float" office:value="7.34472476365407">
            <text:p>7.34</text:p>
          </table:table-cell>
          <table:table-cell table:formula="oooc:=[.H33]/[.I33]" office:value-type="float" office:value="220.341742909622">
            <text:p>220.34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37000000">
            <text:p>37,000,000</text:p>
          </table:table-cell>
          <table:table-cell table:formula="oooc:=CEILING(([.Q34]-[.T34]/2);[.T34])" office:value-type="float" office:value="9.3">
            <text:p>9.3</text:p>
          </table:table-cell>
          <table:table-cell table:formula="oooc:=[.D34]*[$globals.$C$25]/[.J34]" office:value-type="float" office:value="930">
            <text:p>93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2">
            <text:p>2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10524488.4447598">
            <text:p>10524488.44</text:p>
          </table:table-cell>
          <table:table-cell table:formula="oooc:=[.X28]/[.L34]" office:value-type="float" office:value="2.05235628442869">
            <text:p>2.05</text:p>
          </table:table-cell>
          <table:table-cell table:formula="oooc:=([.D34]/[.C34])/([.Q34]/[.P34])" office:value-type="float" office:value="0.995444722005531">
            <text:p>1</text:p>
          </table:table-cell>
          <table:table-cell/>
          <table:table-cell table:formula="oooc:=[.H34]^[$globals.$C$17]*[$globals.$C$23]/[.Q34]*[.J34]*[.V34]" office:value-type="float" office:value="36820367.7367691">
            <text:p>36820367.74</text:p>
          </table:table-cell>
          <table:table-cell table:formula="oooc:=[.R34]/[.G34]" office:value-type="float" office:value="9.29720052083333">
            <text:p>9.3</text:p>
          </table:table-cell>
          <table:table-cell table:formula="oooc:=[.H34]/[.I34]" office:value-type="float" office:value="278.916015625">
            <text:p>278.9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278.916015625">
            <text:p>278.9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110000000">
            <text:p>110,000,000</text:p>
          </table:table-cell>
          <table:table-cell table:formula="oooc:=CEILING(([.Q37]-[.T37]/2);[.T37])" office:value-type="float" office:value="3.1">
            <text:p>3.1</text:p>
          </table:table-cell>
          <table:table-cell table:formula="oooc:=[.D37]*[$globals.$C$25]/[.J37]" office:value-type="float" office:value="310">
            <text:p>310</text:p>
          </table:table-cell>
          <table:table-cell/>
          <table:table-cell table:formula="oooc:=[.G36]" office:value-type="float" office:value="90">
            <text:p>9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2">
            <text:p>2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36835709.5566594">
            <text:p>36835709.56</text:p>
          </table:table-cell>
          <table:table-cell table:formula="oooc:=[.X36]/[.L37]" office:value-type="float" office:value="17.5916252951031">
            <text:p>17.59</text:p>
          </table:table-cell>
          <table:table-cell table:formula="oooc:=([.D37]/[.C37])/([.Q37]/[.P37])" office:value-type="float" office:value="1.00449421947831">
            <text:p>1</text:p>
          </table:table-cell>
          <table:table-cell/>
          <table:table-cell table:formula="oooc:=[.H37]^[$globals.$C$17]*[$globals.$C$23]/[.Q37]*[.J37]*[.V37]" office:value-type="float" office:value="110461103.210307">
            <text:p>110461103.21</text:p>
          </table:table-cell>
          <table:table-cell table:formula="oooc:=[.R37]/[.G37]" office:value-type="float" office:value="3.09906684027778">
            <text:p>3.1</text:p>
          </table:table-cell>
          <table:table-cell table:formula="oooc:=[.H37]/[.I37]" office:value-type="float" office:value="278.916015625">
            <text:p>278.92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70000000">
            <text:p>170,000,000</text:p>
          </table:table-cell>
          <table:table-cell table:formula="oooc:=CEILING(([.Q38]-[.T38]/2);[.T38])" office:value-type="float" office:value="3.9">
            <text:p>3.9</text:p>
          </table:table-cell>
          <table:table-cell table:formula="oooc:=[.D38]*[$globals.$C$25]/[.J38]" office:value-type="float" office:value="390">
            <text:p>390</text:p>
          </table:table-cell>
          <table:table-cell/>
          <table:table-cell table:formula="oooc:=[.G37]" office:value-type="float" office:value="90">
            <text:p>9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2">
            <text:p>2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56972579.558217">
            <text:p>56972579.56</text:p>
          </table:table-cell>
          <table:table-cell table:formula="oooc:=[.X36]/[.L38]" office:value-type="float" office:value="11.3738925817436">
            <text:p>11.37</text:p>
          </table:table-cell>
          <table:table-cell table:formula="oooc:=([.D38]/[.C38])/([.Q38]/[.P38])" office:value-type="float" office:value="0.999112264665522">
            <text:p>1</text:p>
          </table:table-cell>
          <table:table-cell/>
          <table:table-cell table:formula="oooc:=[.H38]^[$globals.$C$17]*[$globals.$C$23]/[.Q38]*[.J38]*[.V38]" office:value-type="float" office:value="170846552.611063">
            <text:p>170846552.61</text:p>
          </table:table-cell>
          <table:table-cell table:formula="oooc:=[.R38]/[.G38]" office:value-type="float" office:value="3.92290341281534">
            <text:p>3.92</text:p>
          </table:table-cell>
          <table:table-cell table:formula="oooc:=[.H38]/[.I38]" office:value-type="float" office:value="353.061307153381">
            <text:p>353.06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260000000">
            <text:p>260,000,000</text:p>
          </table:table-cell>
          <table:table-cell table:formula="oooc:=CEILING(([.Q39]-[.T39]/2);[.T39])" office:value-type="float" office:value="5">
            <text:p>5</text:p>
          </table:table-cell>
          <table:table-cell table:formula="oooc:=[.D39]*[$globals.$C$25]/[.J39]" office:value-type="float" office:value="500">
            <text:p>500</text:p>
          </table:table-cell>
          <table:table-cell/>
          <table:table-cell table:formula="oooc:=[.G38]" office:value-type="float" office:value="90">
            <text:p>9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2">
            <text:p>2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88117613.6033073">
            <text:p>88117613.6</text:p>
          </table:table-cell>
          <table:table-cell table:formula="oooc:=[.X36]/[.L39]" office:value-type="float" office:value="7.35380786544223">
            <text:p>7.35</text:p>
          </table:table-cell>
          <table:table-cell table:formula="oooc:=([.D39]/[.C39])/([.Q39]/[.P39])" office:value-type="float" office:value="1.02332935480063">
            <text:p>1.02</text:p>
          </table:table-cell>
          <table:table-cell/>
          <table:table-cell table:formula="oooc:=[.H39]^[$globals.$C$17]*[$globals.$C$23]/[.Q39]*[.J39]*[.V39]" office:value-type="float" office:value="264242739.668393">
            <text:p>264242739.67</text:p>
          </table:table-cell>
          <table:table-cell table:formula="oooc:=[.R39]/[.G39]" office:value-type="float" office:value="4.96574355424321">
            <text:p>4.97</text:p>
          </table:table-cell>
          <table:table-cell table:formula="oooc:=[.H39]/[.I39]" office:value-type="float" office:value="446.916919881889">
            <text:p>446.92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410000000">
            <text:p>410,000,000</text:p>
          </table:table-cell>
          <table:table-cell table:formula="oooc:=CEILING(([.Q40]-[.T40]/2);[.T40])" office:value-type="float" office:value="6.3">
            <text:p>6.3</text:p>
          </table:table-cell>
          <table:table-cell table:formula="oooc:=[.D40]*[$globals.$C$25]/[.J40]" office:value-type="float" office:value="630">
            <text:p>630</text:p>
          </table:table-cell>
          <table:table-cell/>
          <table:table-cell table:formula="oooc:=[.G39]" office:value-type="float" office:value="90">
            <text:p>9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2">
            <text:p>2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136288612.651064">
            <text:p>136288612.65</text:p>
          </table:table-cell>
          <table:table-cell table:formula="oooc:=[.X36]/[.L40]" office:value-type="float" office:value="4.75461586551664">
            <text:p>4.75</text:p>
          </table:table-cell>
          <table:table-cell table:formula="oooc:=([.D40]/[.C40])/([.Q40]/[.P40])" office:value-type="float" office:value="0.9990693600793">
            <text:p>1</text:p>
          </table:table-cell>
          <table:table-cell/>
          <table:table-cell table:formula="oooc:=[.H40]^[$globals.$C$17]*[$globals.$C$23]/[.Q40]*[.J40]*[.V40]" office:value-type="float" office:value="408695548.141466">
            <text:p>408695548.14</text:p>
          </table:table-cell>
          <table:table-cell table:formula="oooc:=[.R40]/[.G40]" office:value-type="float" office:value="6.28580580545349">
            <text:p>6.29</text:p>
          </table:table-cell>
          <table:table-cell table:formula="oooc:=[.H40]/[.I40]" office:value-type="float" office:value="565.722522490814">
            <text:p>565.72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630000000">
            <text:p>630,000,000</text:p>
          </table:table-cell>
          <table:table-cell table:formula="oooc:=CEILING(([.Q41]-[.T41]/2);[.T41])" office:value-type="float" office:value="8">
            <text:p>8</text:p>
          </table:table-cell>
          <table:table-cell table:formula="oooc:=[.D41]*[$globals.$C$25]/[.J41]" office:value-type="float" office:value="800">
            <text:p>800</text:p>
          </table:table-cell>
          <table:table-cell/>
          <table:table-cell table:formula="oooc:=[.G40]" office:value-type="float" office:value="90">
            <text:p>9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2">
            <text:p>2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210793111.374666">
            <text:p>210793111.37</text:p>
          </table:table-cell>
          <table:table-cell table:formula="oooc:=[.X36]/[.L41]" office:value-type="float" office:value="3.07410425214626">
            <text:p>3.07</text:p>
          </table:table-cell>
          <table:table-cell table:formula="oooc:=([.D41]/[.C41])/([.Q41]/[.P41])" office:value-type="float" office:value="1.00880808966999">
            <text:p>1.01</text:p>
          </table:table-cell>
          <table:table-cell/>
          <table:table-cell table:formula="oooc:=[.H41]^[$globals.$C$17]*[$globals.$C$23]/[.Q41]*[.J41]*[.V41]" office:value-type="float" office:value="632115952.477133">
            <text:p>632115952.48</text:p>
          </table:table-cell>
          <table:table-cell table:formula="oooc:=[.R41]/[.G41]" office:value-type="float" office:value="7.95678516062524">
            <text:p>7.96</text:p>
          </table:table-cell>
          <table:table-cell table:formula="oooc:=[.H41]/[.I41]" office:value-type="float" office:value="716.110664456271">
            <text:p>716.11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980000000">
            <text:p>980,000,000</text:p>
          </table:table-cell>
          <table:table-cell table:formula="oooc:=CEILING(([.Q42]-[.T42]/2);[.T42])" office:value-type="float" office:value="10">
            <text:p>10</text:p>
          </table:table-cell>
          <table:table-cell table:formula="oooc:=[.D42]*[$globals.$C$25]/[.J42]" office:value-type="float" office:value="1000">
            <text:p>1000</text:p>
          </table:table-cell>
          <table:table-cell/>
          <table:table-cell table:formula="oooc:=[.G41]" office:value-type="float" office:value="90">
            <text:p>9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2">
            <text:p>2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326026767.304286">
            <text:p>326026767.3</text:p>
          </table:table-cell>
          <table:table-cell table:formula="oooc:=[.X36]/[.L42]" office:value-type="float" office:value="1.98756686562245">
            <text:p>1.99</text:p>
          </table:table-cell>
          <table:table-cell table:formula="oooc:=([.D42]/[.C42])/([.Q42]/[.P42])" office:value-type="float" office:value="0.990497113682346">
            <text:p>0.99</text:p>
          </table:table-cell>
          <table:table-cell/>
          <table:table-cell table:formula="oooc:=[.H42]^[$globals.$C$17]*[$globals.$C$23]/[.Q42]*[.J42]*[.V42]" office:value-type="float" office:value="977672938.188612">
            <text:p>977672938.19</text:p>
          </table:table-cell>
          <table:table-cell table:formula="oooc:=[.R42]/[.G42]" office:value-type="float" office:value="10.0719672309028">
            <text:p>10.07</text:p>
          </table:table-cell>
          <table:table-cell table:formula="oooc:=[.H42]/[.I42]" office:value-type="float" office:value="906.47705078125">
            <text:p>906.48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170">
            <text:p>17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906.47705078125">
            <text:p>906.48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800000000">
            <text:p>1,800,000,000</text:p>
          </table:table-cell>
          <table:table-cell table:formula="oooc:=CEILING(([.Q45]-[.T45]/2);[.T45])" office:value-type="float" office:value="5.3">
            <text:p>5.3</text:p>
          </table:table-cell>
          <table:table-cell table:formula="oooc:=[.D45]*[$globals.$C$25]/[.J45]" office:value-type="float" office:value="530">
            <text:p>530</text:p>
          </table:table-cell>
          <table:table-cell/>
          <table:table-cell table:formula="oooc:=[.G44]" office:value-type="float" office:value="170">
            <text:p>17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2">
            <text:p>2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1141093685.565">
            <text:p>1141093685.57</text:p>
          </table:table-cell>
          <table:table-cell table:formula="oooc:=[.X44]/[.L45]" office:value-type="float" office:value="17.036287419621">
            <text:p>17.04</text:p>
          </table:table-cell>
          <table:table-cell table:formula="oooc:=([.D45]/[.C45])/([.Q45]/[.P45])" office:value-type="float" office:value="1.01975414296756">
            <text:p>1.02</text:p>
          </table:table-cell>
          <table:table-cell/>
          <table:table-cell table:formula="oooc:=[.H45]^[$globals.$C$17]*[$globals.$C$23]/[.Q45]*[.J45]*[.V45]" office:value-type="float" office:value="1846715549.91182">
            <text:p>1846715549.91</text:p>
          </table:table-cell>
          <table:table-cell table:formula="oooc:=[.R45]/[.G45]" office:value-type="float" office:value="5.33221794577206">
            <text:p>5.33</text:p>
          </table:table-cell>
          <table:table-cell table:formula="oooc:=[.H45]/[.I45]" office:value-type="float" office:value="906.47705078125">
            <text:p>906.48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7">
            <text:p>6.7</text:p>
          </table:table-cell>
          <table:table-cell table:formula="oooc:=[.D46]*[$globals.$C$25]/[.J46]" office:value-type="float" office:value="670">
            <text:p>670</text:p>
          </table:table-cell>
          <table:table-cell/>
          <table:table-cell table:formula="oooc:=[.G45]" office:value-type="float" office:value="170">
            <text:p>17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2">
            <text:p>2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1764892045.42764">
            <text:p>1764892045.43</text:p>
          </table:table-cell>
          <table:table-cell table:formula="oooc:=[.X44]/[.L46]" office:value-type="float" office:value="11.0148380182028">
            <text:p>11.01</text:p>
          </table:table-cell>
          <table:table-cell table:formula="oooc:=([.D46]/[.C46])/([.Q46]/[.P46])" office:value-type="float" office:value="0.977662798766253">
            <text:p>0.98</text:p>
          </table:table-cell>
          <table:table-cell/>
          <table:table-cell table:formula="oooc:=[.H46]^[$globals.$C$17]*[$globals.$C$23]/[.Q46]*[.J46]*[.V46]" office:value-type="float" office:value="2856254158.12648">
            <text:p>2856254158.13</text:p>
          </table:table-cell>
          <table:table-cell table:formula="oooc:=[.R46]/[.G46]" office:value-type="float" office:value="6.74970146028522">
            <text:p>6.75</text:p>
          </table:table-cell>
          <table:table-cell table:formula="oooc:=[.H46]/[.I46]" office:value-type="float" office:value="1147.44924824849">
            <text:p>1147.45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400000000">
            <text:p>4,400,000,000</text:p>
          </table:table-cell>
          <table:table-cell table:formula="oooc:=CEILING(([.Q47]-[.T47]/2);[.T47])" office:value-type="float" office:value="8.5">
            <text:p>8.5</text:p>
          </table:table-cell>
          <table:table-cell table:formula="oooc:=[.D47]*[$globals.$C$25]/[.J47]" office:value-type="float" office:value="850">
            <text:p>850</text:p>
          </table:table-cell>
          <table:table-cell/>
          <table:table-cell table:formula="oooc:=[.G46]" office:value-type="float" office:value="170">
            <text:p>17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2">
            <text:p>2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2729700436.88522">
            <text:p>2729700436.89</text:p>
          </table:table-cell>
          <table:table-cell table:formula="oooc:=[.X44]/[.L47]" office:value-type="float" office:value="7.12166058125498">
            <text:p>7.12</text:p>
          </table:table-cell>
          <table:table-cell table:formula="oooc:=([.D47]/[.C47])/([.Q47]/[.P47])" office:value-type="float" office:value="0.998846393524342">
            <text:p>1</text:p>
          </table:table-cell>
          <table:table-cell/>
          <table:table-cell table:formula="oooc:=[.H47]^[$globals.$C$17]*[$globals.$C$23]/[.Q47]*[.J47]*[.V47]" office:value-type="float" office:value="4417674295.42917">
            <text:p>4417674295.43</text:p>
          </table:table-cell>
          <table:table-cell table:formula="oooc:=[.R47]/[.G47]" office:value-type="float" office:value="8.54399993891846">
            <text:p>8.54</text:p>
          </table:table-cell>
          <table:table-cell table:formula="oooc:=[.H47]/[.I47]" office:value-type="float" office:value="1452.47998961614">
            <text:p>1452.48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6800000000">
            <text:p>6,8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170">
            <text:p>17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2">
            <text:p>2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4221937820.18317">
            <text:p>4221937820.18</text:p>
          </table:table-cell>
          <table:table-cell table:formula="oooc:=[.X44]/[.L48]" office:value-type="float" office:value="4.6045206793587">
            <text:p>4.6</text:p>
          </table:table-cell>
          <table:table-cell table:formula="oooc:=([.D48]/[.C48])/([.Q48]/[.P48])" office:value-type="float" office:value="1.02196588952976">
            <text:p>1.02</text:p>
          </table:table-cell>
          <table:table-cell/>
          <table:table-cell table:formula="oooc:=[.H48]^[$globals.$C$17]*[$globals.$C$23]/[.Q48]*[.J48]*[.V48]" office:value-type="float" office:value="6832671429.10587">
            <text:p>6832671429.11</text:p>
          </table:table-cell>
          <table:table-cell table:formula="oooc:=[.R48]/[.G48]" office:value-type="float" office:value="10.8152835182067">
            <text:p>10.82</text:p>
          </table:table-cell>
          <table:table-cell table:formula="oooc:=[.H48]/[.I48]" office:value-type="float" office:value="1838.59819809515">
            <text:p>1838.6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4">
            <text:p>14</text:p>
          </table:table-cell>
          <table:table-cell table:formula="oooc:=[.D49]*[$globals.$C$25]/[.J49]" office:value-type="float" office:value="1400">
            <text:p>1400</text:p>
          </table:table-cell>
          <table:table-cell/>
          <table:table-cell table:formula="oooc:=[.G48]" office:value-type="float" office:value="170">
            <text:p>17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2">
            <text:p>2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6529932265.32664">
            <text:p>6529932265.33</text:p>
          </table:table-cell>
          <table:table-cell table:formula="oooc:=[.X44]/[.L49]" office:value-type="float" office:value="2.97705997705745">
            <text:p>2.98</text:p>
          </table:table-cell>
          <table:table-cell table:formula="oooc:=([.D49]/[.C49])/([.Q49]/[.P49])" office:value-type="float" office:value="0.982444780972364">
            <text:p>0.98</text:p>
          </table:table-cell>
          <table:table-cell/>
          <table:table-cell table:formula="oooc:=[.H49]^[$globals.$C$17]*[$globals.$C$23]/[.Q49]*[.J49]*[.V49]" office:value-type="float" office:value="10567868008.3825">
            <text:p>10567868008.38</text:p>
          </table:table-cell>
          <table:table-cell table:formula="oooc:=[.R49]/[.G49]" office:value-type="float" office:value="13.6903509381346">
            <text:p>13.69</text:p>
          </table:table-cell>
          <table:table-cell table:formula="oooc:=[.H49]/[.I49]" office:value-type="float" office:value="2327.35965948288">
            <text:p>2327.36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6000000000">
            <text:p>16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170">
            <text:p>17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2">
            <text:p>2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10099631308.1427">
            <text:p>10099631308.14</text:p>
          </table:table-cell>
          <table:table-cell table:formula="oooc:=[.X44]/[.L50]" office:value-type="float" office:value="1.92482273925452">
            <text:p>1.92</text:p>
          </table:table-cell>
          <table:table-cell table:formula="oooc:=([.D50]/[.C50])/([.Q50]/[.P50])" office:value-type="float" office:value="1.00212502966876">
            <text:p>1</text:p>
          </table:table-cell>
          <table:table-cell/>
          <table:table-cell table:formula="oooc:=[.H50]^[$globals.$C$17]*[$globals.$C$23]/[.Q50]*[.J50]*[.V50]" office:value-type="float" office:value="16344973617.0335">
            <text:p>16344973617.03</text:p>
          </table:table-cell>
          <table:table-cell table:formula="oooc:=[.R50]/[.G50]" office:value-type="float" office:value="17.3297083237592">
            <text:p>17.33</text:p>
          </table:table-cell>
          <table:table-cell table:formula="oooc:=[.H50]/[.I50]" office:value-type="float" office:value="2946.05041503906">
            <text:p>2946.05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2946.05041503906">
            <text:p>2946.05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34000000000">
            <text:p>34,000,000,000</text:p>
          </table:table-cell>
          <table:table-cell table:formula="oooc:=CEILING(([.Q53]-[.T53]/2);[.T53])" office:value-type="float" office:value="8.4">
            <text:p>8.4</text:p>
          </table:table-cell>
          <table:table-cell table:formula="oooc:=[.D53]*[$globals.$C$25]/[.J53]" office:value-type="float" office:value="840">
            <text:p>840</text:p>
          </table:table-cell>
          <table:table-cell/>
          <table:table-cell table:formula="oooc:=[.G52]" office:value-type="float" office:value="350">
            <text:p>35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2">
            <text:p>2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35348709578.4996">
            <text:p>35348709578.5</text:p>
          </table:table-cell>
          <table:table-cell table:formula="oooc:=[.X52]/[.L53]" office:value-type="float" office:value="16.4984806221816">
            <text:p>16.5</text:p>
          </table:table-cell>
          <table:table-cell table:formula="oooc:=([.D53]/[.C53])/([.Q53]/[.P53])" office:value-type="float" office:value="0.987714855453506">
            <text:p>0.99</text:p>
          </table:table-cell>
          <table:table-cell/>
          <table:table-cell table:formula="oooc:=[.H53]^[$globals.$C$17]*[$globals.$C$23]/[.Q53]*[.J53]*[.V53]" office:value-type="float" office:value="33651416270.3631">
            <text:p>33651416270.36</text:p>
          </table:table-cell>
          <table:table-cell table:formula="oooc:=[.R53]/[.G53]" office:value-type="float" office:value="8.41728690011161">
            <text:p>8.42</text:p>
          </table:table-cell>
          <table:table-cell table:formula="oooc:=[.H53]/[.I53]" office:value-type="float" office:value="2946.05041503906">
            <text:p>2946.05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52000000000">
            <text:p>52,000,000,000</text:p>
          </table:table-cell>
          <table:table-cell table:formula="oooc:=CEILING(([.Q54]-[.T54]/2);[.T54])" office:value-type="float" office:value="11">
            <text:p>11</text:p>
          </table:table-cell>
          <table:table-cell table:formula="oooc:=[.D54]*[$globals.$C$25]/[.J54]" office:value-type="float" office:value="1100">
            <text:p>1100</text:p>
          </table:table-cell>
          <table:table-cell/>
          <table:table-cell table:formula="oooc:=[.G53]" office:value-type="float" office:value="350">
            <text:p>35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2">
            <text:p>2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54672685635.2163">
            <text:p>54672685635.22</text:p>
          </table:table-cell>
          <table:table-cell table:formula="oooc:=[.X52]/[.L54]" office:value-type="float" office:value="10.6671182003238">
            <text:p>10.67</text:p>
          </table:table-cell>
          <table:table-cell table:formula="oooc:=([.D54]/[.C54])/([.Q54]/[.P54])" office:value-type="float" office:value="1.03333402443601">
            <text:p>1.03</text:p>
          </table:table-cell>
          <table:table-cell/>
          <table:table-cell table:formula="oooc:=[.H54]^[$globals.$C$17]*[$globals.$C$23]/[.Q54]*[.J54]*[.V54]" office:value-type="float" office:value="52047537940.3499">
            <text:p>52047537940.35</text:p>
          </table:table-cell>
          <table:table-cell table:formula="oooc:=[.R54]/[.G54]" office:value-type="float" office:value="10.6548858765931">
            <text:p>10.65</text:p>
          </table:table-cell>
          <table:table-cell table:formula="oooc:=[.H54]/[.I54]" office:value-type="float" office:value="3729.21005680758">
            <text:p>3729.21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81000000000">
            <text:p>81,000,000,000</text:p>
          </table:table-cell>
          <table:table-cell table:formula="oooc:=CEILING(([.Q55]-[.T55]/2);[.T55])" office:value-type="float" office:value="13">
            <text:p>13</text:p>
          </table:table-cell>
          <table:table-cell table:formula="oooc:=[.D55]*[$globals.$C$25]/[.J55]" office:value-type="float" office:value="1300">
            <text:p>1300</text:p>
          </table:table-cell>
          <table:table-cell/>
          <table:table-cell table:formula="oooc:=[.G54]" office:value-type="float" office:value="350">
            <text:p>35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2">
            <text:p>2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84560443371.4682">
            <text:p>84560443371.47</text:p>
          </table:table-cell>
          <table:table-cell table:formula="oooc:=[.X52]/[.L55]" office:value-type="float" office:value="6.8968417944315">
            <text:p>6.9</text:p>
          </table:table-cell>
          <table:table-cell table:formula="oooc:=([.D55]/[.C55])/([.Q55]/[.P55])" office:value-type="float" office:value="0.957921438209847">
            <text:p>0.96</text:p>
          </table:table-cell>
          <table:table-cell/>
          <table:table-cell table:formula="oooc:=[.H55]^[$globals.$C$17]*[$globals.$C$23]/[.Q55]*[.J55]*[.V55]" office:value-type="float" office:value="80500213836.1095">
            <text:p>80500213836.11</text:p>
          </table:table-cell>
          <table:table-cell table:formula="oooc:=[.R55]/[.G55]" office:value-type="float" office:value="13.4873141892927">
            <text:p>13.49</text:p>
          </table:table-cell>
          <table:table-cell table:formula="oooc:=[.H55]/[.I55]" office:value-type="float" office:value="4720.55996625245">
            <text:p>4720.5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120000000000">
            <text:p>120,000,000,000</text:p>
          </table:table-cell>
          <table:table-cell table:formula="oooc:=CEILING(([.Q56]-[.T56]/2);[.T56])" office:value-type="float" office:value="17">
            <text:p>17</text:p>
          </table:table-cell>
          <table:table-cell table:formula="oooc:=[.D56]*[$globals.$C$25]/[.J56]" office:value-type="float" office:value="1700">
            <text:p>1700</text:p>
          </table:table-cell>
          <table:table-cell/>
          <table:table-cell table:formula="oooc:=[.G55]" office:value-type="float" office:value="350">
            <text:p>35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2">
            <text:p>2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130786854534.423">
            <text:p>130786854534.42</text:p>
          </table:table-cell>
          <table:table-cell table:formula="oooc:=[.X52]/[.L56]" office:value-type="float" office:value="4.45916374452221">
            <text:p>4.46</text:p>
          </table:table-cell>
          <table:table-cell table:formula="oooc:=([.D56]/[.C56])/([.Q56]/[.P56])" office:value-type="float" office:value="1.03314054642911">
            <text:p>1.03</text:p>
          </table:table-cell>
          <table:table-cell/>
          <table:table-cell table:formula="oooc:=[.H56]^[$globals.$C$17]*[$globals.$C$23]/[.Q56]*[.J56]*[.V56]" office:value-type="float" office:value="124507031150.757">
            <text:p>124507031150.76</text:p>
          </table:table-cell>
          <table:table-cell table:formula="oooc:=[.R56]/[.G56]" office:value-type="float" office:value="17.0726975537406">
            <text:p>17.07</text:p>
          </table:table-cell>
          <table:table-cell table:formula="oooc:=[.H56]/[.I56]" office:value-type="float" office:value="5975.44414380922">
            <text:p>5975.44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1">
            <text:p>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190000000000">
            <text:p>190,000,000,000</text:p>
          </table:table-cell>
          <table:table-cell table:formula="oooc:=CEILING(([.Q57]-[.T57]/2);[.T57])" office:value-type="float" office:value="22">
            <text:p>22</text:p>
          </table:table-cell>
          <table:table-cell table:formula="oooc:=[.D57]*[$globals.$C$25]/[.J57]" office:value-type="float" office:value="2200">
            <text:p>2200</text:p>
          </table:table-cell>
          <table:table-cell/>
          <table:table-cell table:formula="oooc:=[.G56]" office:value-type="float" office:value="350">
            <text:p>35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2">
            <text:p>2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202283723180.901">
            <text:p>202283723180.9</text:p>
          </table:table-cell>
          <table:table-cell table:formula="oooc:=[.X52]/[.L57]" office:value-type="float" office:value="2.88307922569947">
            <text:p>2.88</text:p>
          </table:table-cell>
          <table:table-cell table:formula="oooc:=([.D57]/[.C57])/([.Q57]/[.P57])" office:value-type="float" office:value="1.03176545273491">
            <text:p>1.03</text:p>
          </table:table-cell>
          <table:table-cell/>
          <table:table-cell table:formula="oooc:=[.H57]^[$globals.$C$17]*[$globals.$C$23]/[.Q57]*[.J57]*[.V57]" office:value-type="float" office:value="192570927047.922">
            <text:p>192570927047.92</text:p>
          </table:table-cell>
          <table:table-cell table:formula="oooc:=[.R57]/[.G57]" office:value-type="float" office:value="21.6111968380553">
            <text:p>21.61</text:p>
          </table:table-cell>
          <table:table-cell table:formula="oooc:=[.H57]/[.I57]" office:value-type="float" office:value="7563.91889331937">
            <text:p>7563.92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300000000000">
            <text:p>300,000,000,000</text:p>
          </table:table-cell>
          <table:table-cell table:formula="oooc:=CEILING(([.Q58]-[.T58]/2);[.T58])" office:value-type="float" office:value="27">
            <text:p>27</text:p>
          </table:table-cell>
          <table:table-cell table:formula="oooc:=[.D58]*[$globals.$C$25]/[.J58]" office:value-type="float" office:value="2700">
            <text:p>2700</text:p>
          </table:table-cell>
          <table:table-cell/>
          <table:table-cell table:formula="oooc:=[.G57]" office:value-type="float" office:value="350">
            <text:p>35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2">
            <text:p>2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312865576663.576">
            <text:p>312865576663.58</text:p>
          </table:table-cell>
          <table:table-cell table:formula="oooc:=[.X52]/[.L58]" office:value-type="float" office:value="1.86405933889977">
            <text:p>1.86</text:p>
          </table:table-cell>
          <table:table-cell table:formula="oooc:=([.D58]/[.C58])/([.Q58]/[.P58])" office:value-type="float" office:value="0.97988381180912">
            <text:p>0.98</text:p>
          </table:table-cell>
          <table:table-cell/>
          <table:table-cell table:formula="oooc:=[.H58]^[$globals.$C$17]*[$globals.$C$23]/[.Q58]*[.J58]*[.V58]" office:value-type="float" office:value="297843114572.334">
            <text:p>297843114572.34</text:p>
          </table:table-cell>
          <table:table-cell table:formula="oooc:=[.R58]/[.G58]" office:value-type="float" office:value="27.3561824253627">
            <text:p>27.36</text:p>
          </table:table-cell>
          <table:table-cell table:formula="oooc:=[.H58]/[.I58]" office:value-type="float" office:value="9574.66384887695">
            <text:p>9574.66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10">
            <text:p>110</text:p>
          </table:table-cell>
          <table:table-cell table:formula="oooc:=CEILING(([.Q5]-[.T5]/2);[.T5])" office:value-type="float" office:value="4.5">
            <text:p>4.5</text:p>
          </table:table-cell>
          <table:table-cell table:formula="oooc:=[.D5]*[$globals.$C$25]/[.J5]" office:value-type="float" office:value="450">
            <text:p>450</text:p>
          </table:table-cell>
          <table:table-cell/>
          <table:table-cell table:formula="oooc:=[.G4]" office:value-type="float" office:value="1.7">
            <text:p>1.7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0.65">
            <text:p>0.65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13">
            <text:p>13</text:p>
          </table:table-cell>
          <table:table-cell table:formula="oooc:=[.X4]/[.L5]" office:value-type="float" office:value="61.5384615384615">
            <text:p>61.54</text:p>
          </table:table-cell>
          <table:table-cell table:formula="oooc:=([.D5]/[.C5])/([.Q5]/[.P5])" office:value-type="float" office:value="0.999020454545455">
            <text:p>1</text:p>
          </table:table-cell>
          <table:table-cell/>
          <table:table-cell table:formula="oooc:=[.H5]^[$globals.$C$17]*[$globals.$C$23]/[.Q5]*[.J5]*[.V5]" office:value-type="float" office:value="110.5">
            <text:p>110.5</text:p>
          </table:table-cell>
          <table:table-cell table:formula="oooc:=[.R5]/[.G5]" office:value-type="float" office:value="4.52488687782805">
            <text:p>4.52</text:p>
          </table:table-cell>
          <table:table-cell table:formula="oooc:=[.H5]/[.I5]" office:value-type="float" office:value="7.69230769230769">
            <text:p>7.6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70">
            <text:p>170</text:p>
          </table:table-cell>
          <table:table-cell table:formula="oooc:=CEILING(([.Q6]-[.T6]/2);[.T6])" office:value-type="float" office:value="5.7">
            <text:p>5.7</text:p>
          </table:table-cell>
          <table:table-cell table:formula="oooc:=[.D6]*[$globals.$C$25]/[.J6]" office:value-type="float" office:value="570">
            <text:p>570</text:p>
          </table:table-cell>
          <table:table-cell/>
          <table:table-cell table:formula="oooc:=[.G5]" office:value-type="float" office:value="1.7">
            <text:p>1.7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0.65">
            <text:p>0.65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20.1066721171093">
            <text:p>20.11</text:p>
          </table:table-cell>
          <table:table-cell table:formula="oooc:=[.X4]/[.L6]" office:value-type="float" office:value="39.7877876229582">
            <text:p>39.79</text:p>
          </table:table-cell>
          <table:table-cell table:formula="oooc:=([.D6]/[.C6])/([.Q6]/[.P6])" office:value-type="float" office:value="1.00046213741435">
            <text:p>1</text:p>
          </table:table-cell>
          <table:table-cell/>
          <table:table-cell table:formula="oooc:=[.H6]^[$globals.$C$17]*[$globals.$C$23]/[.Q6]*[.J6]*[.V6]" office:value-type="float" office:value="170.906712995429">
            <text:p>170.91</text:p>
          </table:table-cell>
          <table:table-cell table:formula="oooc:=[.R6]/[.G6]" office:value-type="float" office:value="5.72775454370128">
            <text:p>5.73</text:p>
          </table:table-cell>
          <table:table-cell table:formula="oooc:=[.H6]/[.I6]" office:value-type="float" office:value="9.73718272429218">
            <text:p>9.7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60">
            <text:p>260</text:p>
          </table:table-cell>
          <table:table-cell table:formula="oooc:=CEILING(([.Q7]-[.T7]/2);[.T7])" office:value-type="float" office:value="7.3">
            <text:p>7.3</text:p>
          </table:table-cell>
          <table:table-cell table:formula="oooc:=[.D7]*[$globals.$C$25]/[.J7]" office:value-type="float" office:value="730">
            <text:p>730</text:p>
          </table:table-cell>
          <table:table-cell/>
          <table:table-cell table:formula="oooc:=[.G6]" office:value-type="float" office:value="1.7">
            <text:p>1.7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0.65">
            <text:p>0.65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31.0983279711493">
            <text:p>31.1</text:p>
          </table:table-cell>
          <table:table-cell table:formula="oooc:=[.X4]/[.L7]" office:value-type="float" office:value="25.7248557138564">
            <text:p>25.72</text:p>
          </table:table-cell>
          <table:table-cell table:formula="oooc:=([.D7]/[.C7])/([.Q7]/[.P7])" office:value-type="float" office:value="1.02363330243104">
            <text:p>1.02</text:p>
          </table:table-cell>
          <table:table-cell/>
          <table:table-cell table:formula="oooc:=[.H7]^[$globals.$C$17]*[$globals.$C$23]/[.Q7]*[.J7]*[.V7]" office:value-type="float" office:value="264.335787754769">
            <text:p>264.34</text:p>
          </table:table-cell>
          <table:table-cell table:formula="oooc:=[.R7]/[.G7]" office:value-type="float" office:value="7.25038503694884">
            <text:p>7.25</text:p>
          </table:table-cell>
          <table:table-cell table:formula="oooc:=[.H7]/[.I7]" office:value-type="float" office:value="12.325654562813">
            <text:p>12.33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410">
            <text:p>410</text:p>
          </table:table-cell>
          <table:table-cell table:formula="oooc:=CEILING(([.Q8]-[.T8]/2);[.T8])" office:value-type="float" office:value="9.2">
            <text:p>9.2</text:p>
          </table:table-cell>
          <table:table-cell table:formula="oooc:=[.D8]*[$globals.$C$25]/[.J8]" office:value-type="float" office:value="920">
            <text:p>920</text:p>
          </table:table-cell>
          <table:table-cell/>
          <table:table-cell table:formula="oooc:=[.G7]" office:value-type="float" office:value="1.7">
            <text:p>1.7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0.65">
            <text:p>0.65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48.0987603004791">
            <text:p>48.1</text:p>
          </table:table-cell>
          <table:table-cell table:formula="oooc:=[.X4]/[.L8]" office:value-type="float" office:value="16.6324453063301">
            <text:p>16.63</text:p>
          </table:table-cell>
          <table:table-cell table:formula="oooc:=([.D8]/[.C8])/([.Q8]/[.P8])" office:value-type="float" office:value="0.999583402785032">
            <text:p>1</text:p>
          </table:table-cell>
          <table:table-cell/>
          <table:table-cell table:formula="oooc:=[.H8]^[$globals.$C$17]*[$globals.$C$23]/[.Q8]*[.J8]*[.V8]" office:value-type="float" office:value="408.839462554073">
            <text:p>408.84</text:p>
          </table:table-cell>
          <table:table-cell table:formula="oooc:=[.R8]/[.G8]" office:value-type="float" office:value="9.17778211041182">
            <text:p>9.18</text:p>
          </table:table-cell>
          <table:table-cell table:formula="oooc:=[.H8]/[.I8]" office:value-type="float" office:value="15.6022295877001">
            <text:p>15.6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630">
            <text:p>630</text:p>
          </table:table-cell>
          <table:table-cell table:formula="oooc:=CEILING(([.Q9]-[.T9]/2);[.T9])" office:value-type="float" office:value="12">
            <text:p>12</text:p>
          </table:table-cell>
          <table:table-cell table:formula="oooc:=[.D9]*[$globals.$C$25]/[.J9]" office:value-type="float" office:value="1200">
            <text:p>1200</text:p>
          </table:table-cell>
          <table:table-cell/>
          <table:table-cell table:formula="oooc:=[.G8]" office:value-type="float" office:value="1.7">
            <text:p>1.7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0.65">
            <text:p>0.65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74.3927694308591">
            <text:p>74.39</text:p>
          </table:table-cell>
          <table:table-cell table:formula="oooc:=[.X4]/[.L9]" office:value-type="float" office:value="10.7537332743543">
            <text:p>10.75</text:p>
          </table:table-cell>
          <table:table-cell table:formula="oooc:=([.D9]/[.C9])/([.Q9]/[.P9])" office:value-type="float" office:value="1.03675451118257">
            <text:p>1.04</text:p>
          </table:table-cell>
          <table:table-cell/>
          <table:table-cell table:formula="oooc:=[.H9]^[$globals.$C$17]*[$globals.$C$23]/[.Q9]*[.J9]*[.V9]" office:value-type="float" office:value="632.338540162302">
            <text:p>632.34</text:p>
          </table:table-cell>
          <table:table-cell table:formula="oooc:=[.R9]/[.G9]" office:value-type="float" office:value="11.6175463836666">
            <text:p>11.62</text:p>
          </table:table-cell>
          <table:table-cell table:formula="oooc:=[.H9]/[.I9]" office:value-type="float" office:value="19.7498288522332">
            <text:p>19.75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980">
            <text:p>980</text:p>
          </table:table-cell>
          <table:table-cell table:formula="oooc:=CEILING(([.Q10]-[.T10]/2);[.T10])" office:value-type="float" office:value="15">
            <text:p>15</text:p>
          </table:table-cell>
          <table:table-cell table:formula="oooc:=[.D10]*[$globals.$C$25]/[.J10]" office:value-type="float" office:value="1500">
            <text:p>1500</text:p>
          </table:table-cell>
          <table:table-cell/>
          <table:table-cell table:formula="oooc:=[.G9]" office:value-type="float" office:value="1.7">
            <text:p>1.7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0.65">
            <text:p>0.65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15.06084791">
            <text:p>115.06</text:p>
          </table:table-cell>
          <table:table-cell table:formula="oooc:=[.X4]/[.L10]" office:value-type="float" office:value="6.95284290470167">
            <text:p>6.95</text:p>
          </table:table-cell>
          <table:table-cell table:formula="oooc:=([.D10]/[.C10])/([.Q10]/[.P10])" office:value-type="float" office:value="1.01793627691806">
            <text:p>1.02</text:p>
          </table:table-cell>
          <table:table-cell/>
          <table:table-cell table:formula="oooc:=[.H10]^[$globals.$C$17]*[$globals.$C$23]/[.Q10]*[.J10]*[.V10]" office:value-type="float" office:value="978.017207234998">
            <text:p>978.02</text:p>
          </table:table-cell>
          <table:table-cell table:formula="oooc:=[.R10]/[.G10]" office:value-type="float" office:value="14.7058823529412">
            <text:p>14.71</text:p>
          </table:table-cell>
          <table:table-cell table:formula="oooc:=[.H10]/[.I10]" office:value-type="float" office:value="25">
            <text:p>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8.6">
            <text:p>8.6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32.5">
            <text:p>32.5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3800">
            <text:p>3,800</text:p>
          </table:table-cell>
          <table:table-cell table:formula="oooc:=CEILING(([.Q13]-[.T13]/2);[.T13])" office:value-type="float" office:value="3.8">
            <text:p>3.8</text:p>
          </table:table-cell>
          <table:table-cell table:formula="oooc:=[.D13]*[$globals.$C$25]/[.J13]" office:value-type="float" office:value="380">
            <text:p>380</text:p>
          </table:table-cell>
          <table:table-cell/>
          <table:table-cell table:formula="oooc:=[.G12]" office:value-type="float" office:value="8.6">
            <text:p>8.6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0.5">
            <text:p>0.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309.779205911538">
            <text:p>309.78</text:p>
          </table:table-cell>
          <table:table-cell table:formula="oooc:=[.X12]/[.L13]" office:value-type="float" office:value="77.4745352238187">
            <text:p>77.47</text:p>
          </table:table-cell>
          <table:table-cell table:formula="oooc:=([.D13]/[.C13])/([.Q13]/[.P13])" office:value-type="float" office:value="1.00708879425131">
            <text:p>1.01</text:p>
          </table:table-cell>
          <table:table-cell/>
          <table:table-cell table:formula="oooc:=[.H13]^[$globals.$C$17]*[$globals.$C$23]/[.Q13]*[.J13]*[.V13]" office:value-type="float" office:value="3805.85881548461">
            <text:p>3805.86</text:p>
          </table:table-cell>
          <table:table-cell table:formula="oooc:=[.R13]/[.G13]" office:value-type="float" office:value="3.77906976744186">
            <text:p>3.78</text:p>
          </table:table-cell>
          <table:table-cell table:formula="oooc:=[.H13]/[.I13]" office:value-type="float" office:value="32.5">
            <text:p>32.5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5900">
            <text:p>5,900</text:p>
          </table:table-cell>
          <table:table-cell table:formula="oooc:=CEILING(([.Q14]-[.T14]/2);[.T14])" office:value-type="float" office:value="4.8">
            <text:p>4.8</text:p>
          </table:table-cell>
          <table:table-cell table:formula="oooc:=[.D14]*[$globals.$C$25]/[.J14]" office:value-type="float" office:value="480">
            <text:p>480</text:p>
          </table:table-cell>
          <table:table-cell/>
          <table:table-cell table:formula="oooc:=[.G13]" office:value-type="float" office:value="8.6">
            <text:p>8.6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0.5">
            <text:p>0.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479.125301689368">
            <text:p>479.13</text:p>
          </table:table-cell>
          <table:table-cell table:formula="oooc:=[.X12]/[.L14]" office:value-type="float" office:value="50.0912807471812">
            <text:p>50.09</text:p>
          </table:table-cell>
          <table:table-cell table:formula="oooc:=([.D14]/[.C14])/([.Q14]/[.P14])" office:value-type="float" office:value="1.00109930703706">
            <text:p>1</text:p>
          </table:table-cell>
          <table:table-cell/>
          <table:table-cell table:formula="oooc:=[.H14]^[$globals.$C$17]*[$globals.$C$23]/[.Q14]*[.J14]*[.V14]" office:value-type="float" office:value="5886.39656361223">
            <text:p>5886.4</text:p>
          </table:table-cell>
          <table:table-cell table:formula="oooc:=[.R14]/[.G14]" office:value-type="float" office:value="4.78367407094587">
            <text:p>4.78</text:p>
          </table:table-cell>
          <table:table-cell table:formula="oooc:=[.H14]/[.I14]" office:value-type="float" office:value="41.1395970101345">
            <text:p>41.14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9100">
            <text:p>9,100</text:p>
          </table:table-cell>
          <table:table-cell table:formula="oooc:=CEILING(([.Q15]-[.T15]/2);[.T15])" office:value-type="float" office:value="6.1">
            <text:p>6.1</text:p>
          </table:table-cell>
          <table:table-cell table:formula="oooc:=[.D15]*[$globals.$C$25]/[.J15]" office:value-type="float" office:value="610">
            <text:p>610</text:p>
          </table:table-cell>
          <table:table-cell/>
          <table:table-cell table:formula="oooc:=[.G14]" office:value-type="float" office:value="8.6">
            <text:p>8.6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0.5">
            <text:p>0.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741.047334159939">
            <text:p>741.05</text:p>
          </table:table-cell>
          <table:table-cell table:formula="oooc:=[.X12]/[.L15]" office:value-type="float" office:value="32.3865951521258">
            <text:p>32.39</text:p>
          </table:table-cell>
          <table:table-cell table:formula="oooc:=([.D15]/[.C15])/([.Q15]/[.P15])" office:value-type="float" office:value="1.00785150595254">
            <text:p>1.01</text:p>
          </table:table-cell>
          <table:table-cell/>
          <table:table-cell table:formula="oooc:=[.H15]^[$globals.$C$17]*[$globals.$C$23]/[.Q15]*[.J15]*[.V15]" office:value-type="float" office:value="9104.29581967924">
            <text:p>9104.3</text:p>
          </table:table-cell>
          <table:table-cell table:formula="oooc:=[.R15]/[.G15]" office:value-type="float" office:value="6.05533610789361">
            <text:p>6.06</text:p>
          </table:table-cell>
          <table:table-cell table:formula="oooc:=[.H15]/[.I15]" office:value-type="float" office:value="52.0758905278851">
            <text:p>52.08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4000">
            <text:p>14,000</text:p>
          </table:table-cell>
          <table:table-cell table:formula="oooc:=CEILING(([.Q16]-[.T16]/2);[.T16])" office:value-type="float" office:value="7.7">
            <text:p>7.7</text:p>
          </table:table-cell>
          <table:table-cell table:formula="oooc:=[.D16]*[$globals.$C$25]/[.J16]" office:value-type="float" office:value="770">
            <text:p>770</text:p>
          </table:table-cell>
          <table:table-cell/>
          <table:table-cell table:formula="oooc:=[.G15]" office:value-type="float" office:value="8.6">
            <text:p>8.6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0.5">
            <text:p>0.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1146.15352086245">
            <text:p>1146.15</text:p>
          </table:table-cell>
          <table:table-cell table:formula="oooc:=[.X12]/[.L16]" office:value-type="float" office:value="20.939603258332">
            <text:p>20.94</text:p>
          </table:table-cell>
          <table:table-cell table:formula="oooc:=([.D16]/[.C16])/([.Q16]/[.P16])" office:value-type="float" office:value="1.01039448543954">
            <text:p>1.01</text:p>
          </table:table-cell>
          <table:table-cell/>
          <table:table-cell table:formula="oooc:=[.H16]^[$globals.$C$17]*[$globals.$C$23]/[.Q16]*[.J16]*[.V16]" office:value-type="float" office:value="14081.3146848815">
            <text:p>14081.31</text:p>
          </table:table-cell>
          <table:table-cell table:formula="oooc:=[.R16]/[.G16]" office:value-type="float" office:value="7.66504883814337">
            <text:p>7.67</text:p>
          </table:table-cell>
          <table:table-cell table:formula="oooc:=[.H16]/[.I16]" office:value-type="float" office:value="65.919420008033">
            <text:p>65.92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2000">
            <text:p>22,000</text:p>
          </table:table-cell>
          <table:table-cell table:formula="oooc:=CEILING(([.Q17]-[.T17]/2);[.T17])" office:value-type="float" office:value="9.7">
            <text:p>9.7</text:p>
          </table:table-cell>
          <table:table-cell table:formula="oooc:=[.D17]*[$globals.$C$25]/[.J17]" office:value-type="float" office:value="970">
            <text:p>970</text:p>
          </table:table-cell>
          <table:table-cell/>
          <table:table-cell table:formula="oooc:=[.G16]" office:value-type="float" office:value="8.6">
            <text:p>8.6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0.5">
            <text:p>0.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1772.71792614244">
            <text:p>1772.72</text:p>
          </table:table-cell>
          <table:table-cell table:formula="oooc:=[.X12]/[.L17]" office:value-type="float" office:value="13.5385329194621">
            <text:p>13.54</text:p>
          </table:table-cell>
          <table:table-cell table:formula="oooc:=([.D17]/[.C17])/([.Q17]/[.P17])" office:value-type="float" office:value="0.989686172606091">
            <text:p>0.99</text:p>
          </table:table-cell>
          <table:table-cell/>
          <table:table-cell table:formula="oooc:=[.H17]^[$globals.$C$17]*[$globals.$C$23]/[.Q17]*[.J17]*[.V17]" office:value-type="float" office:value="21779.1059497499">
            <text:p>21779.11</text:p>
          </table:table-cell>
          <table:table-cell table:formula="oooc:=[.R17]/[.G17]" office:value-type="float" office:value="9.70267754659131">
            <text:p>9.7</text:p>
          </table:table-cell>
          <table:table-cell table:formula="oooc:=[.H17]/[.I17]" office:value-type="float" office:value="83.4430269006852">
            <text:p>83.44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4000">
            <text:p>34,000</text:p>
          </table:table-cell>
          <table:table-cell table:formula="oooc:=CEILING(([.Q18]-[.T18]/2);[.T18])" office:value-type="float" office:value="12">
            <text:p>12</text:p>
          </table:table-cell>
          <table:table-cell table:formula="oooc:=[.D18]*[$globals.$C$25]/[.J18]" office:value-type="float" office:value="1200">
            <text:p>1200</text:p>
          </table:table-cell>
          <table:table-cell/>
          <table:table-cell table:formula="oooc:=[.G17]" office:value-type="float" office:value="8.6">
            <text:p>8.6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0.5">
            <text:p>0.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2741.80446900523">
            <text:p>2741.8</text:p>
          </table:table-cell>
          <table:table-cell table:formula="oooc:=[.X12]/[.L18]" office:value-type="float" office:value="8.75335942854729">
            <text:p>8.75</text:p>
          </table:table-cell>
          <table:table-cell table:formula="oooc:=([.D18]/[.C18])/([.Q18]/[.P18])" office:value-type="float" office:value="0.967990175458811">
            <text:p>0.97</text:p>
          </table:table-cell>
          <table:table-cell/>
          <table:table-cell table:formula="oooc:=[.H18]^[$globals.$C$17]*[$globals.$C$23]/[.Q18]*[.J18]*[.V18]" office:value-type="float" office:value="33685.0263334928">
            <text:p>33685.03</text:p>
          </table:table-cell>
          <table:table-cell table:formula="oooc:=[.R18]/[.G18]" office:value-type="float" office:value="12.281976744186">
            <text:p>12.28</text:p>
          </table:table-cell>
          <table:table-cell table:formula="oooc:=[.H18]/[.I18]" office:value-type="float" office:value="105.625">
            <text:p>105.6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5">
            <text:p>2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81.25">
            <text:p>81.25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30000">
            <text:p>130,000</text:p>
          </table:table-cell>
          <table:table-cell table:formula="oooc:=CEILING(([.Q21]-[.T21]/2);[.T21])" office:value-type="float" office:value="3.2">
            <text:p>3.2</text:p>
          </table:table-cell>
          <table:table-cell table:formula="oooc:=[.D21]*[$globals.$C$25]/[.J21]" office:value-type="float" office:value="320">
            <text:p>320</text:p>
          </table:table-cell>
          <table:table-cell/>
          <table:table-cell table:formula="oooc:=[.G20]" office:value-type="float" office:value="25">
            <text:p>2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0.65">
            <text:p>0.65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2475.2103339738">
            <text:p>12475.21</text:p>
          </table:table-cell>
          <table:table-cell table:formula="oooc:=[.X20]/[.L21]" office:value-type="float" office:value="57.7144577706415">
            <text:p>57.7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27298.064632385">
            <text:p>127298.06</text:p>
          </table:table-cell>
          <table:table-cell table:formula="oooc:=[.R21]/[.G21]" office:value-type="float" office:value="3.25">
            <text:p>3.25</text:p>
          </table:table-cell>
          <table:table-cell table:formula="oooc:=[.H21]/[.I21]" office:value-type="float" office:value="81.25">
            <text:p>81.25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00000">
            <text:p>200,000</text:p>
          </table:table-cell>
          <table:table-cell table:formula="oooc:=CEILING(([.Q22]-[.T22]/2);[.T22])" office:value-type="float" office:value="4.1">
            <text:p>4.1</text:p>
          </table:table-cell>
          <table:table-cell table:formula="oooc:=[.D22]*[$globals.$C$25]/[.J22]" office:value-type="float" office:value="410">
            <text:p>410</text:p>
          </table:table-cell>
          <table:table-cell/>
          <table:table-cell table:formula="oooc:=[.G21]" office:value-type="float" office:value="25">
            <text:p>2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0.65">
            <text:p>0.65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19294.9972136296">
            <text:p>19295</text:p>
          </table:table-cell>
          <table:table-cell table:formula="oooc:=[.X20]/[.L22]" office:value-type="float" office:value="37.3153720639776">
            <text:p>37.32</text:p>
          </table:table-cell>
          <table:table-cell table:formula="oooc:=([.D22]/[.C22])/([.Q22]/[.P22])" office:value-type="float" office:value="0.98109818521906">
            <text:p>0.98</text:p>
          </table:table-cell>
          <table:table-cell/>
          <table:table-cell table:formula="oooc:=[.H22]^[$globals.$C$17]*[$globals.$C$23]/[.Q22]*[.J22]*[.V22]" office:value-type="float" office:value="196887.72666969">
            <text:p>196887.73</text:p>
          </table:table-cell>
          <table:table-cell table:formula="oooc:=[.R22]/[.G22]" office:value-type="float" office:value="4.11395970101345">
            <text:p>4.11</text:p>
          </table:table-cell>
          <table:table-cell table:formula="oooc:=[.H22]/[.I22]" office:value-type="float" office:value="102.848992525336">
            <text:p>102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00000">
            <text:p>300,000</text:p>
          </table:table-cell>
          <table:table-cell table:formula="oooc:=CEILING(([.Q23]-[.T23]/2);[.T23])" office:value-type="float" office:value="5.2">
            <text:p>5.2</text:p>
          </table:table-cell>
          <table:table-cell table:formula="oooc:=[.D23]*[$globals.$C$25]/[.J23]" office:value-type="float" office:value="520">
            <text:p>520</text:p>
          </table:table-cell>
          <table:table-cell/>
          <table:table-cell table:formula="oooc:=[.G22]" office:value-type="float" office:value="25">
            <text:p>2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0.65">
            <text:p>0.65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29842.9371134606">
            <text:p>29842.94</text:p>
          </table:table-cell>
          <table:table-cell table:formula="oooc:=[.X20]/[.L23]" office:value-type="float" office:value="24.1263116047396">
            <text:p>24.13</text:p>
          </table:table-cell>
          <table:table-cell table:formula="oooc:=([.D23]/[.C23])/([.Q23]/[.P23])" office:value-type="float" office:value="1.01358662621063">
            <text:p>1.01</text:p>
          </table:table-cell>
          <table:table-cell/>
          <table:table-cell table:formula="oooc:=[.H23]^[$globals.$C$17]*[$globals.$C$23]/[.Q23]*[.J23]*[.V23]" office:value-type="float" office:value="304519.766463884">
            <text:p>304519.77</text:p>
          </table:table-cell>
          <table:table-cell table:formula="oooc:=[.R23]/[.G23]" office:value-type="float" office:value="5.20758905278851">
            <text:p>5.21</text:p>
          </table:table-cell>
          <table:table-cell table:formula="oooc:=[.H23]/[.I23]" office:value-type="float" office:value="130.189726319713">
            <text:p>130.19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470000">
            <text:p>470,000</text:p>
          </table:table-cell>
          <table:table-cell table:formula="oooc:=CEILING(([.Q24]-[.T24]/2);[.T24])" office:value-type="float" office:value="6.6">
            <text:p>6.6</text:p>
          </table:table-cell>
          <table:table-cell table:formula="oooc:=[.D24]*[$globals.$C$25]/[.J24]" office:value-type="float" office:value="660">
            <text:p>660</text:p>
          </table:table-cell>
          <table:table-cell/>
          <table:table-cell table:formula="oooc:=[.G23]" office:value-type="float" office:value="25">
            <text:p>2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0.65">
            <text:p>0.65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46157.0885809127">
            <text:p>46157.09</text:p>
          </table:table-cell>
          <table:table-cell table:formula="oooc:=[.X20]/[.L24]" office:value-type="float" office:value="15.5989041366387">
            <text:p>15.6</text:p>
          </table:table-cell>
          <table:table-cell table:formula="oooc:=([.D24]/[.C24])/([.Q24]/[.P24])" office:value-type="float" office:value="1.00333285000168">
            <text:p>1</text:p>
          </table:table-cell>
          <table:table-cell/>
          <table:table-cell table:formula="oooc:=[.H24]^[$globals.$C$17]*[$globals.$C$23]/[.Q24]*[.J24]*[.V24]" office:value-type="float" office:value="470990.699805232">
            <text:p>470990.7</text:p>
          </table:table-cell>
          <table:table-cell table:formula="oooc:=[.R24]/[.G24]" office:value-type="float" office:value="6.5919420008033">
            <text:p>6.59</text:p>
          </table:table-cell>
          <table:table-cell table:formula="oooc:=[.H24]/[.I24]" office:value-type="float" office:value="164.798550020082">
            <text:p>164.8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730000">
            <text:p>730,000</text:p>
          </table:table-cell>
          <table:table-cell table:formula="oooc:=CEILING(([.Q25]-[.T25]/2);[.T25])" office:value-type="float" office:value="8.3">
            <text:p>8.3</text:p>
          </table:table-cell>
          <table:table-cell table:formula="oooc:=[.D25]*[$globals.$C$25]/[.J25]" office:value-type="float" office:value="830">
            <text:p>830</text:p>
          </table:table-cell>
          <table:table-cell/>
          <table:table-cell table:formula="oooc:=[.G24]" office:value-type="float" office:value="25">
            <text:p>2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0.65">
            <text:p>0.65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71389.6496905217">
            <text:p>71389.65</text:p>
          </table:table-cell>
          <table:table-cell table:formula="oooc:=[.X20]/[.L25]" office:value-type="float" office:value="10.0854956302663">
            <text:p>10.09</text:p>
          </table:table-cell>
          <table:table-cell table:formula="oooc:=([.D25]/[.C25])/([.Q25]/[.P25])" office:value-type="float" office:value="0.992600198426097">
            <text:p>0.99</text:p>
          </table:table-cell>
          <table:table-cell/>
          <table:table-cell table:formula="oooc:=[.H25]^[$globals.$C$17]*[$globals.$C$23]/[.Q25]*[.J25]*[.V25]" office:value-type="float" office:value="728465.813168589">
            <text:p>728465.81</text:p>
          </table:table-cell>
          <table:table-cell table:formula="oooc:=[.R25]/[.G25]" office:value-type="float" office:value="8.34430269006852">
            <text:p>8.34</text:p>
          </table:table-cell>
          <table:table-cell table:formula="oooc:=[.H25]/[.I25]" office:value-type="float" office:value="208.607567251713">
            <text:p>208.61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100000">
            <text:p>1,10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25">
            <text:p>2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0.65">
            <text:p>0.65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10416.021452509">
            <text:p>110416.02</text:p>
          </table:table-cell>
          <table:table-cell table:formula="oooc:=[.X20]/[.L26]" office:value-type="float" office:value="6.52079282090127">
            <text:p>6.52</text:p>
          </table:table-cell>
          <table:table-cell table:formula="oooc:=([.D26]/[.C26])/([.Q26]/[.P26])" office:value-type="float" office:value="1.06669263569626">
            <text:p>1.07</text:p>
          </table:table-cell>
          <table:table-cell/>
          <table:table-cell table:formula="oooc:=[.H26]^[$globals.$C$17]*[$globals.$C$23]/[.Q26]*[.J26]*[.V26]" office:value-type="float" office:value="1126694.09645417">
            <text:p>1126694.1</text:p>
          </table:table-cell>
          <table:table-cell table:formula="oooc:=[.R26]/[.G26]" office:value-type="float" office:value="10.5625">
            <text:p>10.56</text:p>
          </table:table-cell>
          <table:table-cell table:formula="oooc:=[.H26]/[.I26]" office:value-type="float" office:value="264.0625">
            <text:p>264.06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5">
            <text:p>45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264.0625">
            <text:p>264.06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000000">
            <text:p>2,000,000</text:p>
          </table:table-cell>
          <table:table-cell table:formula="oooc:=CEILING(([.Q29]-[.T29]/2);[.T29])" office:value-type="float" office:value="5.9">
            <text:p>5.9</text:p>
          </table:table-cell>
          <table:table-cell table:formula="oooc:=[.D29]*[$globals.$C$25]/[.J29]" office:value-type="float" office:value="590">
            <text:p>590</text:p>
          </table:table-cell>
          <table:table-cell/>
          <table:table-cell table:formula="oooc:=[.G28]" office:value-type="float" office:value="45">
            <text:p>45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0.65">
            <text:p>0.65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386456.075083781">
            <text:p>386456.08</text:p>
          </table:table-cell>
          <table:table-cell table:formula="oooc:=[.X28]/[.L29]" office:value-type="float" office:value="55.8925098934395">
            <text:p>55.89</text:p>
          </table:table-cell>
          <table:table-cell table:formula="oooc:=([.D29]/[.C29])/([.Q29]/[.P29])" office:value-type="float" office:value="1.01954482119848">
            <text:p>1.02</text:p>
          </table:table-cell>
          <table:table-cell/>
          <table:table-cell table:formula="oooc:=[.H29]^[$globals.$C$17]*[$globals.$C$23]/[.Q29]*[.J29]*[.V29]" office:value-type="float" office:value="2028049.37361751">
            <text:p>2028049.37</text:p>
          </table:table-cell>
          <table:table-cell table:formula="oooc:=[.R29]/[.G29]" office:value-type="float" office:value="5.86805555555556">
            <text:p>5.87</text:p>
          </table:table-cell>
          <table:table-cell table:formula="oooc:=[.H29]/[.I29]" office:value-type="float" office:value="264.0625">
            <text:p>264.06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3100000">
            <text:p>3,100,000</text:p>
          </table:table-cell>
          <table:table-cell table:formula="oooc:=CEILING(([.Q30]-[.T30]/2);[.T30])" office:value-type="float" office:value="7.4">
            <text:p>7.4</text:p>
          </table:table-cell>
          <table:table-cell table:formula="oooc:=[.D30]*[$globals.$C$25]/[.J30]" office:value-type="float" office:value="740">
            <text:p>740</text:p>
          </table:table-cell>
          <table:table-cell/>
          <table:table-cell table:formula="oooc:=[.G29]" office:value-type="float" office:value="45">
            <text:p>45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0.65">
            <text:p>0.65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597718.891490351">
            <text:p>597718.89</text:p>
          </table:table-cell>
          <table:table-cell table:formula="oooc:=[.X28]/[.L30]" office:value-type="float" office:value="36.1373888420067">
            <text:p>36.14</text:p>
          </table:table-cell>
          <table:table-cell table:formula="oooc:=([.D30]/[.C30])/([.Q30]/[.P30])" office:value-type="float" office:value="1.00803242996276">
            <text:p>1.01</text:p>
          </table:table-cell>
          <table:table-cell/>
          <table:table-cell table:formula="oooc:=[.H30]^[$globals.$C$17]*[$globals.$C$23]/[.Q30]*[.J30]*[.V30]" office:value-type="float" office:value="3136717.21481817">
            <text:p>3136717.21</text:p>
          </table:table-cell>
          <table:table-cell table:formula="oooc:=[.R30]/[.G30]" office:value-type="float" office:value="7.4279827934965">
            <text:p>7.43</text:p>
          </table:table-cell>
          <table:table-cell table:formula="oooc:=[.H30]/[.I30]" office:value-type="float" office:value="334.259225707343">
            <text:p>334.26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4900000">
            <text:p>4,900,000</text:p>
          </table:table-cell>
          <table:table-cell table:formula="oooc:=CEILING(([.Q31]-[.T31]/2);[.T31])" office:value-type="float" office:value="9.4">
            <text:p>9.4</text:p>
          </table:table-cell>
          <table:table-cell table:formula="oooc:=[.D31]*[$globals.$C$25]/[.J31]" office:value-type="float" office:value="940">
            <text:p>940</text:p>
          </table:table-cell>
          <table:table-cell/>
          <table:table-cell table:formula="oooc:=[.G30]" office:value-type="float" office:value="45">
            <text:p>45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0.65">
            <text:p>0.65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924472.136107578">
            <text:p>924472.14</text:p>
          </table:table-cell>
          <table:table-cell table:formula="oooc:=[.X28]/[.L31]" office:value-type="float" office:value="23.3646847280278">
            <text:p>23.36</text:p>
          </table:table-cell>
          <table:table-cell table:formula="oooc:=([.D31]/[.C31])/([.Q31]/[.P31])" office:value-type="float" office:value="0.989820452445274">
            <text:p>0.99</text:p>
          </table:table-cell>
          <table:table-cell/>
          <table:table-cell table:formula="oooc:=[.H31]^[$globals.$C$17]*[$globals.$C$23]/[.Q31]*[.J31]*[.V31]" office:value-type="float" office:value="4851457.27403394">
            <text:p>4851457.27</text:p>
          </table:table-cell>
          <table:table-cell table:formula="oooc:=[.R31]/[.G31]" office:value-type="float" office:value="9.40259134531258">
            <text:p>9.4</text:p>
          </table:table-cell>
          <table:table-cell table:formula="oooc:=[.H31]/[.I31]" office:value-type="float" office:value="423.116610539066">
            <text:p>423.12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7500000">
            <text:p>7,500,000</text:p>
          </table:table-cell>
          <table:table-cell table:formula="oooc:=CEILING(([.Q32]-[.T32]/2);[.T32])" office:value-type="float" office:value="12">
            <text:p>12</text:p>
          </table:table-cell>
          <table:table-cell table:formula="oooc:=[.D32]*[$globals.$C$25]/[.J32]" office:value-type="float" office:value="1200">
            <text:p>1200</text:p>
          </table:table-cell>
          <table:table-cell/>
          <table:table-cell table:formula="oooc:=[.G31]" office:value-type="float" office:value="45">
            <text:p>45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0.65">
            <text:p>0.6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1429850.62477836">
            <text:p>1429850.62</text:p>
          </table:table-cell>
          <table:table-cell table:formula="oooc:=[.X28]/[.L32]" office:value-type="float" office:value="15.1064730998374">
            <text:p>15.11</text:p>
          </table:table-cell>
          <table:table-cell table:formula="oooc:=([.D32]/[.C32])/([.Q32]/[.P32])" office:value-type="float" office:value="1.00870646368756">
            <text:p>1.01</text:p>
          </table:table-cell>
          <table:table-cell/>
          <table:table-cell table:formula="oooc:=[.H32]^[$globals.$C$17]*[$globals.$C$23]/[.Q32]*[.J32]*[.V32]" office:value-type="float" office:value="7503589.28455118">
            <text:p>7503589.28</text:p>
          </table:table-cell>
          <table:table-cell table:formula="oooc:=[.R32]/[.G32]" office:value-type="float" office:value="11.9021175014504">
            <text:p>11.9</text:p>
          </table:table-cell>
          <table:table-cell table:formula="oooc:=[.H32]/[.I32]" office:value-type="float" office:value="535.595287565268">
            <text:p>535.6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1">
            <text:p>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2000000">
            <text:p>12,000,000</text:p>
          </table:table-cell>
          <table:table-cell table:formula="oooc:=CEILING(([.Q33]-[.T33]/2);[.T33])" office:value-type="float" office:value="15">
            <text:p>15</text:p>
          </table:table-cell>
          <table:table-cell table:formula="oooc:=[.D33]*[$globals.$C$25]/[.J33]" office:value-type="float" office:value="1500">
            <text:p>1500</text:p>
          </table:table-cell>
          <table:table-cell/>
          <table:table-cell table:formula="oooc:=[.G32]" office:value-type="float" office:value="45">
            <text:p>45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0.65">
            <text:p>0.6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2211502.89914327">
            <text:p>2211502.9</text:p>
          </table:table-cell>
          <table:table-cell table:formula="oooc:=[.X28]/[.L33]" office:value-type="float" office:value="9.76711358070922">
            <text:p>9.77</text:p>
          </table:table-cell>
          <table:table-cell table:formula="oooc:=([.D33]/[.C33])/([.Q33]/[.P33])" office:value-type="float" office:value="0.962886295314259">
            <text:p>0.96</text:p>
          </table:table-cell>
          <table:table-cell/>
          <table:table-cell table:formula="oooc:=[.H33]^[$globals.$C$17]*[$globals.$C$23]/[.Q33]*[.J33]*[.V33]" office:value-type="float" office:value="11605554.5727635">
            <text:p>11605554.57</text:p>
          </table:table-cell>
          <table:table-cell table:formula="oooc:=[.R33]/[.G33]" office:value-type="float" office:value="15.0661020792904">
            <text:p>15.07</text:p>
          </table:table-cell>
          <table:table-cell table:formula="oooc:=[.H33]/[.I33]" office:value-type="float" office:value="677.974593568067">
            <text:p>677.97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18000000">
            <text:p>18,000,000</text:p>
          </table:table-cell>
          <table:table-cell table:formula="oooc:=CEILING(([.Q34]-[.T34]/2);[.T34])" office:value-type="float" office:value="19">
            <text:p>19</text:p>
          </table:table-cell>
          <table:table-cell table:formula="oooc:=[.D34]*[$globals.$C$25]/[.J34]" office:value-type="float" office:value="1900">
            <text:p>1900</text:p>
          </table:table-cell>
          <table:table-cell/>
          <table:table-cell table:formula="oooc:=[.G33]" office:value-type="float" office:value="45">
            <text:p>45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0.65">
            <text:p>0.6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3420458.74454695">
            <text:p>3420458.74</text:p>
          </table:table-cell>
          <table:table-cell table:formula="oooc:=[.X28]/[.L34]" office:value-type="float" office:value="6.31494241362674">
            <text:p>6.31</text:p>
          </table:table-cell>
          <table:table-cell table:formula="oooc:=([.D34]/[.C34])/([.Q34]/[.P34])" office:value-type="float" office:value="0.993496312897439">
            <text:p>0.99</text:p>
          </table:table-cell>
          <table:table-cell/>
          <table:table-cell table:formula="oooc:=[.H34]^[$globals.$C$17]*[$globals.$C$23]/[.Q34]*[.J34]*[.V34]" office:value-type="float" office:value="17949929.2716749">
            <text:p>17949929.27</text:p>
          </table:table-cell>
          <table:table-cell table:formula="oooc:=[.R34]/[.G34]" office:value-type="float" office:value="19.0711805555556">
            <text:p>19.07</text:p>
          </table:table-cell>
          <table:table-cell table:formula="oooc:=[.H34]/[.I34]" office:value-type="float" office:value="858.203125">
            <text:p>858.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180">
            <text:p>18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858.203125">
            <text:p>858.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72000000">
            <text:p>72,000,000</text:p>
          </table:table-cell>
          <table:table-cell table:formula="oooc:=CEILING(([.Q37]-[.T37]/2);[.T37])" office:value-type="float" office:value="4.8">
            <text:p>4.8</text:p>
          </table:table-cell>
          <table:table-cell table:formula="oooc:=[.D37]*[$globals.$C$25]/[.J37]" office:value-type="float" office:value="480">
            <text:p>480</text:p>
          </table:table-cell>
          <table:table-cell/>
          <table:table-cell table:formula="oooc:=[.G36]" office:value-type="float" office:value="180">
            <text:p>18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0.65">
            <text:p>0.6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1971605.6059143">
            <text:p>11971605.61</text:p>
          </table:table-cell>
          <table:table-cell table:formula="oooc:=[.X36]/[.L37]" office:value-type="float" office:value="54.1280778310864">
            <text:p>54.13</text:p>
          </table:table-cell>
          <table:table-cell table:formula="oooc:=([.D37]/[.C37])/([.Q37]/[.P37])" office:value-type="float" office:value="1.00395416882268">
            <text:p>1</text:p>
          </table:table-cell>
          <table:table-cell/>
          <table:table-cell table:formula="oooc:=[.H37]^[$globals.$C$17]*[$globals.$C$23]/[.Q37]*[.J37]*[.V37]" office:value-type="float" office:value="71799717.0866998">
            <text:p>71799717.09</text:p>
          </table:table-cell>
          <table:table-cell table:formula="oooc:=[.R37]/[.G37]" office:value-type="float" office:value="4.76779513888889">
            <text:p>4.77</text:p>
          </table:table-cell>
          <table:table-cell table:formula="oooc:=[.H37]/[.I37]" office:value-type="float" office:value="858.203125">
            <text:p>858.2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10000000">
            <text:p>110,000,000</text:p>
          </table:table-cell>
          <table:table-cell table:formula="oooc:=CEILING(([.Q38]-[.T38]/2);[.T38])" office:value-type="float" office:value="6">
            <text:p>6</text:p>
          </table:table-cell>
          <table:table-cell table:formula="oooc:=[.D38]*[$globals.$C$25]/[.J38]" office:value-type="float" office:value="600">
            <text:p>600</text:p>
          </table:table-cell>
          <table:table-cell/>
          <table:table-cell table:formula="oooc:=[.G37]" office:value-type="float" office:value="180">
            <text:p>18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0.65">
            <text:p>0.65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18516088.3564205">
            <text:p>18516088.36</text:p>
          </table:table-cell>
          <table:table-cell table:formula="oooc:=[.X36]/[.L38]" office:value-type="float" office:value="34.996592559211">
            <text:p>35</text:p>
          </table:table-cell>
          <table:table-cell table:formula="oooc:=([.D38]/[.C38])/([.Q38]/[.P38])" office:value-type="float" office:value="1.00365368405037">
            <text:p>1</text:p>
          </table:table-cell>
          <table:table-cell/>
          <table:table-cell table:formula="oooc:=[.H38]^[$globals.$C$17]*[$globals.$C$23]/[.Q38]*[.J38]*[.V38]" office:value-type="float" office:value="111050259.197191">
            <text:p>111050259.2</text:p>
          </table:table-cell>
          <table:table-cell table:formula="oooc:=[.R38]/[.G38]" office:value-type="float" office:value="6.03523601971591">
            <text:p>6.04</text:p>
          </table:table-cell>
          <table:table-cell table:formula="oooc:=[.H38]/[.I38]" office:value-type="float" office:value="1086.34248354886">
            <text:p>1086.34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70000000">
            <text:p>170,000,000</text:p>
          </table:table-cell>
          <table:table-cell table:formula="oooc:=CEILING(([.Q39]-[.T39]/2);[.T39])" office:value-type="float" office:value="7.6">
            <text:p>7.6</text:p>
          </table:table-cell>
          <table:table-cell table:formula="oooc:=[.D39]*[$globals.$C$25]/[.J39]" office:value-type="float" office:value="760">
            <text:p>760</text:p>
          </table:table-cell>
          <table:table-cell/>
          <table:table-cell table:formula="oooc:=[.G38]" office:value-type="float" office:value="180">
            <text:p>18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0.65">
            <text:p>0.65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28638224.4210749">
            <text:p>28638224.42</text:p>
          </table:table-cell>
          <table:table-cell table:formula="oooc:=[.X36]/[.L39]" office:value-type="float" office:value="22.6271011244376">
            <text:p>22.63</text:p>
          </table:table-cell>
          <table:table-cell table:formula="oooc:=([.D39]/[.C39])/([.Q39]/[.P39])" office:value-type="float" office:value="1.0051020531163">
            <text:p>1.01</text:p>
          </table:table-cell>
          <table:table-cell/>
          <table:table-cell table:formula="oooc:=[.H39]^[$globals.$C$17]*[$globals.$C$23]/[.Q39]*[.J39]*[.V39]" office:value-type="float" office:value="171757780.784456">
            <text:p>171757780.78</text:p>
          </table:table-cell>
          <table:table-cell table:formula="oooc:=[.R39]/[.G39]" office:value-type="float" office:value="7.63960546806647">
            <text:p>7.64</text:p>
          </table:table-cell>
          <table:table-cell table:formula="oooc:=[.H39]/[.I39]" office:value-type="float" office:value="1375.12898425197">
            <text:p>1375.1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270000000">
            <text:p>270,000,000</text:p>
          </table:table-cell>
          <table:table-cell table:formula="oooc:=CEILING(([.Q40]-[.T40]/2);[.T40])" office:value-type="float" office:value="9.7">
            <text:p>9.7</text:p>
          </table:table-cell>
          <table:table-cell table:formula="oooc:=[.D40]*[$globals.$C$25]/[.J40]" office:value-type="float" office:value="970">
            <text:p>970</text:p>
          </table:table-cell>
          <table:table-cell/>
          <table:table-cell table:formula="oooc:=[.G39]" office:value-type="float" office:value="180">
            <text:p>18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0.65">
            <text:p>0.65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44293799.1115958">
            <text:p>44293799.11</text:p>
          </table:table-cell>
          <table:table-cell table:formula="oooc:=[.X36]/[.L40]" office:value-type="float" office:value="14.6295872785127">
            <text:p>14.63</text:p>
          </table:table-cell>
          <table:table-cell table:formula="oooc:=([.D40]/[.C40])/([.Q40]/[.P40])" office:value-type="float" office:value="0.986901094666341">
            <text:p>0.99</text:p>
          </table:table-cell>
          <table:table-cell/>
          <table:table-cell table:formula="oooc:=[.H40]^[$globals.$C$17]*[$globals.$C$23]/[.Q40]*[.J40]*[.V40]" office:value-type="float" office:value="265652106.291953">
            <text:p>265652106.29</text:p>
          </table:table-cell>
          <table:table-cell table:formula="oooc:=[.R40]/[.G40]" office:value-type="float" office:value="9.67047046992844">
            <text:p>9.67</text:p>
          </table:table-cell>
          <table:table-cell table:formula="oooc:=[.H40]/[.I40]" office:value-type="float" office:value="1740.68468458712">
            <text:p>1740.68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410000000">
            <text:p>410,000,000</text:p>
          </table:table-cell>
          <table:table-cell table:formula="oooc:=CEILING(([.Q41]-[.T41]/2);[.T41])" office:value-type="float" office:value="12">
            <text:p>12</text:p>
          </table:table-cell>
          <table:table-cell table:formula="oooc:=[.D41]*[$globals.$C$25]/[.J41]" office:value-type="float" office:value="1200">
            <text:p>1200</text:p>
          </table:table-cell>
          <table:table-cell/>
          <table:table-cell table:formula="oooc:=[.G40]" office:value-type="float" office:value="180">
            <text:p>18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0.65">
            <text:p>0.65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68507761.1967665">
            <text:p>68507761.2</text:p>
          </table:table-cell>
          <table:table-cell table:formula="oooc:=[.X36]/[.L41]" office:value-type="float" office:value="9.45878231429617">
            <text:p>9.46</text:p>
          </table:table-cell>
          <table:table-cell table:formula="oooc:=([.D41]/[.C41])/([.Q41]/[.P41])" office:value-type="float" office:value="0.982388390004546">
            <text:p>0.98</text:p>
          </table:table-cell>
          <table:table-cell/>
          <table:table-cell table:formula="oooc:=[.H41]^[$globals.$C$17]*[$globals.$C$23]/[.Q41]*[.J41]*[.V41]" office:value-type="float" office:value="410875369.110136">
            <text:p>410875369.11</text:p>
          </table:table-cell>
          <table:table-cell table:formula="oooc:=[.R41]/[.G41]" office:value-type="float" office:value="12.2412079394234">
            <text:p>12.24</text:p>
          </table:table-cell>
          <table:table-cell table:formula="oooc:=[.H41]/[.I41]" office:value-type="float" office:value="2203.41742909622">
            <text:p>2203.4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640000000">
            <text:p>640,000,000</text:p>
          </table:table-cell>
          <table:table-cell table:formula="oooc:=CEILING(([.Q42]-[.T42]/2);[.T42])" office:value-type="float" office:value="15">
            <text:p>15</text:p>
          </table:table-cell>
          <table:table-cell table:formula="oooc:=[.D42]*[$globals.$C$25]/[.J42]" office:value-type="float" office:value="1500">
            <text:p>1500</text:p>
          </table:table-cell>
          <table:table-cell/>
          <table:table-cell table:formula="oooc:=[.G41]" office:value-type="float" office:value="180">
            <text:p>18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0.65">
            <text:p>0.65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05958699.373893">
            <text:p>105958699.37</text:p>
          </table:table-cell>
          <table:table-cell table:formula="oooc:=[.X36]/[.L42]" office:value-type="float" office:value="6.11559035576139">
            <text:p>6.12</text:p>
          </table:table-cell>
          <table:table-cell table:formula="oooc:=([.D42]/[.C42])/([.Q42]/[.P42])" office:value-type="float" office:value="0.961207804500411">
            <text:p>0.96</text:p>
          </table:table-cell>
          <table:table-cell/>
          <table:table-cell table:formula="oooc:=[.H42]^[$globals.$C$17]*[$globals.$C$23]/[.Q42]*[.J42]*[.V42]" office:value-type="float" office:value="635487409.822598">
            <text:p>635487409.82</text:p>
          </table:table-cell>
          <table:table-cell table:formula="oooc:=[.R42]/[.G42]" office:value-type="float" office:value="15.4953342013889">
            <text:p>15.5</text:p>
          </table:table-cell>
          <table:table-cell table:formula="oooc:=[.H42]/[.I42]" office:value-type="float" office:value="2789.16015625">
            <text:p>2789.16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650">
            <text:p>65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2789.16015625">
            <text:p>2789.16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2300000000">
            <text:p>2,300,000,000</text:p>
          </table:table-cell>
          <table:table-cell table:formula="oooc:=CEILING(([.Q45]-[.T45]/2);[.T45])" office:value-type="float" office:value="4.3">
            <text:p>4.3</text:p>
          </table:table-cell>
          <table:table-cell table:formula="oooc:=[.D45]*[$globals.$C$25]/[.J45]" office:value-type="float" office:value="430">
            <text:p>430</text:p>
          </table:table-cell>
          <table:table-cell/>
          <table:table-cell table:formula="oooc:=[.G44]" office:value-type="float" office:value="650">
            <text:p>6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0.65">
            <text:p>0.65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370855447.808625">
            <text:p>370855447.81</text:p>
          </table:table-cell>
          <table:table-cell table:formula="oooc:=[.X44]/[.L45]" office:value-type="float" office:value="52.4193459065262">
            <text:p>52.42</text:p>
          </table:table-cell>
          <table:table-cell table:formula="oooc:=([.D45]/[.C45])/([.Q45]/[.P45])" office:value-type="float" office:value="0.999834978036069">
            <text:p>1</text:p>
          </table:table-cell>
          <table:table-cell/>
          <table:table-cell table:formula="oooc:=[.H45]^[$globals.$C$17]*[$globals.$C$23]/[.Q45]*[.J45]*[.V45]" office:value-type="float" office:value="2294815646.5816">
            <text:p>2294815646.58</text:p>
          </table:table-cell>
          <table:table-cell table:formula="oooc:=[.R45]/[.G45]" office:value-type="float" office:value="4.291015625">
            <text:p>4.29</text:p>
          </table:table-cell>
          <table:table-cell table:formula="oooc:=[.H45]/[.I45]" office:value-type="float" office:value="2789.16015625">
            <text:p>2789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3500000000">
            <text:p>3,500,000,000</text:p>
          </table:table-cell>
          <table:table-cell table:formula="oooc:=CEILING(([.Q46]-[.T46]/2);[.T46])" office:value-type="float" office:value="5.4">
            <text:p>5.4</text:p>
          </table:table-cell>
          <table:table-cell table:formula="oooc:=[.D46]*[$globals.$C$25]/[.J46]" office:value-type="float" office:value="540">
            <text:p>540</text:p>
          </table:table-cell>
          <table:table-cell/>
          <table:table-cell table:formula="oooc:=[.G45]" office:value-type="float" office:value="650">
            <text:p>6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0.65">
            <text:p>0.65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573589914.763983">
            <text:p>573589914.76</text:p>
          </table:table-cell>
          <table:table-cell table:formula="oooc:=[.X44]/[.L46]" office:value-type="float" office:value="33.8918092867778">
            <text:p>33.89</text:p>
          </table:table-cell>
          <table:table-cell table:formula="oooc:=([.D46]/[.C46])/([.Q46]/[.P46])" office:value-type="float" office:value="1.00816958955804">
            <text:p>1.01</text:p>
          </table:table-cell>
          <table:table-cell/>
          <table:table-cell table:formula="oooc:=[.H46]^[$globals.$C$17]*[$globals.$C$23]/[.Q46]*[.J46]*[.V46]" office:value-type="float" office:value="3549315828.84835">
            <text:p>3549315828.85</text:p>
          </table:table-cell>
          <table:table-cell table:formula="oooc:=[.R46]/[.G46]" office:value-type="float" office:value="5.43171241774432">
            <text:p>5.43</text:p>
          </table:table-cell>
          <table:table-cell table:formula="oooc:=[.H46]/[.I46]" office:value-type="float" office:value="3530.61307153381">
            <text:p>3530.61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5500000000">
            <text:p>5,500,000,000</text:p>
          </table:table-cell>
          <table:table-cell table:formula="oooc:=CEILING(([.Q47]-[.T47]/2);[.T47])" office:value-type="float" office:value="6.9">
            <text:p>6.9</text:p>
          </table:table-cell>
          <table:table-cell table:formula="oooc:=[.D47]*[$globals.$C$25]/[.J47]" office:value-type="float" office:value="690">
            <text:p>690</text:p>
          </table:table-cell>
          <table:table-cell/>
          <table:table-cell table:formula="oooc:=[.G46]" office:value-type="float" office:value="650">
            <text:p>6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0.65">
            <text:p>0.65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887152641.987698">
            <text:p>887152641.99</text:p>
          </table:table-cell>
          <table:table-cell table:formula="oooc:=[.X44]/[.L47]" office:value-type="float" office:value="21.9128017884769">
            <text:p>21.91</text:p>
          </table:table-cell>
          <table:table-cell table:formula="oooc:=([.D47]/[.C47])/([.Q47]/[.P47])" office:value-type="float" office:value="1.00164643666597">
            <text:p>1</text:p>
          </table:table-cell>
          <table:table-cell/>
          <table:table-cell table:formula="oooc:=[.H47]^[$globals.$C$17]*[$globals.$C$23]/[.Q47]*[.J47]*[.V47]" office:value-type="float" office:value="5489609970.05537">
            <text:p>5489609970.06</text:p>
          </table:table-cell>
          <table:table-cell table:formula="oooc:=[.R47]/[.G47]" office:value-type="float" office:value="6.87564492125983">
            <text:p>6.88</text:p>
          </table:table-cell>
          <table:table-cell table:formula="oooc:=[.H47]/[.I47]" office:value-type="float" office:value="4469.16919881889">
            <text:p>4469.17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8500000000">
            <text:p>8,500,000,000</text:p>
          </table:table-cell>
          <table:table-cell table:formula="oooc:=CEILING(([.Q48]-[.T48]/2);[.T48])" office:value-type="float" office:value="8.7">
            <text:p>8.7</text:p>
          </table:table-cell>
          <table:table-cell table:formula="oooc:=[.D48]*[$globals.$C$25]/[.J48]" office:value-type="float" office:value="870">
            <text:p>870</text:p>
          </table:table-cell>
          <table:table-cell/>
          <table:table-cell table:formula="oooc:=[.G47]" office:value-type="float" office:value="650">
            <text:p>6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0.65">
            <text:p>0.65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1372129791.55953">
            <text:p>1372129791.56</text:p>
          </table:table-cell>
          <table:table-cell table:formula="oooc:=[.X44]/[.L48]" office:value-type="float" office:value="14.1677559364883">
            <text:p>14.17</text:p>
          </table:table-cell>
          <table:table-cell table:formula="oooc:=([.D48]/[.C48])/([.Q48]/[.P48])" office:value-type="float" office:value="0.998501099427795">
            <text:p>1</text:p>
          </table:table-cell>
          <table:table-cell/>
          <table:table-cell table:formula="oooc:=[.H48]^[$globals.$C$17]*[$globals.$C$23]/[.Q48]*[.J48]*[.V48]" office:value-type="float" office:value="8490599055.28597">
            <text:p>8490599055.29</text:p>
          </table:table-cell>
          <table:table-cell table:formula="oooc:=[.R48]/[.G48]" office:value-type="float" office:value="8.7034234229356">
            <text:p>8.7</text:p>
          </table:table-cell>
          <table:table-cell table:formula="oooc:=[.H48]/[.I48]" office:value-type="float" office:value="5657.22522490814">
            <text:p>5657.23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0.1">
            <text:p>0.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3000000000">
            <text:p>13,000,000,000</text:p>
          </table:table-cell>
          <table:table-cell table:formula="oooc:=CEILING(([.Q49]-[.T49]/2);[.T49])" office:value-type="float" office:value="11">
            <text:p>11</text:p>
          </table:table-cell>
          <table:table-cell table:formula="oooc:=[.D49]*[$globals.$C$25]/[.J49]" office:value-type="float" office:value="1100">
            <text:p>1100</text:p>
          </table:table-cell>
          <table:table-cell/>
          <table:table-cell table:formula="oooc:=[.G48]" office:value-type="float" office:value="650">
            <text:p>6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0.65">
            <text:p>0.65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2122227986.23116">
            <text:p>2122227986.23</text:p>
          </table:table-cell>
          <table:table-cell table:formula="oooc:=[.X44]/[.L49]" office:value-type="float" office:value="9.16018454479214">
            <text:p>9.16</text:p>
          </table:table-cell>
          <table:table-cell table:formula="oooc:=([.D49]/[.C49])/([.Q49]/[.P49])" office:value-type="float" office:value="1.00859712230965">
            <text:p>1.01</text:p>
          </table:table-cell>
          <table:table-cell/>
          <table:table-cell table:formula="oooc:=[.H49]^[$globals.$C$17]*[$globals.$C$23]/[.Q49]*[.J49]*[.V49]" office:value-type="float" office:value="13132130098.6518">
            <text:p>13132130098.65</text:p>
          </table:table-cell>
          <table:table-cell table:formula="oooc:=[.R49]/[.G49]" office:value-type="float" office:value="11.0170871454811">
            <text:p>11.02</text:p>
          </table:table-cell>
          <table:table-cell table:formula="oooc:=[.H49]/[.I49]" office:value-type="float" office:value="7161.10664456271">
            <text:p>7161.11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20000000000">
            <text:p>20,000,000,000</text:p>
          </table:table-cell>
          <table:table-cell table:formula="oooc:=CEILING(([.Q50]-[.T50]/2);[.T50])" office:value-type="float" office:value="14">
            <text:p>14</text:p>
          </table:table-cell>
          <table:table-cell table:formula="oooc:=[.D50]*[$globals.$C$25]/[.J50]" office:value-type="float" office:value="1400">
            <text:p>1400</text:p>
          </table:table-cell>
          <table:table-cell/>
          <table:table-cell table:formula="oooc:=[.G49]" office:value-type="float" office:value="650">
            <text:p>6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0.65">
            <text:p>0.65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3282380175.14639">
            <text:p>3282380175.15</text:p>
          </table:table-cell>
          <table:table-cell table:formula="oooc:=[.X44]/[.L50]" office:value-type="float" office:value="5.92253150539852">
            <text:p>5.92</text:p>
          </table:table-cell>
          <table:table-cell table:formula="oooc:=([.D50]/[.C50])/([.Q50]/[.P50])" office:value-type="float" office:value="1.01949852842757">
            <text:p>1.02</text:p>
          </table:table-cell>
          <table:table-cell/>
          <table:table-cell table:formula="oooc:=[.H50]^[$globals.$C$17]*[$globals.$C$23]/[.Q50]*[.J50]*[.V50]" office:value-type="float" office:value="20311033391.7549">
            <text:p>20311033391.75</text:p>
          </table:table-cell>
          <table:table-cell table:formula="oooc:=[.R50]/[.G50]" office:value-type="float" office:value="13.94580078125">
            <text:p>13.95</text:p>
          </table:table-cell>
          <table:table-cell table:formula="oooc:=[.H50]/[.I50]" office:value-type="float" office:value="9064.7705078125">
            <text:p>9064.77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2400">
            <text:p>240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9064.7705078125">
            <text:p>9064.77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75000000000">
            <text:p>75,000,000,000</text:p>
          </table:table-cell>
          <table:table-cell table:formula="oooc:=CEILING(([.Q53]-[.T53]/2);[.T53])" office:value-type="float" office:value="3.8">
            <text:p>3.8</text:p>
          </table:table-cell>
          <table:table-cell table:formula="oooc:=[.D53]*[$globals.$C$25]/[.J53]" office:value-type="float" office:value="380">
            <text:p>380</text:p>
          </table:table-cell>
          <table:table-cell/>
          <table:table-cell table:formula="oooc:=[.G52]" office:value-type="float" office:value="2400">
            <text:p>24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0.65">
            <text:p>0.65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1488330613.0124">
            <text:p>11488330613.01</text:p>
          </table:table-cell>
          <table:table-cell table:formula="oooc:=[.X52]/[.L53]" office:value-type="float" office:value="50.7645557605587">
            <text:p>50.76</text:p>
          </table:table-cell>
          <table:table-cell table:formula="oooc:=([.D53]/[.C53])/([.Q53]/[.P53])" office:value-type="float" office:value="1.00602012015656">
            <text:p>1.01</text:p>
          </table:table-cell>
          <table:table-cell/>
          <table:table-cell table:formula="oooc:=[.H53]^[$globals.$C$17]*[$globals.$C$23]/[.Q53]*[.J53]*[.V53]" office:value-type="float" office:value="74994584831.095">
            <text:p>74994584831.1</text:p>
          </table:table-cell>
          <table:table-cell table:formula="oooc:=[.R53]/[.G53]" office:value-type="float" office:value="3.77698771158854">
            <text:p>3.78</text:p>
          </table:table-cell>
          <table:table-cell table:formula="oooc:=[.H53]/[.I53]" office:value-type="float" office:value="9064.7705078125">
            <text:p>9064.77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120000000000">
            <text:p>120,000,000,000</text:p>
          </table:table-cell>
          <table:table-cell table:formula="oooc:=CEILING(([.Q54]-[.T54]/2);[.T54])" office:value-type="float" office:value="4.8">
            <text:p>4.8</text:p>
          </table:table-cell>
          <table:table-cell table:formula="oooc:=[.D54]*[$globals.$C$25]/[.J54]" office:value-type="float" office:value="480">
            <text:p>480</text:p>
          </table:table-cell>
          <table:table-cell/>
          <table:table-cell table:formula="oooc:=[.G53]" office:value-type="float" office:value="2400">
            <text:p>24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0.65">
            <text:p>0.65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17768622831.4453">
            <text:p>17768622831.45</text:p>
          </table:table-cell>
          <table:table-cell table:formula="oooc:=[.X52]/[.L54]" office:value-type="float" office:value="32.8219021548426">
            <text:p>32.82</text:p>
          </table:table-cell>
          <table:table-cell table:formula="oooc:=([.D54]/[.C54])/([.Q54]/[.P54])" office:value-type="float" office:value="0.97043063047947">
            <text:p>0.97</text:p>
          </table:table-cell>
          <table:table-cell/>
          <table:table-cell table:formula="oooc:=[.H54]^[$globals.$C$17]*[$globals.$C$23]/[.Q54]*[.J54]*[.V54]" office:value-type="float" office:value="115991655981.351">
            <text:p>115991655981.35</text:p>
          </table:table-cell>
          <table:table-cell table:formula="oooc:=[.R54]/[.G54]" office:value-type="float" office:value="4.7810385343687">
            <text:p>4.78</text:p>
          </table:table-cell>
          <table:table-cell table:formula="oooc:=[.H54]/[.I54]" office:value-type="float" office:value="11474.4924824849">
            <text:p>11474.49</text:p>
          </table:table-cell>
          <table:table-cell table:formula="oooc:=MAX(10^(FLOOR(LOG([.P54];10);1)-1);5)" office:value-type="float" office:value="10000000000">
            <text:p>10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80000000000">
            <text:p>180,000,000,000</text:p>
          </table:table-cell>
          <table:table-cell table:formula="oooc:=CEILING(([.Q55]-[.T55]/2);[.T55])" office:value-type="float" office:value="6.1">
            <text:p>6.1</text:p>
          </table:table-cell>
          <table:table-cell table:formula="oooc:=[.D55]*[$globals.$C$25]/[.J55]" office:value-type="float" office:value="610">
            <text:p>610</text:p>
          </table:table-cell>
          <table:table-cell/>
          <table:table-cell table:formula="oooc:=[.G54]" office:value-type="float" office:value="2400">
            <text:p>24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0.65">
            <text:p>0.65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27482144095.7272">
            <text:p>27482144095.73</text:p>
          </table:table-cell>
          <table:table-cell table:formula="oooc:=[.X52]/[.L55]" office:value-type="float" office:value="21.2210516751738">
            <text:p>21.22</text:p>
          </table:table-cell>
          <table:table-cell table:formula="oooc:=([.D55]/[.C55])/([.Q55]/[.P55])" office:value-type="float" office:value="1.00457416719238">
            <text:p>1</text:p>
          </table:table-cell>
          <table:table-cell/>
          <table:table-cell table:formula="oooc:=[.H55]^[$globals.$C$17]*[$globals.$C$23]/[.Q55]*[.J55]*[.V55]" office:value-type="float" office:value="179400476549.044">
            <text:p>179400476549.04</text:p>
          </table:table-cell>
          <table:table-cell table:formula="oooc:=[.R55]/[.G55]" office:value-type="float" office:value="6.05199995673391">
            <text:p>6.05</text:p>
          </table:table-cell>
          <table:table-cell table:formula="oooc:=[.H55]/[.I55]" office:value-type="float" office:value="14524.7998961614">
            <text:p>14524.8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80000000000">
            <text:p>280,000,000,000</text:p>
          </table:table-cell>
          <table:table-cell table:formula="oooc:=CEILING(([.Q56]-[.T56]/2);[.T56])" office:value-type="float" office:value="7.7">
            <text:p>7.7</text:p>
          </table:table-cell>
          <table:table-cell table:formula="oooc:=[.D56]*[$globals.$C$25]/[.J56]" office:value-type="float" office:value="770">
            <text:p>770</text:p>
          </table:table-cell>
          <table:table-cell/>
          <table:table-cell table:formula="oooc:=[.G55]" office:value-type="float" office:value="2400">
            <text:p>24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0.65">
            <text:p>0.65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42505727723.6875">
            <text:p>42505727723.69</text:p>
          </table:table-cell>
          <table:table-cell table:formula="oooc:=[.X52]/[.L56]" office:value-type="float" office:value="13.7205038292991">
            <text:p>13.72</text:p>
          </table:table-cell>
          <table:table-cell table:formula="oooc:=([.D56]/[.C56])/([.Q56]/[.P56])" office:value-type="float" office:value="0.996041746879547">
            <text:p>1</text:p>
          </table:table-cell>
          <table:table-cell/>
          <table:table-cell table:formula="oooc:=[.H56]^[$globals.$C$17]*[$globals.$C$23]/[.Q56]*[.J56]*[.V56]" office:value-type="float" office:value="277472812278.83">
            <text:p>277472812278.83</text:p>
          </table:table-cell>
          <table:table-cell table:formula="oooc:=[.R56]/[.G56]" office:value-type="float" office:value="7.66082582539644">
            <text:p>7.66</text:p>
          </table:table-cell>
          <table:table-cell table:formula="oooc:=[.H56]/[.I56]" office:value-type="float" office:value="18385.9819809515">
            <text:p>18385.98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430000000000">
            <text:p>430,000,000,000</text:p>
          </table:table-cell>
          <table:table-cell table:formula="oooc:=CEILING(([.Q57]-[.T57]/2);[.T57])" office:value-type="float" office:value="9.7">
            <text:p>9.7</text:p>
          </table:table-cell>
          <table:table-cell table:formula="oooc:=[.D57]*[$globals.$C$25]/[.J57]" office:value-type="float" office:value="970">
            <text:p>970</text:p>
          </table:table-cell>
          <table:table-cell/>
          <table:table-cell table:formula="oooc:=[.G56]" office:value-type="float" office:value="2400">
            <text:p>24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0.65">
            <text:p>0.65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65742210033.793">
            <text:p>65742210033.79</text:p>
          </table:table-cell>
          <table:table-cell table:formula="oooc:=[.X52]/[.L57]" office:value-type="float" office:value="8.87101300215223">
            <text:p>8.87</text:p>
          </table:table-cell>
          <table:table-cell table:formula="oooc:=([.D57]/[.C57])/([.Q57]/[.P57])" office:value-type="float" office:value="0.998316611262149">
            <text:p>1</text:p>
          </table:table-cell>
          <table:table-cell/>
          <table:table-cell table:formula="oooc:=[.H57]^[$globals.$C$17]*[$globals.$C$23]/[.Q57]*[.J57]*[.V57]" office:value-type="float" office:value="429158065992.512">
            <text:p>429158065992.51</text:p>
          </table:table-cell>
          <table:table-cell table:formula="oooc:=[.R57]/[.G57]" office:value-type="float" office:value="9.69733191451201">
            <text:p>9.7</text:p>
          </table:table-cell>
          <table:table-cell table:formula="oooc:=[.H57]/[.I57]" office:value-type="float" office:value="23273.5965948288">
            <text:p>23273.6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0.1">
            <text:p>0.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660000000000">
            <text:p>660,000,000,000</text:p>
          </table:table-cell>
          <table:table-cell table:formula="oooc:=CEILING(([.Q58]-[.T58]/2);[.T58])" office:value-type="float" office:value="12">
            <text:p>12</text:p>
          </table:table-cell>
          <table:table-cell table:formula="oooc:=[.D58]*[$globals.$C$25]/[.J58]" office:value-type="float" office:value="1200">
            <text:p>1200</text:p>
          </table:table-cell>
          <table:table-cell/>
          <table:table-cell table:formula="oooc:=[.G57]" office:value-type="float" office:value="2400">
            <text:p>24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0.65">
            <text:p>0.65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01681312415.662">
            <text:p>101681312415.66</text:p>
          </table:table-cell>
          <table:table-cell table:formula="oooc:=[.X52]/[.L58]" office:value-type="float" office:value="5.73556719661466">
            <text:p>5.74</text:p>
          </table:table-cell>
          <table:table-cell table:formula="oooc:=([.D58]/[.C58])/([.Q58]/[.P58])" office:value-type="float" office:value="0.983156151069336">
            <text:p>0.98</text:p>
          </table:table-cell>
          <table:table-cell/>
          <table:table-cell table:formula="oooc:=[.H58]^[$globals.$C$17]*[$globals.$C$23]/[.Q58]*[.J58]*[.V58]" office:value-type="float" office:value="663764655332.63">
            <text:p>663764655332.63</text:p>
          </table:table-cell>
          <table:table-cell table:formula="oooc:=[.R58]/[.G58]" office:value-type="float" office:value="12.2752100626628">
            <text:p>12.28</text:p>
          </table:table-cell>
          <table:table-cell table:formula="oooc:=[.H58]/[.I58]" office:value-type="float" office:value="29460.5041503906">
            <text:p>29460.5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trap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50">
            <text:p>250</text:p>
          </table:table-cell>
          <table:table-cell table:formula="oooc:=CEILING(([.Q5]-[.T5]/2);[.T5])" office:value-type="float" office:value="2">
            <text:p>2</text:p>
          </table:table-cell>
          <table:table-cell table:formula="oooc:=[.D5]*[$globals.$C$25]/[.J5]" office:value-type="float" office:value="50">
            <text:p>50</text:p>
          </table:table-cell>
          <table:table-cell/>
          <table:table-cell table:formula="oooc:=[.R5]/[.Q5]" office:value-type="float" office:value="8.33333333333333">
            <text:p>8.33</text:p>
          </table:table-cell>
          <table:table-cell table:formula="oooc:=[$globals.$C$13] ^ [.$H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4">
            <text:p>24</text:p>
          </table:table-cell>
          <table:table-cell table:formula="oooc:=[.X4]/[.L5]" office:value-type="float" office:value="33.3333333333333">
            <text:p>33.33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H5]/[.I5]" office:value-type="float" office:value="16.6666666666667">
            <text:p>16.67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810">
            <text:p>810</text:p>
          </table:table-cell>
          <table:table-cell table:formula="oooc:=CEILING(([.Q6]-[.T6]/2);[.T6])" office:value-type="float" office:value="2.5">
            <text:p>2.5</text:p>
          </table:table-cell>
          <table:table-cell table:formula="oooc:=[.D6]*[$globals.$C$25]/[.J6]" office:value-type="float" office:value="62.5">
            <text:p>62.5</text:p>
          </table:table-cell>
          <table:table-cell/>
          <table:table-cell table:formula="oooc:=[.R6]/[.Q6]" office:value-type="float" office:value="11.6723069032612">
            <text:p>11.67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-0.02" office:value-type="float" office:value="0.28">
            <text:p>0.28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55.5680012524636">
            <text:p>55.57</text:p>
          </table:table-cell>
          <table:table-cell table:formula="oooc:=[.X4]/[.L6]" office:value-type="float" office:value="14.3967747978794">
            <text:p>14.4</text:p>
          </table:table-cell>
          <table:table-cell table:formula="oooc:=([.D6]/[.C6])/([.Q6]/[.P6])" office:value-type="float" office:value="1.00093636515364">
            <text:p>1</text:p>
          </table:table-cell>
          <table:table-cell/>
          <table:table-cell table:formula="oooc:=[.H6]^[$globals.$C$17]*[$globals.$C$23]/[.Q6]*[.J6]*[.V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H6]/[.I6]" office:value-type="float" office:value="29.180767258153">
            <text:p>29.18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700">
            <text:p>2,700</text:p>
          </table:table-cell>
          <table:table-cell table:formula="oooc:=CEILING(([.Q7]-[.T7]/2);[.T7])" office:value-type="float" office:value="3">
            <text:p>3</text:p>
          </table:table-cell>
          <table:table-cell table:formula="oooc:=[.D7]*[$globals.$C$25]/[.J7]" office:value-type="float" office:value="75">
            <text:p>75</text:p>
          </table:table-cell>
          <table:table-cell/>
          <table:table-cell table:formula="oooc:=[.R7]/[.Q7]" office:value-type="float" office:value="17.1176786506462">
            <text:p>17.12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-0.02" office:value-type="float" office:value="0.26">
            <text:p>0.26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28.002027810967">
            <text:p>128</text:p>
          </table:table-cell>
          <table:table-cell table:formula="oooc:=[.X4]/[.L7]" office:value-type="float" office:value="6.24990098736121">
            <text:p>6.25</text:p>
          </table:table-cell>
          <table:table-cell table:formula="oooc:=([.D7]/[.C7])/([.Q7]/[.P7])" office:value-type="float" office:value="1.01439702717556">
            <text:p>1.01</text:p>
          </table:table-cell>
          <table:table-cell/>
          <table:table-cell table:formula="oooc:=[.H7]^[$globals.$C$17]*[$globals.$C$23]/[.Q7]*[.J7]*[.V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H7]/[.I7]" office:value-type="float" office:value="51.3530359519387">
            <text:p>51.3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10000">
            <text:p>10,000</text:p>
          </table:table-cell>
          <table:table-cell table:formula="oooc:=CEILING(([.Q8]-[.T8]/2);[.T8])" office:value-type="float" office:value="3.2">
            <text:p>3.2</text:p>
          </table:table-cell>
          <table:table-cell table:formula="oooc:=[.D8]*[$globals.$C$25]/[.J8]" office:value-type="float" office:value="80">
            <text:p>80</text:p>
          </table:table-cell>
          <table:table-cell/>
          <table:table-cell table:formula="oooc:=[.R8]/[.Q8]" office:value-type="float" office:value="28.4094604375606">
            <text:p>28.41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-0.02" office:value-type="float" office:value="0.24">
            <text:p>0.24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293.110584136718">
            <text:p>293.11</text:p>
          </table:table-cell>
          <table:table-cell table:formula="oooc:=[.X4]/[.L8]" office:value-type="float" office:value="2.7293453163972">
            <text:p>2.73</text:p>
          </table:table-cell>
          <table:table-cell table:formula="oooc:=([.D8]/[.C8])/([.Q8]/[.P8])" office:value-type="float" office:value="1.0408891929828">
            <text:p>1.04</text:p>
          </table:table-cell>
          <table:table-cell/>
          <table:table-cell table:formula="oooc:=[.H8]^[$globals.$C$17]*[$globals.$C$23]/[.Q8]*[.J8]*[.V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H8]/[.I8]" office:value-type="float" office:value="90.9102734001939">
            <text:p>90.91</text:p>
          </table:table-cell>
          <table:table-cell table:formula="oooc:=MAX(10^(FLOOR(LOG([.P8];10);1)-1);5)" office:value-type="float" office:value="1000">
            <text:p>100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0000">
            <text:p>40,000</text:p>
          </table:table-cell>
          <table:table-cell table:formula="oooc:=CEILING(([.Q9]-[.T9]/2);[.T9])" office:value-type="float" office:value="3.4">
            <text:p>3.4</text:p>
          </table:table-cell>
          <table:table-cell table:formula="oooc:=[.D9]*[$globals.$C$25]/[.J9]" office:value-type="float" office:value="85">
            <text:p>85</text:p>
          </table:table-cell>
          <table:table-cell/>
          <table:table-cell table:formula="oooc:=[.R9]/[.Q9]" office:value-type="float" office:value="47.6658499412093">
            <text:p>47.67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-0.02" office:value-type="float" office:value="0.22">
            <text:p>0.22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666.529993938297">
            <text:p>666.53</text:p>
          </table:table-cell>
          <table:table-cell table:formula="oooc:=[.X4]/[.L9]" office:value-type="float" office:value="1.20024606135588">
            <text:p>1.2</text:p>
          </table:table-cell>
          <table:table-cell table:formula="oooc:=([.D9]/[.C9])/([.Q9]/[.P9])" office:value-type="float" office:value="0.992834958511813">
            <text:p>0.99</text:p>
          </table:table-cell>
          <table:table-cell/>
          <table:table-cell table:formula="oooc:=[.H9]^[$globals.$C$17]*[$globals.$C$23]/[.Q9]*[.J9]*[.V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H9]/[.I9]" office:value-type="float" office:value="162.063889800112">
            <text:p>162.06</text:p>
          </table:table-cell>
          <table:table-cell table:formula="oooc:=MAX(10^(FLOOR(LOG([.P9];10);1)-1);5)" office:value-type="float" office:value="1000">
            <text:p>1000</text:p>
          </table:table-cell>
          <table:table-cell table:formula="oooc:=10^(FLOOR(LOG([.Q9];10);1)-1)" office:value-type="float" office:value="0.1">
            <text:p>0.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150000">
            <text:p>150,000</text:p>
          </table:table-cell>
          <table:table-cell table:formula="oooc:=CEILING(([.Q10]-[.T10]/2);[.T10])" office:value-type="float" office:value="3.6">
            <text:p>3.6</text:p>
          </table:table-cell>
          <table:table-cell table:formula="oooc:=[.D10]*[$globals.$C$25]/[.J10]" office:value-type="float" office:value="90">
            <text:p>90</text:p>
          </table:table-cell>
          <table:table-cell/>
          <table:table-cell table:formula="oooc:=[.R10]/[.Q10]" office:value-type="float" office:value="80.9209879975593">
            <text:p>80.92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-0.02" office:value-type="float" office:value="0.2">
            <text:p>0.2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1503.15501371623">
            <text:p>1503.16</text:p>
          </table:table-cell>
          <table:table-cell table:formula="oooc:=[.X4]/[.L10]" office:value-type="float" office:value="0.532213905219377">
            <text:p>0.53</text:p>
          </table:table-cell>
          <table:table-cell table:formula="oooc:=([.D10]/[.C10])/([.Q10]/[.P10])" office:value-type="float" office:value="1.01363990686168">
            <text:p>1.01</text:p>
          </table:table-cell>
          <table:table-cell/>
          <table:table-cell table:formula="oooc:=[.H10]^[$globals.$C$17]*[$globals.$C$23]/[.Q10]*[.J10]*[.V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H10]/[.I10]" office:value-type="float" office:value="291.315556791214">
            <text:p>291.32</text:p>
          </table:table-cell>
          <table:table-cell table:formula="oooc:=MAX(10^(FLOOR(LOG([.P10];10);1)-1);5)" office:value-type="float" office:value="10000">
            <text:p>10000</text:p>
          </table:table-cell>
          <table:table-cell table:formula="oooc:=10^(FLOOR(LOG([.Q10];10);1)-1)" office:value-type="float" office:value="0.1">
            <text:p>0.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Rear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ooc:=[.H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2.1">
            <text:p>2.1</text:p>
          </table:table-cell>
          <table:table-cell table:formula="oooc:=[.D14]*[$globals.$C$25]/[.J14]" office:value-type="float" office:value="210">
            <text:p>210</text:p>
          </table:table-cell>
          <table:table-cell/>
          <table:table-cell table:formula="oooc:=[.G13]" office:value-type="float" office:value="8">
            <text:p>8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8">
            <text:p>0.8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02.10724719435">
            <text:p>102.11</text:p>
          </table:table-cell>
          <table:table-cell table:formula="oooc:=[.X13]/[.L14]" office:value-type="float" office:value="7.83489930423143">
            <text:p>7.83</text:p>
          </table:table-cell>
          <table:table-cell table:formula="oooc:=([.D14]/[.C14])/([.Q14]/[.P14])" office:value-type="float" office:value="0.983243558602153">
            <text:p>0.98</text:p>
          </table:table-cell>
          <table:table-cell/>
          <table:table-cell table:formula="oooc:=[.H14]^[$globals.$C$17]*[$globals.$C$23]/[.Q14]*[.J14]*[.V14]" office:value-type="float" office:value="4084.289887774">
            <text:p>4084.29</text:p>
          </table:table-cell>
          <table:table-cell table:formula="oooc:=[.R14]/[.G14]" office:value-type="float" office:value="2.12760443620562">
            <text:p>2.13</text:p>
          </table:table-cell>
          <table:table-cell table:formula="oooc:=[.H14]/[.I14]" office:value-type="float" office:value="17.0208354896449">
            <text:p>17.0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3.5">
            <text:p>3.5</text:p>
          </table:table-cell>
          <table:table-cell table:formula="oooc:=[.D15]*[$globals.$C$25]/[.J15]" office:value-type="float" office:value="350">
            <text:p>350</text:p>
          </table:table-cell>
          <table:table-cell/>
          <table:table-cell table:formula="oooc:=[.G14]" office:value-type="float" office:value="8">
            <text:p>8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8">
            <text:p>0.8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253.298912499163">
            <text:p>253.3</text:p>
          </table:table-cell>
          <table:table-cell table:formula="oooc:=[.X13]/[.L15]" office:value-type="float" office:value="3.1583238637183">
            <text:p>3.16</text:p>
          </table:table-cell>
          <table:table-cell table:formula="oooc:=([.D15]/[.C15])/([.Q15]/[.P15])" office:value-type="float" office:value="1.01996610552398">
            <text:p>1.02</text:p>
          </table:table-cell>
          <table:table-cell/>
          <table:table-cell table:formula="oooc:=[.H15]^[$globals.$C$17]*[$globals.$C$23]/[.Q15]*[.J15]*[.V15]" office:value-type="float" office:value="10131.9564999665">
            <text:p>10131.96</text:p>
          </table:table-cell>
          <table:table-cell table:formula="oooc:=[.R15]/[.G15]" office:value-type="float" office:value="3.47676727273847">
            <text:p>3.48</text:p>
          </table:table-cell>
          <table:table-cell table:formula="oooc:=[.H15]/[.I15]" office:value-type="float" office:value="27.8141381819078">
            <text:p>27.81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5000">
            <text:p>25,000</text:p>
          </table:table-cell>
          <table:table-cell table:formula="oooc:=CEILING(([.Q16]-[.T16]/2);[.T16])" office:value-type="float" office:value="5.7">
            <text:p>5.7</text:p>
          </table:table-cell>
          <table:table-cell table:formula="oooc:=[.D16]*[$globals.$C$25]/[.J16]" office:value-type="float" office:value="570">
            <text:p>570</text:p>
          </table:table-cell>
          <table:table-cell/>
          <table:table-cell table:formula="oooc:=[.G15]" office:value-type="float" office:value="8">
            <text:p>8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8">
            <text:p>0.8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628.362244955408">
            <text:p>628.36</text:p>
          </table:table-cell>
          <table:table-cell table:formula="oooc:=[.X13]/[.L16]" office:value-type="float" office:value="1.27315096733218">
            <text:p>1.27</text:p>
          </table:table-cell>
          <table:table-cell table:formula="oooc:=([.D16]/[.C16])/([.Q16]/[.P16])" office:value-type="float" office:value="1.00865946061924">
            <text:p>1.01</text:p>
          </table:table-cell>
          <table:table-cell/>
          <table:table-cell table:formula="oooc:=[.H16]^[$globals.$C$17]*[$globals.$C$23]/[.Q16]*[.J16]*[.V16]" office:value-type="float" office:value="25134.4897982163">
            <text:p>25134.49</text:p>
          </table:table-cell>
          <table:table-cell table:formula="oooc:=[.R16]/[.G16]" office:value-type="float" office:value="5.68146524940651">
            <text:p>5.68</text:p>
          </table:table-cell>
          <table:table-cell table:formula="oooc:=[.H16]/[.I16]" office:value-type="float" office:value="45.451721995252">
            <text:p>45.45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2000">
            <text:p>62,000</text:p>
          </table:table-cell>
          <table:table-cell table:formula="oooc:=CEILING(([.Q17]-[.T17]/2);[.T17])" office:value-type="float" office:value="9.3">
            <text:p>9.3</text:p>
          </table:table-cell>
          <table:table-cell table:formula="oooc:=[.D17]*[$globals.$C$25]/[.J17]" office:value-type="float" office:value="930">
            <text:p>930</text:p>
          </table:table-cell>
          <table:table-cell/>
          <table:table-cell table:formula="oooc:=[.G16]" office:value-type="float" office:value="8">
            <text:p>8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8">
            <text:p>0.8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558.78723279834">
            <text:p>1558.79</text:p>
          </table:table-cell>
          <table:table-cell table:formula="oooc:=[.X13]/[.L17]" office:value-type="float" office:value="0.513219497290746">
            <text:p>0.51</text:p>
          </table:table-cell>
          <table:table-cell table:formula="oooc:=([.D17]/[.C17])/([.Q17]/[.P17])" office:value-type="float" office:value="1.00737925236503">
            <text:p>1.01</text:p>
          </table:table-cell>
          <table:table-cell/>
          <table:table-cell table:formula="oooc:=[.H17]^[$globals.$C$17]*[$globals.$C$23]/[.Q17]*[.J17]*[.V17]" office:value-type="float" office:value="62351.4893119338">
            <text:p>62351.49</text:p>
          </table:table-cell>
          <table:table-cell table:formula="oooc:=[.R17]/[.G17]" office:value-type="float" office:value="9.28421284718006">
            <text:p>9.28</text:p>
          </table:table-cell>
          <table:table-cell table:formula="oooc:=[.H17]/[.I17]" office:value-type="float" office:value="74.2737027774405">
            <text:p>74.2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5">
            <text:p>15</text:p>
          </table:table-cell>
          <table:table-cell table:formula="oooc:=[.D18]*[$globals.$C$25]/[.J18]" office:value-type="float" office:value="1500">
            <text:p>1500</text:p>
          </table:table-cell>
          <table:table-cell/>
          <table:table-cell table:formula="oooc:=[.G17]" office:value-type="float" office:value="8">
            <text:p>8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8">
            <text:p>0.8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3866.90584394922">
            <text:p>3866.91</text:p>
          </table:table-cell>
          <table:table-cell table:formula="oooc:=[.X13]/[.L18]" office:value-type="float" office:value="0.206883754682522">
            <text:p>0.21</text:p>
          </table:table-cell>
          <table:table-cell table:formula="oooc:=([.D18]/[.C18])/([.Q18]/[.P18])" office:value-type="float" office:value="1.01951534455988">
            <text:p>1.02</text:p>
          </table:table-cell>
          <table:table-cell/>
          <table:table-cell table:formula="oooc:=[.H18]^[$globals.$C$17]*[$globals.$C$23]/[.Q18]*[.J18]*[.V18]" office:value-type="float" office:value="154676.233757969">
            <text:p>154676.23</text:p>
          </table:table-cell>
          <table:table-cell table:formula="oooc:=[.R18]/[.G18]" office:value-type="float" office:value="15.1715454390481">
            <text:p>15.17</text:p>
          </table:table-cell>
          <table:table-cell table:formula="oooc:=[.H18]/[.I18]" office:value-type="float" office:value="121.372363512384">
            <text:p>121.37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80000">
            <text:p>380,000</text:p>
          </table:table-cell>
          <table:table-cell table:formula="oooc:=CEILING(([.Q19]-[.T19]/2);[.T19])" office:value-type="float" office:value="25">
            <text:p>25</text:p>
          </table:table-cell>
          <table:table-cell table:formula="oooc:=[.D19]*[$globals.$C$25]/[.J19]" office:value-type="float" office:value="2500">
            <text:p>2500</text:p>
          </table:table-cell>
          <table:table-cell/>
          <table:table-cell table:formula="oooc:=[.G18]" office:value-type="float" office:value="8">
            <text:p>8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8">
            <text:p>0.8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9592.68878480933">
            <text:p>9592.69</text:p>
          </table:table-cell>
          <table:table-cell table:formula="oooc:=[.X13]/[.L19]" office:value-type="float" office:value="0.0833968471141119">
            <text:p>0.08</text:p>
          </table:table-cell>
          <table:table-cell table:formula="oooc:=([.D19]/[.C19])/([.Q19]/[.P19])" office:value-type="float" office:value="1.01822135782763">
            <text:p>1.02</text:p>
          </table:table-cell>
          <table:table-cell/>
          <table:table-cell table:formula="oooc:=[.H19]^[$globals.$C$17]*[$globals.$C$23]/[.Q19]*[.J19]*[.V19]" office:value-type="float" office:value="383707.551392373">
            <text:p>383707.55</text:p>
          </table:table-cell>
          <table:table-cell table:formula="oooc:=[.R19]/[.G19]" office:value-type="float" office:value="24.7921708385878">
            <text:p>24.79</text:p>
          </table:table-cell>
          <table:table-cell table:formula="oooc:=[.H19]/[.I19]" office:value-type="float" office:value="198.337366708703">
            <text:p>198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/>
          <table:table-cell table:formula="oooc:=[.H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76000">
            <text:p>76,000</text:p>
          </table:table-cell>
          <table:table-cell table:formula="oooc:=CEILING(([.Q23]-[.T23]/2);[.T23])" office:value-type="float" office:value="2">
            <text:p>2</text:p>
          </table:table-cell>
          <table:table-cell table:formula="oooc:=[.D23]*[$globals.$C$25]/[.J23]" office:value-type="float" office:value="50">
            <text:p>50</text:p>
          </table:table-cell>
          <table:table-cell/>
          <table:table-cell table:formula="oooc:=[.R23]/[.Q23]" office:value-type="float" office:value="52.9753308828446">
            <text:p>52.98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93576475478964">
            <text:p>0.99</text:p>
          </table:table-cell>
          <table:table-cell/>
          <table:table-cell table:formula="oooc:=[.H23]^[$globals.$C$17]*[$globals.$C$23]/[.Q23]*[.J23]*[.V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240000">
            <text:p>240,000</text:p>
          </table:table-cell>
          <table:table-cell table:formula="oooc:=CEILING(([.Q24]-[.T24]/2);[.T24])" office:value-type="float" office:value="2.5">
            <text:p>2.5</text:p>
          </table:table-cell>
          <table:table-cell table:formula="oooc:=[.D24]*[$globals.$C$25]/[.J24]" office:value-type="float" office:value="62.5">
            <text:p>62.5</text:p>
          </table:table-cell>
          <table:table-cell/>
          <table:table-cell table:formula="oooc:=[.R24]/[.Q24]" office:value-type="float" office:value="73.451810176854">
            <text:p>73.4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-0.02" office:value-type="float" office:value="0.33">
            <text:p>0.33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667.18938811312">
            <text:p>2667.19</text:p>
          </table:table-cell>
          <table:table-cell table:formula="oooc:=[.X22]/[.L24]" office:value-type="float" office:value="0.299941205362231">
            <text:p>0.3</text:p>
          </table:table-cell>
          <table:table-cell table:formula="oooc:=([.D24]/[.C24])/([.Q24]/[.P24])" office:value-type="float" office:value="1.02036400334065">
            <text:p>1.02</text:p>
          </table:table-cell>
          <table:table-cell/>
          <table:table-cell table:formula="oooc:=[.H24]^[$globals.$C$17]*[$globals.$C$23]/[.Q24]*[.J24]*[.V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H24]/[.I24]" office:value-type="float" office:value="183.629525442135">
            <text:p>183.63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830000">
            <text:p>830,000</text:p>
          </table:table-cell>
          <table:table-cell table:formula="oooc:=CEILING(([.Q25]-[.T25]/2);[.T25])" office:value-type="float" office:value="3">
            <text:p>3</text:p>
          </table:table-cell>
          <table:table-cell table:formula="oooc:=[.D25]*[$globals.$C$25]/[.J25]" office:value-type="float" office:value="75">
            <text:p>75</text:p>
          </table:table-cell>
          <table:table-cell/>
          <table:table-cell table:formula="oooc:=[.R25]/[.Q25]" office:value-type="float" office:value="106.477595912569">
            <text:p>106.48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-0.02" office:value-type="float" office:value="0.31">
            <text:p>0.31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6215.53284772192">
            <text:p>6215.53</text:p>
          </table:table-cell>
          <table:table-cell table:formula="oooc:=[.X22]/[.L25]" office:value-type="float" office:value="0.128709801653323">
            <text:p>0.13</text:p>
          </table:table-cell>
          <table:table-cell table:formula="oooc:=([.D25]/[.C25])/([.Q25]/[.P25])" office:value-type="float" office:value="0.996709329730476">
            <text:p>1</text:p>
          </table:table-cell>
          <table:table-cell/>
          <table:table-cell table:formula="oooc:=[.H25]^[$globals.$C$17]*[$globals.$C$23]/[.Q25]*[.J25]*[.V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H25]/[.I25]" office:value-type="float" office:value="319.432787737708">
            <text:p>319.4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3100000">
            <text:p>3,100,000</text:p>
          </table:table-cell>
          <table:table-cell table:formula="oooc:=CEILING(([.Q26]-[.T26]/2);[.T26])" office:value-type="float" office:value="3.2">
            <text:p>3.2</text:p>
          </table:table-cell>
          <table:table-cell table:formula="oooc:=[.D26]*[$globals.$C$25]/[.J26]" office:value-type="float" office:value="80">
            <text:p>80</text:p>
          </table:table-cell>
          <table:table-cell/>
          <table:table-cell table:formula="oooc:=[.R26]/[.Q26]" office:value-type="float" office:value="174.372479473324">
            <text:p>174.37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-0.02" office:value-type="float" office:value="0.29">
            <text:p>0.29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4424.1897680606">
            <text:p>14424.19</text:p>
          </table:table-cell>
          <table:table-cell table:formula="oooc:=[.X22]/[.L26]" office:value-type="float" office:value="0.055462387341259">
            <text:p>0.06</text:p>
          </table:table-cell>
          <table:table-cell table:formula="oooc:=([.D26]/[.C26])/([.Q26]/[.P26])" office:value-type="float" office:value="1.01418618316551">
            <text:p>1.01</text:p>
          </table:table-cell>
          <table:table-cell/>
          <table:table-cell table:formula="oooc:=[.H26]^[$globals.$C$17]*[$globals.$C$23]/[.Q26]*[.J26]*[.V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H26]/[.I26]" office:value-type="float" office:value="557.991934314636">
            <text:p>557.99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12000000">
            <text:p>12,000,000</text:p>
          </table:table-cell>
          <table:table-cell table:formula="oooc:=CEILING(([.Q27]-[.T27]/2);[.T27])" office:value-type="float" office:value="3.4">
            <text:p>3.4</text:p>
          </table:table-cell>
          <table:table-cell table:formula="oooc:=[.D27]*[$globals.$C$25]/[.J27]" office:value-type="float" office:value="85">
            <text:p>85</text:p>
          </table:table-cell>
          <table:table-cell/>
          <table:table-cell table:formula="oooc:=[.R27]/[.Q27]" office:value-type="float" office:value="288.05006115328">
            <text:p>288.0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-0.02" office:value-type="float" office:value="0.27">
            <text:p>0.27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33314.5499809556">
            <text:p>33314.55</text:p>
          </table:table-cell>
          <table:table-cell table:formula="oooc:=[.X22]/[.L27]" office:value-type="float" office:value="0.0240135316387981">
            <text:p>0.02</text:p>
          </table:table-cell>
          <table:table-cell table:formula="oooc:=([.D27]/[.C27])/([.Q27]/[.P27])" office:value-type="float" office:value="0.999610224927945">
            <text:p>1</text:p>
          </table:table-cell>
          <table:table-cell/>
          <table:table-cell table:formula="oooc:=[.H27]^[$globals.$C$17]*[$globals.$C$23]/[.Q27]*[.J27]*[.V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H27]/[.I27]" office:value-type="float" office:value="979.370207921151">
            <text:p>979.37</text:p>
          </table:table-cell>
          <table:table-cell table:formula="oooc:=MAX(10^(FLOOR(LOG([.P27];10);1)-1);5)" office:value-type="float" office:value="1000000">
            <text:p>1000000</text:p>
          </table:table-cell>
          <table:table-cell table:formula="oooc:=10^(FLOOR(LOG([.Q27];10);1)-1)" office:value-type="float" office:value="0.1">
            <text:p>0.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46000000">
            <text:p>46,000,000</text:p>
          </table:table-cell>
          <table:table-cell table:formula="oooc:=CEILING(([.Q28]-[.T28]/2);[.T28])" office:value-type="float" office:value="3.6">
            <text:p>3.6</text:p>
          </table:table-cell>
          <table:table-cell table:formula="oooc:=[.D28]*[$globals.$C$25]/[.J28]" office:value-type="float" office:value="90">
            <text:p>90</text:p>
          </table:table-cell>
          <table:table-cell/>
          <table:table-cell table:formula="oooc:=[.R28]/[.Q28]" office:value-type="float" office:value="480.123404828189">
            <text:p>480.12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-0.02" office:value-type="float" office:value="0.25">
            <text:p>0.2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0.998371124620418">
            <text:p>1</text:p>
          </table:table-cell>
          <table:table-cell/>
          <table:table-cell table:formula="oooc:=[.H28]^[$globals.$C$17]*[$globals.$C$23]/[.Q28]*[.J28]*[.V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H28]/[.I28]" office:value-type="float" office:value="1728.44425738148">
            <text:p>1728.44</text:p>
          </table:table-cell>
          <table:table-cell table:formula="oooc:=MAX(10^(FLOOR(LOG([.P28];10);1)-1);5)" office:value-type="float" office:value="1000000">
            <text:p>1000000</text:p>
          </table:table-cell>
          <table:table-cell table:formula="oooc:=10^(FLOOR(LOG([.Q28];10);1)-1)" office:value-type="float" office:value="0.1">
            <text:p>0.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Homing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1900000">
            <text:p>1,900,000</text:p>
          </table:table-cell>
          <table:table-cell table:formula="oooc:=CEILING(([.Q32]-[.T32]/2);[.T32])" office:value-type="float" office:value="1.3">
            <text:p>1.3</text:p>
          </table:table-cell>
          <table:table-cell table:formula="oooc:=[.D32]*[$globals.$C$25]/[.J32]" office:value-type="float" office:value="130">
            <text:p>13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2.5">
            <text:p>2.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31]/[.G32]/[.V31]*[.P32]" office:value-type="float" office:value="12995.1040071238">
            <text:p>12995.1</text:p>
          </table:table-cell>
          <table:table-cell table:formula="oooc:=[.X31]/[.L32]" office:value-type="float" office:value="0.0615616465679266">
            <text:p>0.06</text:p>
          </table:table-cell>
          <table:table-cell table:formula="oooc:=([.D32]/[.C32])/([.Q32]/[.P32])" office:value-type="float" office:value="0.990488548273155">
            <text:p>0.99</text:p>
          </table:table-cell>
          <table:table-cell/>
          <table:table-cell table:formula="oooc:=[.H32]^[$globals.$C$17]*[$globals.$C$23]/[.Q32]*[.J32]*[.V32]" office:value-type="float" office:value="1949265.60106856">
            <text:p>1949265.6</text:p>
          </table:table-cell>
          <table:table-cell table:formula="oooc:=[.R32]/[.G32]" office:value-type="float" office:value="1.34651535866983">
            <text:p>1.35</text:p>
          </table:table-cell>
          <table:table-cell table:formula="oooc:=[.H32]/[.I32]" office:value-type="float" office:value="40.3954607600949">
            <text:p>40.4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4800000">
            <text:p>4,800,000</text:p>
          </table:table-cell>
          <table:table-cell table:formula="oooc:=CEILING(([.Q33]-[.T33]/2);[.T33])" office:value-type="float" office:value="2.2">
            <text:p>2.2</text:p>
          </table:table-cell>
          <table:table-cell table:formula="oooc:=[.D33]*[$globals.$C$25]/[.J33]" office:value-type="float" office:value="220">
            <text:p>22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2.5">
            <text:p>2.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31]/[.G33]/[.V31]*[.P33]" office:value-type="float" office:value="32237.1408814173">
            <text:p>32237.14</text:p>
          </table:table-cell>
          <table:table-cell table:formula="oooc:=[.X31]/[.L33]" office:value-type="float" office:value="0.0248160965311024">
            <text:p>0.02</text:p>
          </table:table-cell>
          <table:table-cell table:formula="oooc:=([.D33]/[.C33])/([.Q33]/[.P33])" office:value-type="float" office:value="1.00724048737275">
            <text:p>1.01</text:p>
          </table:table-cell>
          <table:table-cell/>
          <table:table-cell table:formula="oooc:=[.H33]^[$globals.$C$17]*[$globals.$C$23]/[.Q33]*[.J33]*[.V33]" office:value-type="float" office:value="4835571.13221259">
            <text:p>4835571.13</text:p>
          </table:table-cell>
          <table:table-cell table:formula="oooc:=[.R33]/[.G33]" office:value-type="float" office:value="2.20037167228887">
            <text:p>2.2</text:p>
          </table:table-cell>
          <table:table-cell table:formula="oooc:=[.H33]/[.I33]" office:value-type="float" office:value="66.0111501686662">
            <text:p>66.01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12000000">
            <text:p>12,000,000</text:p>
          </table:table-cell>
          <table:table-cell table:formula="oooc:=CEILING(([.Q34]-[.T34]/2);[.T34])" office:value-type="float" office:value="3.6">
            <text:p>3.6</text:p>
          </table:table-cell>
          <table:table-cell table:formula="oooc:=[.D34]*[$globals.$C$25]/[.J34]" office:value-type="float" office:value="360">
            <text:p>36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2.5">
            <text:p>2.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31]/[.G34]/[.V31]*[.P34]" office:value-type="float" office:value="79971.137717609">
            <text:p>79971.14</text:p>
          </table:table-cell>
          <table:table-cell table:formula="oooc:=[.X31]/[.L34]" office:value-type="float" office:value="0.0100036090873801">
            <text:p>0.01</text:p>
          </table:table-cell>
          <table:table-cell table:formula="oooc:=([.D34]/[.C34])/([.Q34]/[.P34])" office:value-type="float" office:value="1.00084081860553">
            <text:p>1</text:p>
          </table:table-cell>
          <table:table-cell/>
          <table:table-cell table:formula="oooc:=[.H34]^[$globals.$C$17]*[$globals.$C$23]/[.Q34]*[.J34]*[.V34]" office:value-type="float" office:value="11995670.6576413">
            <text:p>11995670.66</text:p>
          </table:table-cell>
          <table:table-cell table:formula="oooc:=[.R34]/[.G34]" office:value-type="float" office:value="3.59567788442769">
            <text:p>3.6</text:p>
          </table:table-cell>
          <table:table-cell table:formula="oooc:=[.H34]/[.I34]" office:value-type="float" office:value="107.870336532831">
            <text:p>107.87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30000000">
            <text:p>30,000,000</text:p>
          </table:table-cell>
          <table:table-cell table:formula="oooc:=CEILING(([.Q35]-[.T35]/2);[.T35])" office:value-type="float" office:value="5.9">
            <text:p>5.9</text:p>
          </table:table-cell>
          <table:table-cell table:formula="oooc:=[.D35]*[$globals.$C$25]/[.J35]" office:value-type="float" office:value="590">
            <text:p>590</text:p>
          </table:table-cell>
          <table:table-cell/>
          <table:table-cell table:formula="oooc:=[.G34]" office:value-type="float" office:value="30">
            <text:p>30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2.5">
            <text:p>2.5</text:p>
          </table:table-cell>
          <table:table-cell table:formula="oooc:=[.J34]" office:value-type="float" office:value="1">
            <text:p>1</text:p>
          </table:table-cell>
          <table:table-cell/>
          <table:table-cell table:formula="oooc:=[.W31]/[.G35]/[.V31]*[.P35]" office:value-type="float" office:value="198385.548252367">
            <text:p>198385.55</text:p>
          </table:table-cell>
          <table:table-cell table:formula="oooc:=[.X31]/[.L35]" office:value-type="float" office:value="0.00403255180151689">
            <text:p>0</text:p>
          </table:table-cell>
          <table:table-cell table:formula="oooc:=([.D35]/[.C35])/([.Q35]/[.P35])" office:value-type="float" office:value="0.996016505343699">
            <text:p>1</text:p>
          </table:table-cell>
          <table:table-cell/>
          <table:table-cell table:formula="oooc:=[.H35]^[$globals.$C$17]*[$globals.$C$23]/[.Q35]*[.J35]*[.V35]" office:value-type="float" office:value="29757832.2378551">
            <text:p>29757832.24</text:p>
          </table:table-cell>
          <table:table-cell table:formula="oooc:=[.R35]/[.G35]" office:value-type="float" office:value="5.87577981092325">
            <text:p>5.88</text:p>
          </table:table-cell>
          <table:table-cell table:formula="oooc:=[.H35]/[.I35]" office:value-type="float" office:value="176.273394327698">
            <text:p>176.27</text:p>
          </table:table-cell>
          <table:table-cell table:formula="oooc:=MAX(10^(FLOOR(LOG([.P35];10);1)-1);5)" office:value-type="float" office:value="1000000">
            <text:p>1000000</text:p>
          </table:table-cell>
          <table:table-cell table:formula="oooc:=10^(FLOOR(LOG([.Q35];10);1)-1)" office:value-type="float" office:value="0.1">
            <text:p>0.1</text:p>
          </table:table-cell>
          <table:table-cell/>
          <table:table-cell table:formula="oooc:=[.V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74000000">
            <text:p>74,000,000</text:p>
          </table:table-cell>
          <table:table-cell table:formula="oooc:=CEILING(([.Q36]-[.T36]/2);[.T36])" office:value-type="float" office:value="9.6">
            <text:p>9.6</text:p>
          </table:table-cell>
          <table:table-cell table:formula="oooc:=[.D36]*[$globals.$C$25]/[.J36]" office:value-type="float" office:value="960">
            <text:p>960</text:p>
          </table:table-cell>
          <table:table-cell/>
          <table:table-cell table:formula="oooc:=[.G35]" office:value-type="float" office:value="30">
            <text:p>30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2.5">
            <text:p>2.5</text:p>
          </table:table-cell>
          <table:table-cell table:formula="oooc:=[.J35]" office:value-type="float" office:value="1">
            <text:p>1</text:p>
          </table:table-cell>
          <table:table-cell/>
          <table:table-cell table:formula="oooc:=[.W31]/[.G36]/[.V31]*[.P36]" office:value-type="float" office:value="492137.874721349">
            <text:p>492137.87</text:p>
          </table:table-cell>
          <table:table-cell table:formula="oooc:=[.X31]/[.L36]" office:value-type="float" office:value="0.00162556072412221">
            <text:p>0</text:p>
          </table:table-cell>
          <table:table-cell table:formula="oooc:=([.D36]/[.C36])/([.Q36]/[.P36])" office:value-type="float" office:value="0.997395295464725">
            <text:p>1</text:p>
          </table:table-cell>
          <table:table-cell/>
          <table:table-cell table:formula="oooc:=[.H36]^[$globals.$C$17]*[$globals.$C$23]/[.Q36]*[.J36]*[.V36]" office:value-type="float" office:value="73820681.2082024">
            <text:p>73820681.21</text:p>
          </table:table-cell>
          <table:table-cell table:formula="oooc:=[.R36]/[.G36]" office:value-type="float" office:value="9.60174673487151">
            <text:p>9.6</text:p>
          </table:table-cell>
          <table:table-cell table:formula="oooc:=[.H36]/[.I36]" office:value-type="float" office:value="288.052402046145">
            <text:p>288.05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0.1">
            <text:p>0.1</text:p>
          </table:table-cell>
          <table:table-cell/>
          <table:table-cell table:formula="oooc:=[.V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180000000">
            <text:p>180,000,000</text:p>
          </table:table-cell>
          <table:table-cell table:formula="oooc:=CEILING(([.Q37]-[.T37]/2);[.T37])" office:value-type="float" office:value="16">
            <text:p>16</text:p>
          </table:table-cell>
          <table:table-cell table:formula="oooc:=[.D37]*[$globals.$C$25]/[.J37]" office:value-type="float" office:value="1600">
            <text:p>1600</text:p>
          </table:table-cell>
          <table:table-cell/>
          <table:table-cell table:formula="oooc:=[.G36]" office:value-type="float" office:value="30">
            <text:p>30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2.5">
            <text:p>2.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1]/[.G37]/[.V31]*[.P37]" office:value-type="float" office:value="1220853.48387949">
            <text:p>1220853.48</text:p>
          </table:table-cell>
          <table:table-cell table:formula="oooc:=[.X31]/[.L37]" office:value-type="float" office:value="0.000655279286633026">
            <text:p>0</text:p>
          </table:table-cell>
          <table:table-cell table:formula="oooc:=([.D37]/[.C37])/([.Q37]/[.P37])" office:value-type="float" office:value="1.03745030647706">
            <text:p>1.04</text:p>
          </table:table-cell>
          <table:table-cell/>
          <table:table-cell table:formula="oooc:=[.H37]^[$globals.$C$17]*[$globals.$C$23]/[.Q37]*[.J37]*[.V37]" office:value-type="float" office:value="183128022.581924">
            <text:p>183128022.58</text:p>
          </table:table-cell>
          <table:table-cell table:formula="oooc:=[.R37]/[.G37]" office:value-type="float" office:value="15.6904348575529">
            <text:p>15.69</text:p>
          </table:table-cell>
          <table:table-cell table:formula="oooc:=[.H37]/[.I37]" office:value-type="float" office:value="470.713045726587">
            <text:p>470.71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/>
          <table:table-cell table:formula="oooc:=[.H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R41]/[.Q41]" office:value-type="float" office:value="343.782246062991">
            <text:p>343.78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53075.771886867">
            <text:p>53075.77</text:p>
          </table:table-cell>
          <table:table-cell table:formula="oooc:=[.X40]/[.L41]" office:value-type="float" office:value="0.0150727906831997">
            <text:p>0.02</text:p>
          </table:table-cell>
          <table:table-cell table:formula="oooc:=([.D41]/[.C41])/([.Q41]/[.P41])" office:value-type="float" office:value="0.991658047325767">
            <text:p>0.99</text:p>
          </table:table-cell>
          <table:table-cell/>
          <table:table-cell table:formula="oooc:=[.H41]^[$globals.$C$17]*[$globals.$C$23]/[.Q41]*[.J41]*[.V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H41]/[.I41]" office:value-type="float" office:value="687.564492125983">
            <text:p>687.56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74000000">
            <text:p>74,000,000</text:p>
          </table:table-cell>
          <table:table-cell table:formula="oooc:=CEILING(([.Q42]-[.T42]/2);[.T42])" office:value-type="float" office:value="2.5">
            <text:p>2.5</text:p>
          </table:table-cell>
          <table:table-cell table:formula="oooc:=[.D42]*[$globals.$C$25]/[.J42]" office:value-type="float" office:value="62.5">
            <text:p>62.5</text:p>
          </table:table-cell>
          <table:table-cell/>
          <table:table-cell table:formula="oooc:=[.R42]/[.Q42]" office:value-type="float" office:value="473.079969474995">
            <text:p>473.08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-0.02" office:value-type="float" office:value="0.38">
            <text:p>0.38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25082.537087083">
            <text:p>125082.54</text:p>
          </table:table-cell>
          <table:table-cell table:formula="oooc:=[.X40]/[.L42]" office:value-type="float" office:value="0.00639577688964718">
            <text:p>0.01</text:p>
          </table:table-cell>
          <table:table-cell table:formula="oooc:=([.D42]/[.C42])/([.Q42]/[.P42])" office:value-type="float" office:value="0.999561534240068">
            <text:p>1</text:p>
          </table:table-cell>
          <table:table-cell/>
          <table:table-cell table:formula="oooc:=[.H42]^[$globals.$C$17]*[$globals.$C$23]/[.Q42]*[.J42]*[.V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H42]/[.I42]" office:value-type="float" office:value="1182.69992368749">
            <text:p>1182.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50000000">
            <text:p>250,000,000</text:p>
          </table:table-cell>
          <table:table-cell table:formula="oooc:=CEILING(([.Q43]-[.T43]/2);[.T43])" office:value-type="float" office:value="3">
            <text:p>3</text:p>
          </table:table-cell>
          <table:table-cell table:formula="oooc:=[.D43]*[$globals.$C$25]/[.J43]" office:value-type="float" office:value="75">
            <text:p>75</text:p>
          </table:table-cell>
          <table:table-cell/>
          <table:table-cell table:formula="oooc:=[.R43]/[.Q43]" office:value-type="float" office:value="680.016019384425">
            <text:p>680.02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-0.02" office:value-type="float" office:value="0.36">
            <text:p>0.36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93962.778184431">
            <text:p>293962.78</text:p>
          </table:table-cell>
          <table:table-cell table:formula="oooc:=[.X40]/[.L43]" office:value-type="float" office:value="0.00272143298189298">
            <text:p>0</text:p>
          </table:table-cell>
          <table:table-cell table:formula="oooc:=([.D43]/[.C43])/([.Q43]/[.P43])" office:value-type="float" office:value="0.999496991340817">
            <text:p>1</text:p>
          </table:table-cell>
          <table:table-cell/>
          <table:table-cell table:formula="oooc:=[.H43]^[$globals.$C$17]*[$globals.$C$23]/[.Q43]*[.J43]*[.V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H43]/[.I43]" office:value-type="float" office:value="2040.04805815327">
            <text:p>2040.05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950000000">
            <text:p>950,000,000</text:p>
          </table:table-cell>
          <table:table-cell table:formula="oooc:=CEILING(([.Q44]-[.T44]/2);[.T44])" office:value-type="float" office:value="3.2">
            <text:p>3.2</text:p>
          </table:table-cell>
          <table:table-cell table:formula="oooc:=[.D44]*[$globals.$C$25]/[.J44]" office:value-type="float" office:value="80">
            <text:p>80</text:p>
          </table:table-cell>
          <table:table-cell/>
          <table:table-cell table:formula="oooc:=[.R44]/[.Q44]" office:value-type="float" office:value="1103.0589875195">
            <text:p>1103.06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-0.02" office:value-type="float" office:value="0.34">
            <text:p>0.34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688724.475316499">
            <text:p>688724.48</text:p>
          </table:table-cell>
          <table:table-cell table:formula="oooc:=[.X40]/[.L44]" office:value-type="float" office:value="0.00116156754794051">
            <text:p>0</text:p>
          </table:table-cell>
          <table:table-cell table:formula="oooc:=([.D44]/[.C44])/([.Q44]/[.P44])" office:value-type="float" office:value="0.999610161082261">
            <text:p>1</text:p>
          </table:table-cell>
          <table:table-cell/>
          <table:table-cell table:formula="oooc:=[.H44]^[$globals.$C$17]*[$globals.$C$23]/[.Q44]*[.J44]*[.V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H44]/[.I44]" office:value-type="float" office:value="3529.78876006241">
            <text:p>3529.79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3600000000">
            <text:p>3,600,000,000</text:p>
          </table:table-cell>
          <table:table-cell table:formula="oooc:=CEILING(([.Q45]-[.T45]/2);[.T45])" office:value-type="float" office:value="3.4">
            <text:p>3.4</text:p>
          </table:table-cell>
          <table:table-cell table:formula="oooc:=[.D45]*[$globals.$C$25]/[.J45]" office:value-type="float" office:value="85">
            <text:p>85</text:p>
          </table:table-cell>
          <table:table-cell/>
          <table:table-cell table:formula="oooc:=[.R45]/[.Q45]" office:value-type="float" office:value="1802.53402486195">
            <text:p>1802.53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-0.02" office:value-type="float" office:value="0.32">
            <text:p>0.32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608026.996092">
            <text:p>1608027</text:p>
          </table:table-cell>
          <table:table-cell table:formula="oooc:=[.X40]/[.L45]" office:value-type="float" office:value="0.000497504085406681">
            <text:p>0</text:p>
          </table:table-cell>
          <table:table-cell table:formula="oooc:=([.D45]/[.C45])/([.Q45]/[.P45])" office:value-type="float" office:value="1.00643172685846">
            <text:p>1.01</text:p>
          </table:table-cell>
          <table:table-cell/>
          <table:table-cell table:formula="oooc:=[.H45]^[$globals.$C$17]*[$globals.$C$23]/[.Q45]*[.J45]*[.V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H45]/[.I45]" office:value-type="float" office:value="6128.61568453063">
            <text:p>6128.62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14000000000">
            <text:p>14,000,000,000</text:p>
          </table:table-cell>
          <table:table-cell table:formula="oooc:=CEILING(([.Q46]-[.T46]/2);[.T46])" office:value-type="float" office:value="3.6">
            <text:p>3.6</text:p>
          </table:table-cell>
          <table:table-cell table:formula="oooc:=[.D46]*[$globals.$C$25]/[.J46]" office:value-type="float" office:value="90">
            <text:p>90</text:p>
          </table:table-cell>
          <table:table-cell/>
          <table:table-cell table:formula="oooc:=[.R46]/[.Q46]" office:value-type="float" office:value="2967.38122745998">
            <text:p>2967.38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-0.02" office:value-type="float" office:value="0.3">
            <text:p>0.3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3739739.65399701">
            <text:p>3739739.65</text:p>
          </table:table-cell>
          <table:table-cell table:formula="oooc:=[.X40]/[.L46]" office:value-type="float" office:value="0.000213918634454932">
            <text:p>0</text:p>
          </table:table-cell>
          <table:table-cell table:formula="oooc:=([.D46]/[.C46])/([.Q46]/[.P46])" office:value-type="float" office:value="0.990824396862358">
            <text:p>0.99</text:p>
          </table:table-cell>
          <table:table-cell/>
          <table:table-cell table:formula="oooc:=[.H46]^[$globals.$C$17]*[$globals.$C$23]/[.Q46]*[.J46]*[.V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H46]/[.I46]" office:value-type="float" office:value="10682.5724188559">
            <text:p>10682.57</text:p>
          </table:table-cell>
          <table:table-cell table:formula="oooc:=MAX(10^(FLOOR(LOG([.P46];10);1)-1);5)" office:value-type="float" office:value="1000000000">
            <text:p>10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Vulca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320">
            <text:p>320</text:p>
          </table:table-cell>
          <table:table-cell table:formula="oooc:=[.H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200000000">
            <text:p>200,000,000</text:p>
          </table:table-cell>
          <table:table-cell table:formula="oooc:=CEILING(([.Q50]-[.T50]/2);[.T50])" office:value-type="float" office:value="3.9">
            <text:p>3.9</text:p>
          </table:table-cell>
          <table:table-cell table:formula="oooc:=[.D50]*[$globals.$C$25]/[.J50]" office:value-type="float" office:value="390">
            <text:p>390</text:p>
          </table:table-cell>
          <table:table-cell/>
          <table:table-cell table:formula="oooc:=[.G49]" office:value-type="float" office:value="320">
            <text:p>32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6">
            <text:p>0.6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127017.678751952">
            <text:p>127017.68</text:p>
          </table:table-cell>
          <table:table-cell table:formula="oooc:=[.X49]/[.L50]" office:value-type="float" office:value="0.00629833585262011">
            <text:p>0.01</text:p>
          </table:table-cell>
          <table:table-cell table:formula="oooc:=([.D50]/[.C50])/([.Q50]/[.P50])" office:value-type="float" office:value="1.01588770910832">
            <text:p>1.02</text:p>
          </table:table-cell>
          <table:table-cell/>
          <table:table-cell table:formula="oooc:=[.H50]^[$globals.$C$17]*[$globals.$C$23]/[.Q50]*[.J50]*[.V50]" office:value-type="float" office:value="203228286.003122">
            <text:p>203228286</text:p>
          </table:table-cell>
          <table:table-cell table:formula="oooc:=[.R50]/[.G50]" office:value-type="float" office:value="3.90097403633254">
            <text:p>3.9</text:p>
          </table:table-cell>
          <table:table-cell table:formula="oooc:=[.H50]/[.I50]" office:value-type="float" office:value="1248.31169162641">
            <text:p>1248.31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500000000">
            <text:p>500,000,000</text:p>
          </table:table-cell>
          <table:table-cell table:formula="oooc:=CEILING(([.Q51]-[.T51]/2);[.T51])" office:value-type="float" office:value="6.4">
            <text:p>6.4</text:p>
          </table:table-cell>
          <table:table-cell table:formula="oooc:=[.D51]*[$globals.$C$25]/[.J51]" office:value-type="float" office:value="640">
            <text:p>640</text:p>
          </table:table-cell>
          <table:table-cell/>
          <table:table-cell table:formula="oooc:=[.G50]" office:value-type="float" office:value="320">
            <text:p>32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6">
            <text:p>0.6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315094.577320243">
            <text:p>315094.58</text:p>
          </table:table-cell>
          <table:table-cell table:formula="oooc:=[.X49]/[.L51]" office:value-type="float" office:value="0.00253892024040429">
            <text:p>0</text:p>
          </table:table-cell>
          <table:table-cell table:formula="oooc:=([.D51]/[.C51])/([.Q51]/[.P51])" office:value-type="float" office:value="1.01230897656417">
            <text:p>1.01</text:p>
          </table:table-cell>
          <table:table-cell/>
          <table:table-cell table:formula="oooc:=[.H51]^[$globals.$C$17]*[$globals.$C$23]/[.Q51]*[.J51]*[.V51]" office:value-type="float" office:value="504151323.71239">
            <text:p>504151323.71</text:p>
          </table:table-cell>
          <table:table-cell table:formula="oooc:=[.R51]/[.G51]" office:value-type="float" office:value="6.37467126432178">
            <text:p>6.37</text:p>
          </table:table-cell>
          <table:table-cell table:formula="oooc:=[.H51]/[.I51]" office:value-type="float" office:value="2039.89480458297">
            <text:p>2039.89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1300000000">
            <text:p>1,300,000,000</text:p>
          </table:table-cell>
          <table:table-cell table:formula="oooc:=CEILING(([.Q52]-[.T52]/2);[.T52])" office:value-type="float" office:value="10">
            <text:p>10</text:p>
          </table:table-cell>
          <table:table-cell table:formula="oooc:=[.D52]*[$globals.$C$25]/[.J52]" office:value-type="float" office:value="1000">
            <text:p>1000</text:p>
          </table:table-cell>
          <table:table-cell/>
          <table:table-cell table:formula="oooc:=[.G51]" office:value-type="float" office:value="320">
            <text:p>32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6">
            <text:p>0.6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781659.63692749">
            <text:p>781659.64</text:p>
          </table:table-cell>
          <table:table-cell table:formula="oooc:=[.X49]/[.L52]" office:value-type="float" office:value="0.0010234633620646">
            <text:p>0</text:p>
          </table:table-cell>
          <table:table-cell table:formula="oooc:=([.D52]/[.C52])/([.Q52]/[.P52])" office:value-type="float" office:value="0.923531662948443">
            <text:p>0.92</text:p>
          </table:table-cell>
          <table:table-cell/>
          <table:table-cell table:formula="oooc:=[.H52]^[$globals.$C$17]*[$globals.$C$23]/[.Q52]*[.J52]*[.V52]" office:value-type="float" office:value="1250655419.08398">
            <text:p>1250655419.08</text:p>
          </table:table-cell>
          <table:table-cell table:formula="oooc:=[.R52]/[.G52]" office:value-type="float" office:value="10.4169967166389">
            <text:p>10.42</text:p>
          </table:table-cell>
          <table:table-cell table:formula="oooc:=[.H52]/[.I52]" office:value-type="float" office:value="3333.43894932446">
            <text:p>3333.44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1">
            <text:p>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3100000000">
            <text:p>3,100,000,000</text:p>
          </table:table-cell>
          <table:table-cell table:formula="oooc:=CEILING(([.Q53]-[.T53]/2);[.T53])" office:value-type="float" office:value="17">
            <text:p>17</text:p>
          </table:table-cell>
          <table:table-cell table:formula="oooc:=[.D53]*[$globals.$C$25]/[.J53]" office:value-type="float" office:value="1700">
            <text:p>1700</text:p>
          </table:table-cell>
          <table:table-cell/>
          <table:table-cell table:formula="oooc:=[.G52]" office:value-type="float" office:value="320">
            <text:p>32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6">
            <text:p>0.6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1939074.27159763">
            <text:p>1939074.27</text:p>
          </table:table-cell>
          <table:table-cell table:formula="oooc:=[.X49]/[.L53]" office:value-type="float" office:value="0.000412568003050687">
            <text:p>0</text:p>
          </table:table-cell>
          <table:table-cell table:formula="oooc:=([.D53]/[.C53])/([.Q53]/[.P53])" office:value-type="float" office:value="0.999480656031244">
            <text:p>1</text:p>
          </table:table-cell>
          <table:table-cell/>
          <table:table-cell table:formula="oooc:=[.H53]^[$globals.$C$17]*[$globals.$C$23]/[.Q53]*[.J53]*[.V53]" office:value-type="float" office:value="3102518834.55621">
            <text:p>3102518834.56</text:p>
          </table:table-cell>
          <table:table-cell table:formula="oooc:=[.R53]/[.G53]" office:value-type="float" office:value="17.0226535761623">
            <text:p>17.02</text:p>
          </table:table-cell>
          <table:table-cell table:formula="oooc:=[.H53]/[.I53]" office:value-type="float" office:value="5447.24914437195">
            <text:p>5447.2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1">
            <text:p>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7700000000">
            <text:p>7,700,000,000</text:p>
          </table:table-cell>
          <table:table-cell table:formula="oooc:=CEILING(([.Q54]-[.T54]/2);[.T54])" office:value-type="float" office:value="28">
            <text:p>28</text:p>
          </table:table-cell>
          <table:table-cell table:formula="oooc:=[.D54]*[$globals.$C$25]/[.J54]" office:value-type="float" office:value="2800">
            <text:p>2800</text:p>
          </table:table-cell>
          <table:table-cell/>
          <table:table-cell table:formula="oooc:=[.G53]" office:value-type="float" office:value="320">
            <text:p>32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6">
            <text:p>0.6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4810289.3550338">
            <text:p>4810289.36</text:p>
          </table:table-cell>
          <table:table-cell table:formula="oooc:=[.X49]/[.L54]" office:value-type="float" office:value="0.000166310161604484">
            <text:p>0</text:p>
          </table:table-cell>
          <table:table-cell table:formula="oooc:=([.D54]/[.C54])/([.Q54]/[.P54])" office:value-type="float" office:value="1.00611238593627">
            <text:p>1.01</text:p>
          </table:table-cell>
          <table:table-cell/>
          <table:table-cell table:formula="oooc:=[.H54]^[$globals.$C$17]*[$globals.$C$23]/[.Q54]*[.J54]*[.V54]" office:value-type="float" office:value="7696462968.05407">
            <text:p>7696462968.05</text:p>
          </table:table-cell>
          <table:table-cell table:formula="oooc:=[.R54]/[.G54]" office:value-type="float" office:value="27.8171091588409">
            <text:p>27.82</text:p>
          </table:table-cell>
          <table:table-cell table:formula="oooc:=[.H54]/[.I54]" office:value-type="float" office:value="8901.47493082909">
            <text:p>8901.47</text:p>
          </table:table-cell>
          <table:table-cell table:formula="oooc:=MAX(10^(FLOOR(LOG([.P54];10);1)-1);5)" office:value-type="float" office:value="100000000">
            <text:p>1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19000000000">
            <text:p>19,000,000,000</text:p>
          </table:table-cell>
          <table:table-cell table:formula="oooc:=CEILING(([.Q55]-[.T55]/2);[.T55])" office:value-type="float" office:value="45">
            <text:p>45</text:p>
          </table:table-cell>
          <table:table-cell table:formula="oooc:=[.D55]*[$globals.$C$25]/[.J55]" office:value-type="float" office:value="4500">
            <text:p>4500</text:p>
          </table:table-cell>
          <table:table-cell/>
          <table:table-cell table:formula="oooc:=[.G54]" office:value-type="float" office:value="320">
            <text:p>32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6">
            <text:p>0.6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1932953.7904121">
            <text:p>11932953.79</text:p>
          </table:table-cell>
          <table:table-cell table:formula="oooc:=[.X49]/[.L55]" office:value-type="float" office:value="0.0000670412384101234">
            <text:p>0</text:p>
          </table:table-cell>
          <table:table-cell table:formula="oooc:=([.D55]/[.C55])/([.Q55]/[.P55])" office:value-type="float" office:value="0.994787056369125">
            <text:p>0.99</text:p>
          </table:table-cell>
          <table:table-cell/>
          <table:table-cell table:formula="oooc:=[.H55]^[$globals.$C$17]*[$globals.$C$23]/[.Q55]*[.J55]*[.V55]" office:value-type="float" office:value="19092726064.6593">
            <text:p>19092726064.66</text:p>
          </table:table-cell>
          <table:table-cell table:formula="oooc:=[.R55]/[.G55]" office:value-type="float" office:value="45.4565769368913">
            <text:p>45.46</text:p>
          </table:table-cell>
          <table:table-cell table:formula="oooc:=[.H55]/[.I55]" office:value-type="float" office:value="14546.1046198052">
            <text:p>14546.1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/>
          <table:table-cell table:formula="oooc:=[.H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6900000000">
            <text:p>6,900,000,000</text:p>
          </table:table-cell>
          <table:table-cell table:formula="oooc:=CEILING(([.Q59]-[.T59]/2);[.T59])" office:value-type="float" office:value="2">
            <text:p>2</text:p>
          </table:table-cell>
          <table:table-cell table:formula="oooc:=[.D59]*[$globals.$C$25]/[.J59]" office:value-type="float" office:value="50">
            <text:p>50</text:p>
          </table:table-cell>
          <table:table-cell/>
          <table:table-cell table:formula="oooc:=[.R59]/[.Q59]" office:value-type="float" office:value="2913.91651789351">
            <text:p>2913.92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891374.5553468">
            <text:p>1891374.56</text:p>
          </table:table-cell>
          <table:table-cell table:formula="oooc:=[.X58]/[.L59]" office:value-type="float" office:value="0.000422972804481508">
            <text:p>0</text:p>
          </table:table-cell>
          <table:table-cell table:formula="oooc:=([.D59]/[.C59])/([.Q59]/[.P59])" office:value-type="float" office:value="0.998425282309517">
            <text:p>1</text:p>
          </table:table-cell>
          <table:table-cell/>
          <table:table-cell table:formula="oooc:=[.H59]^[$globals.$C$17]*[$globals.$C$23]/[.Q59]*[.J59]*[.V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H59]/[.I59]" office:value-type="float" office:value="5827.83303578703">
            <text:p>5827.83</text:p>
          </table:table-cell>
          <table:table-cell table:formula="oooc:=MAX(10^(FLOOR(LOG([.P59];10);1)-1);5)" office:value-type="float" office:value="100000000">
            <text:p>1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2000000000">
            <text:p>22,000,000,000</text:p>
          </table:table-cell>
          <table:table-cell table:formula="oooc:=CEILING(([.Q60]-[.T60]/2);[.T60])" office:value-type="float" office:value="2.5">
            <text:p>2.5</text:p>
          </table:table-cell>
          <table:table-cell table:formula="oooc:=[.D60]*[$globals.$C$25]/[.J60]" office:value-type="float" office:value="62.5">
            <text:p>62.5</text:p>
          </table:table-cell>
          <table:table-cell/>
          <table:table-cell table:formula="oooc:=[.R60]/[.Q60]" office:value-type="float" office:value="4040.22852479861">
            <text:p>4040.23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-0.02" office:value-type="float" office:value="0.33">
            <text:p>0.3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423847.98570513">
            <text:p>4423847.99</text:p>
          </table:table-cell>
          <table:table-cell table:formula="oooc:=[.X58]/[.L60]" office:value-type="float" office:value="0.000180838040227661">
            <text:p>0</text:p>
          </table:table-cell>
          <table:table-cell table:formula="oooc:=([.D60]/[.C60])/([.Q60]/[.P60])" office:value-type="float" office:value="1.01553163756925">
            <text:p>1.02</text:p>
          </table:table-cell>
          <table:table-cell/>
          <table:table-cell table:formula="oooc:=[.H60]^[$globals.$C$17]*[$globals.$C$23]/[.Q60]*[.J60]*[.V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H60]/[.I60]" office:value-type="float" office:value="10100.5713119965">
            <text:p>10100.57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75000000000">
            <text:p>75,000,000,000</text:p>
          </table:table-cell>
          <table:table-cell table:formula="oooc:=CEILING(([.Q61]-[.T61]/2);[.T61])" office:value-type="float" office:value="3">
            <text:p>3</text:p>
          </table:table-cell>
          <table:table-cell table:formula="oooc:=[.D61]*[$globals.$C$25]/[.J61]" office:value-type="float" office:value="75">
            <text:p>75</text:p>
          </table:table-cell>
          <table:table-cell/>
          <table:table-cell table:formula="oooc:=[.R61]/[.Q61]" office:value-type="float" office:value="5856.8171325137">
            <text:p>5856.82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-0.02" office:value-type="float" office:value="0.31">
            <text:p>0.31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10309193.8619068">
            <text:p>10309193.86</text:p>
          </table:table-cell>
          <table:table-cell table:formula="oooc:=[.X58]/[.L61]" office:value-type="float" office:value="0.0000776006359678672">
            <text:p>0</text:p>
          </table:table-cell>
          <table:table-cell table:formula="oooc:=([.D61]/[.C61])/([.Q61]/[.P61])" office:value-type="float" office:value="1.00631772054701">
            <text:p>1.01</text:p>
          </table:table-cell>
          <table:table-cell/>
          <table:table-cell table:formula="oooc:=[.H61]^[$globals.$C$17]*[$globals.$C$23]/[.Q61]*[.J61]*[.V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H61]/[.I61]" office:value-type="float" office:value="17570.4513975411">
            <text:p>17570.45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290000000000">
            <text:p>290,000,000,000</text:p>
          </table:table-cell>
          <table:table-cell table:formula="oooc:=CEILING(([.Q62]-[.T62]/2);[.T62])" office:value-type="float" office:value="3.2">
            <text:p>3.2</text:p>
          </table:table-cell>
          <table:table-cell table:formula="oooc:=[.D62]*[$globals.$C$25]/[.J62]" office:value-type="float" office:value="80">
            <text:p>80</text:p>
          </table:table-cell>
          <table:table-cell/>
          <table:table-cell table:formula="oooc:=[.R62]/[.Q62]" office:value-type="float" office:value="9591.38602318594">
            <text:p>9591.39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-0.02" office:value-type="float" office:value="0.29">
            <text:p>0.29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3924218.930702">
            <text:p>23924218.93</text:p>
          </table:table-cell>
          <table:table-cell table:formula="oooc:=[.X58]/[.L62]" office:value-type="float" office:value="0.0000334389182074136">
            <text:p>0</text:p>
          </table:table-cell>
          <table:table-cell table:formula="oooc:=([.D62]/[.C62])/([.Q62]/[.P62])" office:value-type="float" office:value="0.989079392532653">
            <text:p>0.99</text:p>
          </table:table-cell>
          <table:table-cell/>
          <table:table-cell table:formula="oooc:=[.H62]^[$globals.$C$17]*[$globals.$C$23]/[.Q62]*[.J62]*[.V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H62]/[.I62]" office:value-type="float" office:value="30692.435274195">
            <text:p>30692.44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1100000000000">
            <text:p>1,100,000,000,000</text:p>
          </table:table-cell>
          <table:table-cell table:formula="oooc:=CEILING(([.Q63]-[.T63]/2);[.T63])" office:value-type="float" office:value="3.4">
            <text:p>3.4</text:p>
          </table:table-cell>
          <table:table-cell table:formula="oooc:=[.D63]*[$globals.$C$25]/[.J63]" office:value-type="float" office:value="85">
            <text:p>85</text:p>
          </table:table-cell>
          <table:table-cell/>
          <table:table-cell table:formula="oooc:=[.R63]/[.Q63]" office:value-type="float" office:value="15844.239520297">
            <text:p>15844.24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-0.02" office:value-type="float" office:value="0.27">
            <text:p>0.27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55256107.9782134">
            <text:p>55256107.98</text:p>
          </table:table-cell>
          <table:table-cell table:formula="oooc:=[.X58]/[.L63]" office:value-type="float" office:value="0.0000144780374382399">
            <text:p>0</text:p>
          </table:table-cell>
          <table:table-cell table:formula="oooc:=([.D63]/[.C63])/([.Q63]/[.P63])" office:value-type="float" office:value="0.994876147461602">
            <text:p>0.99</text:p>
          </table:table-cell>
          <table:table-cell/>
          <table:table-cell table:formula="oooc:=[.H63]^[$globals.$C$17]*[$globals.$C$23]/[.Q63]*[.J63]*[.V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H63]/[.I63]" office:value-type="float" office:value="53870.4143690099">
            <text:p>53870.41</text:p>
          </table:table-cell>
          <table:table-cell table:formula="oooc:=MAX(10^(FLOOR(LOG([.P63];10);1)-1);5)" office:value-type="float" office:value="100000000000">
            <text:p>10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4200000000000">
            <text:p>4,200,000,000,000</text:p>
          </table:table-cell>
          <table:table-cell table:formula="oooc:=CEILING(([.Q64]-[.T64]/2);[.T64])" office:value-type="float" office:value="3.6">
            <text:p>3.6</text:p>
          </table:table-cell>
          <table:table-cell table:formula="oooc:=[.D64]*[$globals.$C$25]/[.J64]" office:value-type="float" office:value="90">
            <text:p>90</text:p>
          </table:table-cell>
          <table:table-cell/>
          <table:table-cell table:formula="oooc:=[.R64]/[.Q64]" office:value-type="float" office:value="26409.2643998793">
            <text:p>26409.26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-0.02" office:value-type="float" office:value="0.25">
            <text:p>0.25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26920944.003787">
            <text:p>126920944</text:p>
          </table:table-cell>
          <table:table-cell table:formula="oooc:=[.X58]/[.L64]" office:value-type="float" office:value="0.00000630313622609148">
            <text:p>0</text:p>
          </table:table-cell>
          <table:table-cell table:formula="oooc:=([.D64]/[.C64])/([.Q64]/[.P64])" office:value-type="float" office:value="0.997585942880445">
            <text:p>1</text:p>
          </table:table-cell>
          <table:table-cell/>
          <table:table-cell table:formula="oooc:=[.H64]^[$globals.$C$17]*[$globals.$C$23]/[.Q64]*[.J64]*[.V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H64]/[.I64]" office:value-type="float" office:value="95073.3518395655">
            <text:p>95073.35</text:p>
          </table:table-cell>
          <table:table-cell table:formula="oooc:=MAX(10^(FLOOR(LOG([.P64];10);1)-1);5)" office:value-type="float" office:value="100000000000">
            <text:p>100000000000</text:p>
          </table:table-cell>
          <table:table-cell table:formula="oooc:=10^(FLOOR(LOG([.Q64];10);1)-1)" office:value-type="float" office:value="0.1">
            <text:p>0.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10">
            <text:p>210</text:p>
          </table:table-cell>
          <table:table-cell table:formula="oooc:=CEILING(([.Q5]-[.T5]/2);[.T5])" office:value-type="float" office:value="2.4">
            <text:p>2.4</text:p>
          </table:table-cell>
          <table:table-cell table:formula="oooc:=[.D5]*[$globals.$C$25]/[.J5]" office:value-type="float" office:value="60">
            <text:p>60</text:p>
          </table:table-cell>
          <table:table-cell/>
          <table:table-cell table:formula="oooc:=[.G4]" office:value-type="float" office:value="6">
            <text:p>6</text:p>
          </table:table-cell>
          <table:table-cell table:formula="oooc:=[$globals.$C$13] ^ [.$H4] * [$globals.$D$20]" office:value-type="float" office:value="5">
            <text:p>5</text:p>
          </table:table-cell>
          <table:table-cell table:formula="oooc:=[.I4]" office:value-type="float" office:value="0.35">
            <text:p>0.35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8">
            <text:p>28</text:p>
          </table:table-cell>
          <table:table-cell table:formula="oooc:=[.X4]/[.L5]" office:value-type="float" office:value="28.5714285714286">
            <text:p>28.57</text:p>
          </table:table-cell>
          <table:table-cell table:formula="oooc:=([.D5]/[.C5])/([.Q5]/[.P5])" office:value-type="float" office:value="1.008">
            <text:p>1.01</text:p>
          </table:table-cell>
          <table:table-cell/>
          <table:table-cell table:formula="oooc:=[.H5]^[$globals.$C$17]*[$globals.$C$23]/[.Q5]*[.J5]*[.V5]" office:value-type="float" office:value="210">
            <text:p>210</text:p>
          </table:table-cell>
          <table:table-cell table:formula="oooc:=[.R5]/[.G5]" office:value-type="float" office:value="2.38095238095238">
            <text:p>2.38</text:p>
          </table:table-cell>
          <table:table-cell table:formula="oooc:=[.H5]/[.I5]" office:value-type="float" office:value="14.2857142857143">
            <text:p>14.2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520">
            <text:p>520</text:p>
          </table:table-cell>
          <table:table-cell table:formula="oooc:=CEILING(([.Q6]-[.T6]/2);[.T6])" office:value-type="float" office:value="3.9">
            <text:p>3.9</text:p>
          </table:table-cell>
          <table:table-cell table:formula="oooc:=[.D6]*[$globals.$C$25]/[.J6]" office:value-type="float" office:value="97.5">
            <text:p>97.5</text:p>
          </table:table-cell>
          <table:table-cell/>
          <table:table-cell table:formula="oooc:=[.G5]" office:value-type="float" office:value="6">
            <text:p>6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" office:value-type="float" office:value="0.35">
            <text:p>0.35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69.4600015655795">
            <text:p>69.46</text:p>
          </table:table-cell>
          <table:table-cell table:formula="oooc:=[.X4]/[.L6]" office:value-type="float" office:value="11.5174198383035">
            <text:p>11.52</text:p>
          </table:table-cell>
          <table:table-cell table:formula="oooc:=([.D6]/[.C6])/([.Q6]/[.P6])" office:value-type="float" office:value="1.0042038271729">
            <text:p>1</text:p>
          </table:table-cell>
          <table:table-cell/>
          <table:table-cell table:formula="oooc:=[.H6]^[$globals.$C$17]*[$globals.$C$23]/[.Q6]*[.J6]*[.V6]" office:value-type="float" office:value="520.950011741846">
            <text:p>520.95</text:p>
          </table:table-cell>
          <table:table-cell table:formula="oooc:=[.R6]/[.G6]" office:value-type="float" office:value="3.89076896775373">
            <text:p>3.89</text:p>
          </table:table-cell>
          <table:table-cell table:formula="oooc:=[.H6]/[.I6]" office:value-type="float" office:value="23.3446138065224">
            <text:p>23.3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300">
            <text:p>1,300</text:p>
          </table:table-cell>
          <table:table-cell table:formula="oooc:=CEILING(([.Q7]-[.T7]/2);[.T7])" office:value-type="float" office:value="6.4">
            <text:p>6.4</text:p>
          </table:table-cell>
          <table:table-cell table:formula="oooc:=[.D7]*[$globals.$C$25]/[.J7]" office:value-type="float" office:value="160">
            <text:p>160</text:p>
          </table:table-cell>
          <table:table-cell/>
          <table:table-cell table:formula="oooc:=[.G6]" office:value-type="float" office:value="6">
            <text:p>6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" office:value-type="float" office:value="0.35">
            <text:p>0.35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72.310422053225">
            <text:p>172.31</text:p>
          </table:table-cell>
          <table:table-cell table:formula="oooc:=[.X4]/[.L7]" office:value-type="float" office:value="4.64278359061118">
            <text:p>4.64</text:p>
          </table:table-cell>
          <table:table-cell table:formula="oooc:=([.D7]/[.C7])/([.Q7]/[.P7])" office:value-type="float" office:value="1.0006662541862">
            <text:p>1</text:p>
          </table:table-cell>
          <table:table-cell/>
          <table:table-cell table:formula="oooc:=[.H7]^[$globals.$C$17]*[$globals.$C$23]/[.Q7]*[.J7]*[.V7]" office:value-type="float" office:value="1292.32816539919">
            <text:p>1292.33</text:p>
          </table:table-cell>
          <table:table-cell table:formula="oooc:=[.R7]/[.G7]" office:value-type="float" office:value="6.35799492738288">
            <text:p>6.36</text:p>
          </table:table-cell>
          <table:table-cell table:formula="oooc:=[.H7]/[.I7]" office:value-type="float" office:value="38.1479695642973">
            <text:p>38.1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200">
            <text:p>3,20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250">
            <text:p>250</text:p>
          </table:table-cell>
          <table:table-cell/>
          <table:table-cell table:formula="oooc:=[.G7]" office:value-type="float" office:value="6">
            <text:p>6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" office:value-type="float" office:value="0.35">
            <text:p>0.35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427.452935199381">
            <text:p>427.45</text:p>
          </table:table-cell>
          <table:table-cell table:formula="oooc:=[.X4]/[.L8]" office:value-type="float" office:value="1.87155107410094">
            <text:p>1.87</text:p>
          </table:table-cell>
          <table:table-cell table:formula="oooc:=([.D8]/[.C8])/([.Q8]/[.P8])" office:value-type="float" office:value="0.964261168708008">
            <text:p>0.96</text:p>
          </table:table-cell>
          <table:table-cell/>
          <table:table-cell table:formula="oooc:=[.H8]^[$globals.$C$17]*[$globals.$C$23]/[.Q8]*[.J8]*[.V8]" office:value-type="float" office:value="3205.89701399535">
            <text:p>3205.9</text:p>
          </table:table-cell>
          <table:table-cell table:formula="oooc:=[.R8]/[.G8]" office:value-type="float" office:value="10.3897455314507">
            <text:p>10.39</text:p>
          </table:table-cell>
          <table:table-cell table:formula="oooc:=[.H8]/[.I8]" office:value-type="float" office:value="62.3384731887044">
            <text:p>62.34</text:p>
          </table:table-cell>
          <table:table-cell table:formula="oooc:=MAX(10^(FLOOR(LOG([.P8];10);1)-1);5)" office:value-type="float" office:value="100">
            <text:p>10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8000">
            <text:p>8,000</text:p>
          </table:table-cell>
          <table:table-cell table:formula="oooc:=CEILING(([.Q9]-[.T9]/2);[.T9])" office:value-type="float" office:value="17">
            <text:p>17</text:p>
          </table:table-cell>
          <table:table-cell table:formula="oooc:=[.D9]*[$globals.$C$25]/[.J9]" office:value-type="float" office:value="425">
            <text:p>425</text:p>
          </table:table-cell>
          <table:table-cell/>
          <table:table-cell table:formula="oooc:=[.G8]" office:value-type="float" office:value="6">
            <text:p>6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" office:value-type="float" office:value="0.35">
            <text:p>0.35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1060.38862672002">
            <text:p>1060.39</text:p>
          </table:table-cell>
          <table:table-cell table:formula="oooc:=[.X4]/[.L9]" office:value-type="float" office:value="0.754440381423696">
            <text:p>0.75</text:p>
          </table:table-cell>
          <table:table-cell table:formula="oooc:=([.D9]/[.C9])/([.Q9]/[.P9])" office:value-type="float" office:value="0.995395365211398">
            <text:p>1</text:p>
          </table:table-cell>
          <table:table-cell/>
          <table:table-cell table:formula="oooc:=[.H9]^[$globals.$C$17]*[$globals.$C$23]/[.Q9]*[.J9]*[.V9]" office:value-type="float" office:value="7952.91470040014">
            <text:p>7952.91</text:p>
          </table:table-cell>
          <table:table-cell table:formula="oooc:=[.R9]/[.G9]" office:value-type="float" office:value="16.9781217885831">
            <text:p>16.98</text:p>
          </table:table-cell>
          <table:table-cell table:formula="oooc:=[.H9]/[.I9]" office:value-type="float" office:value="101.868730731499">
            <text:p>101.87</text:p>
          </table:table-cell>
          <table:table-cell table:formula="oooc:=MAX(10^(FLOOR(LOG([.P9];10);1)-1);5)" office:value-type="float" office:value="100">
            <text:p>10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20000">
            <text:p>20,000</text:p>
          </table:table-cell>
          <table:table-cell table:formula="oooc:=CEILING(([.Q10]-[.T10]/2);[.T10])" office:value-type="float" office:value="28">
            <text:p>28</text:p>
          </table:table-cell>
          <table:table-cell table:formula="oooc:=[.D10]*[$globals.$C$25]/[.J10]" office:value-type="float" office:value="700">
            <text:p>700</text:p>
          </table:table-cell>
          <table:table-cell/>
          <table:table-cell table:formula="oooc:=[.G9]" office:value-type="float" office:value="6">
            <text:p>6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" office:value-type="float" office:value="0.35">
            <text:p>0.35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2630.5212740034">
            <text:p>2630.52</text:p>
          </table:table-cell>
          <table:table-cell table:formula="oooc:=[.X4]/[.L10]" office:value-type="float" office:value="0.30412223155393">
            <text:p>0.3</text:p>
          </table:table-cell>
          <table:table-cell table:formula="oooc:=([.D10]/[.C10])/([.Q10]/[.P10])" office:value-type="float" office:value="0.995535472438668">
            <text:p>1</text:p>
          </table:table-cell>
          <table:table-cell/>
          <table:table-cell table:formula="oooc:=[.H10]^[$globals.$C$17]*[$globals.$C$23]/[.Q10]*[.J10]*[.V10]" office:value-type="float" office:value="19728.9095550255">
            <text:p>19728.91</text:p>
          </table:table-cell>
          <table:table-cell table:formula="oooc:=[.R10]/[.G10]" office:value-type="float" office:value="27.7443387420203">
            <text:p>27.74</text:p>
          </table:table-cell>
          <table:table-cell table:formula="oooc:=[.H10]/[.I10]" office:value-type="float" office:value="166.466032452122">
            <text:p>166.47</text:p>
          </table:table-cell>
          <table:table-cell table:formula="oooc:=MAX(10^(FLOOR(LOG([.P10];10);1)-1);5)" office:value-type="float" office:value="1000">
            <text:p>100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NFC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14]^[$globals.$C$17]*[$globals.$C$23]*[$globals.$C$24]" office:value-type="float" office:value="868.97532839777">
            <text:p>869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4]+[$globals.$C$15]" office:value-type="float" office:value="0.85">
            <text:p>0.85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500">
            <text:p>4,500</text:p>
          </table:table-cell>
          <table:table-cell table:formula="oooc:=CEILING(([.Q14]-[.T14]/2);[.T14])" office:value-type="float" office:value="1.9">
            <text:p>1.9</text:p>
          </table:table-cell>
          <table:table-cell table:formula="oooc:=[.D14]*[$globals.$C$25]/[.J14]" office:value-type="float" office:value="47.5">
            <text:p>47.5</text:p>
          </table:table-cell>
          <table:table-cell/>
          <table:table-cell table:formula="oooc:=[.G13]" office:value-type="float" office:value="20">
            <text:p>20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35">
            <text:p>0.35</text:p>
          </table:table-cell>
          <table:table-cell table:formula="oooc:=[.J13]" office:value-type="float" office:value="4">
            <text:p>4</text:p>
          </table:table-cell>
          <table:table-cell/>
          <table:table-cell table:formula="oooc:=[.W13]/[.G14]/[.V13]*[.P14]" office:value-type="float" office:value="178.687682590113">
            <text:p>178.69</text:p>
          </table:table-cell>
          <table:table-cell table:formula="oooc:=[.X13]/[.L14]" office:value-type="float" office:value="4.47708531670367">
            <text:p>4.48</text:p>
          </table:table-cell>
          <table:table-cell table:formula="oooc:=([.D14]/[.C14])/([.Q14]/[.P14])" office:value-type="float" office:value="0.969622960984075">
            <text:p>0.97</text:p>
          </table:table-cell>
          <table:table-cell/>
          <table:table-cell table:formula="oooc:=[.H14]^[$globals.$C$17]*[$globals.$C$23]/[.Q14]*[.J14]*[.V14]" office:value-type="float" office:value="4467.19206475282">
            <text:p>4467.19</text:p>
          </table:table-cell>
          <table:table-cell table:formula="oooc:=[.R14]/[.G14]" office:value-type="float" office:value="1.94523834167371">
            <text:p>1.95</text:p>
          </table:table-cell>
          <table:table-cell table:formula="oooc:=[.H14]/[.I14]" office:value-type="float" office:value="38.9047668334741">
            <text:p>38.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1000">
            <text:p>11,000</text:p>
          </table:table-cell>
          <table:table-cell table:formula="oooc:=CEILING(([.Q15]-[.T15]/2);[.T15])" office:value-type="float" office:value="3.2">
            <text:p>3.2</text:p>
          </table:table-cell>
          <table:table-cell table:formula="oooc:=[.D15]*[$globals.$C$25]/[.J15]" office:value-type="float" office:value="80">
            <text:p>80</text:p>
          </table:table-cell>
          <table:table-cell/>
          <table:table-cell table:formula="oooc:=[.G14]" office:value-type="float" office:value="20">
            <text:p>20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35">
            <text:p>0.35</text:p>
          </table:table-cell>
          <table:table-cell table:formula="oooc:=[.J14]" office:value-type="float" office:value="4">
            <text:p>4</text:p>
          </table:table-cell>
          <table:table-cell/>
          <table:table-cell table:formula="oooc:=[.W13]/[.G15]/[.V13]*[.P15]" office:value-type="float" office:value="443.273096873535">
            <text:p>443.27</text:p>
          </table:table-cell>
          <table:table-cell table:formula="oooc:=[.X13]/[.L15]" office:value-type="float" office:value="1.80475649355332">
            <text:p>1.8</text:p>
          </table:table-cell>
          <table:table-cell table:formula="oooc:=([.D15]/[.C15])/([.Q15]/[.P15])" office:value-type="float" office:value="1.01417084356077">
            <text:p>1.01</text:p>
          </table:table-cell>
          <table:table-cell/>
          <table:table-cell table:formula="oooc:=[.H15]^[$globals.$C$17]*[$globals.$C$23]/[.Q15]*[.J15]*[.V15]" office:value-type="float" office:value="11081.8274218384">
            <text:p>11081.83</text:p>
          </table:table-cell>
          <table:table-cell table:formula="oooc:=[.R15]/[.G15]" office:value-type="float" office:value="3.17875864936089">
            <text:p>3.18</text:p>
          </table:table-cell>
          <table:table-cell table:formula="oooc:=[.H15]/[.I15]" office:value-type="float" office:value="63.5751729872178">
            <text:p>63.5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7000">
            <text:p>27,000</text:p>
          </table:table-cell>
          <table:table-cell table:formula="oooc:=CEILING(([.Q16]-[.T16]/2);[.T16])" office:value-type="float" office:value="5.2">
            <text:p>5.2</text:p>
          </table:table-cell>
          <table:table-cell table:formula="oooc:=[.D16]*[$globals.$C$25]/[.J16]" office:value-type="float" office:value="130">
            <text:p>130</text:p>
          </table:table-cell>
          <table:table-cell/>
          <table:table-cell table:formula="oooc:=[.G15]" office:value-type="float" office:value="20">
            <text:p>20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35">
            <text:p>0.35</text:p>
          </table:table-cell>
          <table:table-cell table:formula="oooc:=[.J15]" office:value-type="float" office:value="4">
            <text:p>4</text:p>
          </table:table-cell>
          <table:table-cell/>
          <table:table-cell table:formula="oooc:=[.W13]/[.G16]/[.V13]*[.P16]" office:value-type="float" office:value="1099.63392867196">
            <text:p>1099.63</text:p>
          </table:table-cell>
          <table:table-cell table:formula="oooc:=[.X13]/[.L16]" office:value-type="float" office:value="0.727514838475533">
            <text:p>0.73</text:p>
          </table:table-cell>
          <table:table-cell table:formula="oooc:=([.D16]/[.C16])/([.Q16]/[.P16])" office:value-type="float" office:value="1.01926105567494">
            <text:p>1.02</text:p>
          </table:table-cell>
          <table:table-cell/>
          <table:table-cell table:formula="oooc:=[.H16]^[$globals.$C$17]*[$globals.$C$23]/[.Q16]*[.J16]*[.V16]" office:value-type="float" office:value="27490.8482167991">
            <text:p>27490.85</text:p>
          </table:table-cell>
          <table:table-cell table:formula="oooc:=[.R16]/[.G16]" office:value-type="float" office:value="5.19448251374309">
            <text:p>5.19</text:p>
          </table:table-cell>
          <table:table-cell table:formula="oooc:=[.H16]/[.I16]" office:value-type="float" office:value="103.889650274862">
            <text:p>103.8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8000">
            <text:p>68,000</text:p>
          </table:table-cell>
          <table:table-cell table:formula="oooc:=CEILING(([.Q17]-[.T17]/2);[.T17])" office:value-type="float" office:value="8.5">
            <text:p>8.5</text:p>
          </table:table-cell>
          <table:table-cell table:formula="oooc:=[.D17]*[$globals.$C$25]/[.J17]" office:value-type="float" office:value="212.5">
            <text:p>212.5</text:p>
          </table:table-cell>
          <table:table-cell/>
          <table:table-cell table:formula="oooc:=[.G16]" office:value-type="float" office:value="20">
            <text:p>20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35">
            <text:p>0.35</text:p>
          </table:table-cell>
          <table:table-cell table:formula="oooc:=[.J16]" office:value-type="float" office:value="4">
            <text:p>4</text:p>
          </table:table-cell>
          <table:table-cell/>
          <table:table-cell table:formula="oooc:=[.W13]/[.G17]/[.V13]*[.P17]" office:value-type="float" office:value="2727.8776573971">
            <text:p>2727.88</text:p>
          </table:table-cell>
          <table:table-cell table:formula="oooc:=[.X13]/[.L17]" office:value-type="float" office:value="0.293268284166141">
            <text:p>0.29</text:p>
          </table:table-cell>
          <table:table-cell table:formula="oooc:=([.D17]/[.C17])/([.Q17]/[.P17])" office:value-type="float" office:value="1.00426398449476">
            <text:p>1</text:p>
          </table:table-cell>
          <table:table-cell/>
          <table:table-cell table:formula="oooc:=[.H17]^[$globals.$C$17]*[$globals.$C$23]/[.Q17]*[.J17]*[.V17]" office:value-type="float" office:value="68196.9414349276">
            <text:p>68196.94</text:p>
          </table:table-cell>
          <table:table-cell table:formula="oooc:=[.R17]/[.G17]" office:value-type="float" office:value="8.48842317456463">
            <text:p>8.49</text:p>
          </table:table-cell>
          <table:table-cell table:formula="oooc:=[.H17]/[.I17]" office:value-type="float" office:value="169.768463491293">
            <text:p>169.7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70000">
            <text:p>170,000</text:p>
          </table:table-cell>
          <table:table-cell table:formula="oooc:=CEILING(([.Q18]-[.T18]/2);[.T18])" office:value-type="float" office:value="14">
            <text:p>14</text:p>
          </table:table-cell>
          <table:table-cell table:formula="oooc:=[.D18]*[$globals.$C$25]/[.J18]" office:value-type="float" office:value="350">
            <text:p>350</text:p>
          </table:table-cell>
          <table:table-cell/>
          <table:table-cell table:formula="oooc:=[.G17]" office:value-type="float" office:value="20">
            <text:p>20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35">
            <text:p>0.35</text:p>
          </table:table-cell>
          <table:table-cell table:formula="oooc:=[.J17]" office:value-type="float" office:value="4">
            <text:p>4</text:p>
          </table:table-cell>
          <table:table-cell/>
          <table:table-cell table:formula="oooc:=[.W13]/[.G18]/[.V13]*[.P18]" office:value-type="float" office:value="6767.08522691114">
            <text:p>6767.09</text:p>
          </table:table-cell>
          <table:table-cell table:formula="oooc:=[.X13]/[.L18]" office:value-type="float" office:value="0.118219288390012">
            <text:p>0.12</text:p>
          </table:table-cell>
          <table:table-cell table:formula="oooc:=([.D18]/[.C18])/([.Q18]/[.P18])" office:value-type="float" office:value="1.00440534002768">
            <text:p>1</text:p>
          </table:table-cell>
          <table:table-cell/>
          <table:table-cell table:formula="oooc:=[.H18]^[$globals.$C$17]*[$globals.$C$23]/[.Q18]*[.J18]*[.V18]" office:value-type="float" office:value="169177.130672779">
            <text:p>169177.13</text:p>
          </table:table-cell>
          <table:table-cell table:formula="oooc:=[.R18]/[.G18]" office:value-type="float" office:value="13.8711272585582">
            <text:p>13.87</text:p>
          </table:table-cell>
          <table:table-cell table:formula="oooc:=[.H18]/[.I18]" office:value-type="float" office:value="277.422545171164">
            <text:p>277.42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420000">
            <text:p>420,000</text:p>
          </table:table-cell>
          <table:table-cell table:formula="oooc:=CEILING(([.Q19]-[.T19]/2);[.T19])" office:value-type="float" office:value="23">
            <text:p>23</text:p>
          </table:table-cell>
          <table:table-cell table:formula="oooc:=[.D19]*[$globals.$C$25]/[.J19]" office:value-type="float" office:value="575">
            <text:p>575</text:p>
          </table:table-cell>
          <table:table-cell/>
          <table:table-cell table:formula="oooc:=[.G18]" office:value-type="float" office:value="20">
            <text:p>20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35">
            <text:p>0.35</text:p>
          </table:table-cell>
          <table:table-cell table:formula="oooc:=[.J18]" office:value-type="float" office:value="4">
            <text:p>4</text:p>
          </table:table-cell>
          <table:table-cell/>
          <table:table-cell table:formula="oooc:=[.W13]/[.G19]/[.V13]*[.P19]" office:value-type="float" office:value="16787.2053734163">
            <text:p>16787.21</text:p>
          </table:table-cell>
          <table:table-cell table:formula="oooc:=[.X13]/[.L19]" office:value-type="float" office:value="0.047655341208064">
            <text:p>0.05</text:p>
          </table:table-cell>
          <table:table-cell table:formula="oooc:=([.D19]/[.C19])/([.Q19]/[.P19])" office:value-type="float" office:value="1.0139124783837">
            <text:p>1.01</text:p>
          </table:table-cell>
          <table:table-cell/>
          <table:table-cell table:formula="oooc:=[.H19]^[$globals.$C$17]*[$globals.$C$23]/[.Q19]*[.J19]*[.V19]" office:value-type="float" office:value="419680.134335408">
            <text:p>419680.13</text:p>
          </table:table-cell>
          <table:table-cell table:formula="oooc:=[.R19]/[.G19]" office:value-type="float" office:value="22.6671276238517">
            <text:p>22.67</text:p>
          </table:table-cell>
          <table:table-cell table:formula="oooc:=[.H19]/[.I19]" office:value-type="float" office:value="453.342552477034">
            <text:p>453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WTF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13]+[$globals.$C$15]" office:value-type="float" office:value="1.7">
            <text:p>1.7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57000">
            <text:p>57,000</text:p>
          </table:table-cell>
          <table:table-cell table:formula="oooc:=CEILING(([.Q23]-[.T23]/2);[.T23])" office:value-type="float" office:value="2.6">
            <text:p>2.6</text:p>
          </table:table-cell>
          <table:table-cell table:formula="oooc:=[.D23]*[$globals.$C$25]/[.J23]" office:value-type="float" office:value="65">
            <text:p>65</text:p>
          </table:table-cell>
          <table:table-cell/>
          <table:table-cell table:formula="oooc:=[.G22]" office:value-type="float" office:value="40">
            <text:p>40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table:formula="oooc:=[.I22]"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81874578462682">
            <text:p>0.98</text:p>
          </table:table-cell>
          <table:table-cell/>
          <table:table-cell table:formula="oooc:=[.H23]^[$globals.$C$17]*[$globals.$C$23]/[.Q23]*[.J23]*[.V23]" office:value-type="float" office:value="57016.5855525443">
            <text:p>57016.59</text:p>
          </table:table-cell>
          <table:table-cell table:formula="oooc:=[.R23]/[.G23]" office:value-type="float" office:value="2.64876654414223">
            <text:p>2.65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140000">
            <text:p>140,000</text:p>
          </table:table-cell>
          <table:table-cell table:formula="oooc:=CEILING(([.Q24]-[.T24]/2);[.T24])" office:value-type="float" office:value="4.3">
            <text:p>4.3</text:p>
          </table:table-cell>
          <table:table-cell table:formula="oooc:=[.D24]*[$globals.$C$25]/[.J24]" office:value-type="float" office:value="107.5">
            <text:p>107.5</text:p>
          </table:table-cell>
          <table:table-cell/>
          <table:table-cell table:formula="oooc:=[.G23]" office:value-type="float" office:value="40">
            <text:p>40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" office:value-type="float" office:value="0.35">
            <text:p>0.35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828.83722981694">
            <text:p>2828.84</text:p>
          </table:table-cell>
          <table:table-cell table:formula="oooc:=[.X22]/[.L24]" office:value-type="float" office:value="0.282801707912961">
            <text:p>0.28</text:p>
          </table:table-cell>
          <table:table-cell table:formula="oooc:=([.D24]/[.C24])/([.Q24]/[.P24])" office:value-type="float" office:value="1.00366774458428">
            <text:p>1</text:p>
          </table:table-cell>
          <table:table-cell/>
          <table:table-cell table:formula="oooc:=[.H24]^[$globals.$C$17]*[$globals.$C$23]/[.Q24]*[.J24]*[.V24]" office:value-type="float" office:value="141441.861490847">
            <text:p>141441.86</text:p>
          </table:table-cell>
          <table:table-cell table:formula="oooc:=[.R24]/[.G24]" office:value-type="float" office:value="4.32841024256461">
            <text:p>4.33</text:p>
          </table:table-cell>
          <table:table-cell table:formula="oooc:=[.H24]/[.I24]" office:value-type="float" office:value="173.136409702584">
            <text:p>173.14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350000">
            <text:p>350,000</text:p>
          </table:table-cell>
          <table:table-cell table:formula="oooc:=CEILING(([.Q25]-[.T25]/2);[.T25])" office:value-type="float" office:value="7.1">
            <text:p>7.1</text:p>
          </table:table-cell>
          <table:table-cell table:formula="oooc:=[.D25]*[$globals.$C$25]/[.J25]" office:value-type="float" office:value="177.5">
            <text:p>177.5</text:p>
          </table:table-cell>
          <table:table-cell/>
          <table:table-cell table:formula="oooc:=[.G24]" office:value-type="float" office:value="40">
            <text:p>40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" office:value-type="float" office:value="0.35">
            <text:p>0.35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7017.53708613766">
            <text:p>7017.54</text:p>
          </table:table-cell>
          <table:table-cell table:formula="oooc:=[.X22]/[.L25]" office:value-type="float" office:value="0.1140001100358">
            <text:p>0.11</text:p>
          </table:table-cell>
          <table:table-cell table:formula="oooc:=([.D25]/[.C25])/([.Q25]/[.P25])" office:value-type="float" office:value="1.00631020144953">
            <text:p>1.01</text:p>
          </table:table-cell>
          <table:table-cell/>
          <table:table-cell table:formula="oooc:=[.H25]^[$globals.$C$17]*[$globals.$C$23]/[.Q25]*[.J25]*[.V25]" office:value-type="float" office:value="350876.854306883">
            <text:p>350876.85</text:p>
          </table:table-cell>
          <table:table-cell table:formula="oooc:=[.R25]/[.G25]" office:value-type="float" office:value="7.07315458562067">
            <text:p>7.07</text:p>
          </table:table-cell>
          <table:table-cell table:formula="oooc:=[.H25]/[.I25]" office:value-type="float" office:value="282.926183424827">
            <text:p>282.9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870000">
            <text:p>870,000</text:p>
          </table:table-cell>
          <table:table-cell table:formula="oooc:=CEILING(([.Q26]-[.T26]/2);[.T26])" office:value-type="float" office:value="12">
            <text:p>12</text:p>
          </table:table-cell>
          <table:table-cell table:formula="oooc:=[.D26]*[$globals.$C$25]/[.J26]" office:value-type="float" office:value="300">
            <text:p>300</text:p>
          </table:table-cell>
          <table:table-cell/>
          <table:table-cell table:formula="oooc:=[.G25]" office:value-type="float" office:value="40">
            <text:p>40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" office:value-type="float" office:value="0.35">
            <text:p>0.35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7408.5048924869">
            <text:p>17408.5</text:p>
          </table:table-cell>
          <table:table-cell table:formula="oooc:=[.X22]/[.L26]" office:value-type="float" office:value="0.0459545495113289">
            <text:p>0.05</text:p>
          </table:table-cell>
          <table:table-cell table:formula="oooc:=([.D26]/[.C26])/([.Q26]/[.P26])" office:value-type="float" office:value="1.03871305032622">
            <text:p>1.04</text:p>
          </table:table-cell>
          <table:table-cell/>
          <table:table-cell table:formula="oooc:=[.H26]^[$globals.$C$17]*[$globals.$C$23]/[.Q26]*[.J26]*[.V26]" office:value-type="float" office:value="870425.244624345">
            <text:p>870425.24</text:p>
          </table:table-cell>
          <table:table-cell table:formula="oooc:=[.R26]/[.G26]" office:value-type="float" office:value="11.5584043536603">
            <text:p>11.56</text:p>
          </table:table-cell>
          <table:table-cell table:formula="oooc:=[.H26]/[.I26]" office:value-type="float" office:value="462.336174146413">
            <text:p>462.34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2200000">
            <text:p>2,200,000</text:p>
          </table:table-cell>
          <table:table-cell table:formula="oooc:=CEILING(([.Q27]-[.T27]/2);[.T27])" office:value-type="float" office:value="19">
            <text:p>19</text:p>
          </table:table-cell>
          <table:table-cell table:formula="oooc:=[.D27]*[$globals.$C$25]/[.J27]" office:value-type="float" office:value="475">
            <text:p>475</text:p>
          </table:table-cell>
          <table:table-cell/>
          <table:table-cell table:formula="oooc:=[.G26]" office:value-type="float" office:value="40">
            <text:p>40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" office:value-type="float" office:value="0.35">
            <text:p>0.35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43185.5277530906">
            <text:p>43185.53</text:p>
          </table:table-cell>
          <table:table-cell table:formula="oooc:=[.X22]/[.L27]" office:value-type="float" office:value="0.0185247244070728">
            <text:p>0.02</text:p>
          </table:table-cell>
          <table:table-cell table:formula="oooc:=([.D27]/[.C27])/([.Q27]/[.P27])" office:value-type="float" office:value="0.987316826221548">
            <text:p>0.99</text:p>
          </table:table-cell>
          <table:table-cell/>
          <table:table-cell table:formula="oooc:=[.H27]^[$globals.$C$17]*[$globals.$C$23]/[.Q27]*[.J27]*[.V27]" office:value-type="float" office:value="2159276.38765453">
            <text:p>2159276.39</text:p>
          </table:table-cell>
          <table:table-cell table:formula="oooc:=[.R27]/[.G27]" office:value-type="float" office:value="18.8878540099079">
            <text:p>18.89</text:p>
          </table:table-cell>
          <table:table-cell table:formula="oooc:=[.H27]/[.I27]" office:value-type="float" office:value="755.514160396317">
            <text:p>755.51</text:p>
          </table:table-cell>
          <table:table-cell table:formula="oooc:=MAX(10^(FLOOR(LOG([.P27];10);1)-1);5)" office:value-type="float" office:value="100000">
            <text:p>100000</text:p>
          </table:table-cell>
          <table:table-cell table:formula="oooc:=10^(FLOOR(LOG([.Q27];10);1)-1)" office:value-type="float" office:value="1">
            <text:p>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5400000">
            <text:p>5,400,000</text:p>
          </table:table-cell>
          <table:table-cell table:formula="oooc:=CEILING(([.Q28]-[.T28]/2);[.T28])" office:value-type="float" office:value="31">
            <text:p>31</text:p>
          </table:table-cell>
          <table:table-cell table:formula="oooc:=[.D28]*[$globals.$C$25]/[.J28]" office:value-type="float" office:value="775">
            <text:p>775</text:p>
          </table:table-cell>
          <table:table-cell/>
          <table:table-cell table:formula="oooc:=[.G27]" office:value-type="float" office:value="40">
            <text:p>40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" office:value-type="float" office:value="0.35">
            <text:p>0.3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107130.958047859">
            <text:p>107130.96</text:p>
          </table:table-cell>
          <table:table-cell table:formula="oooc:=[.X22]/[.L28]" office:value-type="float" office:value="0.00746749599347943">
            <text:p>0.01</text:p>
          </table:table-cell>
          <table:table-cell table:formula="oooc:=([.D28]/[.C28])/([.Q28]/[.P28])" office:value-type="float" office:value="0.996289552257016">
            <text:p>1</text:p>
          </table:table-cell>
          <table:table-cell/>
          <table:table-cell table:formula="oooc:=[.H28]^[$globals.$C$17]*[$globals.$C$23]/[.Q28]*[.J28]*[.V28]" office:value-type="float" office:value="5356547.90239295">
            <text:p>5356547.9</text:p>
          </table:table-cell>
          <table:table-cell table:formula="oooc:=[.R28]/[.G28]" office:value-type="float" office:value="30.8650760246693">
            <text:p>30.87</text:p>
          </table:table-cell>
          <table:table-cell table:formula="oooc:=[.H28]/[.I28]" office:value-type="float" office:value="1234.60304098677">
            <text:p>1234.6</text:p>
          </table:table-cell>
          <table:table-cell table:formula="oooc:=MAX(10^(FLOOR(LOG([.P28];10);1)-1);5)" office:value-type="float" office:value="100000">
            <text:p>100000</text:p>
          </table:table-cell>
          <table:table-cell table:formula="oooc:=10^(FLOOR(LOG([.Q28];10);1)-1)" office:value-type="float" office:value="1">
            <text:p>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55">
            <text:p>55</text:p>
          </table:table-cell>
          <table:table-cell table:formula="oooc:=[.H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640000">
            <text:p>640,000</text:p>
          </table:table-cell>
          <table:table-cell table:formula="oooc:=CEILING(([.Q32]-[.T32]/2);[.T32])" office:value-type="float" office:value="4.1">
            <text:p>4.1</text:p>
          </table:table-cell>
          <table:table-cell table:formula="oooc:=[.D32]*[$globals.$C$25]/[.J32]" office:value-type="float" office:value="102.5">
            <text:p>102.5</text:p>
          </table:table-cell>
          <table:table-cell/>
          <table:table-cell table:formula="oooc:=[.G31]" office:value-type="float" office:value="55">
            <text:p>55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0.45">
            <text:p>0.45</text:p>
          </table:table-cell>
          <table:table-cell table:formula="oooc:=[.J31]" office:value-type="float" office:value="4">
            <text:p>4</text:p>
          </table:table-cell>
          <table:table-cell/>
          <table:table-cell table:formula="oooc:=[.W31]/[.G32]/[.V31]*[.P32]" office:value-type="float" office:value="9356.47488512911">
            <text:p>9356.47</text:p>
          </table:table-cell>
          <table:table-cell table:formula="oooc:=[.X31]/[.L32]" office:value-type="float" office:value="0.0855022868998981">
            <text:p>0.09</text:p>
          </table:table-cell>
          <table:table-cell table:formula="oooc:=([.D32]/[.C32])/([.Q32]/[.P32])" office:value-type="float" office:value="1.00993045750615">
            <text:p>1.01</text:p>
          </table:table-cell>
          <table:table-cell/>
          <table:table-cell table:formula="oooc:=[.H32]^[$globals.$C$17]*[$globals.$C$23]/[.Q32]*[.J32]*[.V32]" office:value-type="float" office:value="643257.648352626">
            <text:p>643257.65</text:p>
          </table:table-cell>
          <table:table-cell table:formula="oooc:=[.R32]/[.G32]" office:value-type="float" office:value="4.08034957172676">
            <text:p>4.08</text:p>
          </table:table-cell>
          <table:table-cell table:formula="oooc:=[.H32]/[.I32]" office:value-type="float" office:value="224.419226444972">
            <text:p>224.42</text:p>
          </table:table-cell>
          <table:table-cell table:formula="oooc:=MAX(10^(FLOOR(LOG([.P32];10);1)-1);5)" office:value-type="float" office:value="10000">
            <text:p>1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1600000">
            <text:p>1,600,000</text:p>
          </table:table-cell>
          <table:table-cell table:formula="oooc:=CEILING(([.Q33]-[.T33]/2);[.T33])" office:value-type="float" office:value="6.7">
            <text:p>6.7</text:p>
          </table:table-cell>
          <table:table-cell table:formula="oooc:=[.D33]*[$globals.$C$25]/[.J33]" office:value-type="float" office:value="167.5">
            <text:p>167.5</text:p>
          </table:table-cell>
          <table:table-cell/>
          <table:table-cell table:formula="oooc:=[.G32]" office:value-type="float" office:value="55">
            <text:p>55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0.45">
            <text:p>0.45</text:p>
          </table:table-cell>
          <table:table-cell table:formula="oooc:=[.J32]" office:value-type="float" office:value="4">
            <text:p>4</text:p>
          </table:table-cell>
          <table:table-cell/>
          <table:table-cell table:formula="oooc:=[.W31]/[.G33]/[.V31]*[.P33]" office:value-type="float" office:value="23210.7414346205">
            <text:p>23210.74</text:p>
          </table:table-cell>
          <table:table-cell table:formula="oooc:=[.X31]/[.L33]" office:value-type="float" office:value="0.0344668007376423">
            <text:p>0.03</text:p>
          </table:table-cell>
          <table:table-cell table:formula="oooc:=([.D33]/[.C33])/([.Q33]/[.P33])" office:value-type="float" office:value="1.00215392291152">
            <text:p>1</text:p>
          </table:table-cell>
          <table:table-cell/>
          <table:table-cell table:formula="oooc:=[.H33]^[$globals.$C$17]*[$globals.$C$23]/[.Q33]*[.J33]*[.V33]" office:value-type="float" office:value="1595738.47363016">
            <text:p>1595738.47</text:p>
          </table:table-cell>
          <table:table-cell table:formula="oooc:=[.R33]/[.G33]" office:value-type="float" office:value="6.66779294632991">
            <text:p>6.67</text:p>
          </table:table-cell>
          <table:table-cell table:formula="oooc:=[.H33]/[.I33]" office:value-type="float" office:value="366.728612048145">
            <text:p>366.73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4000000">
            <text:p>4,000,000</text:p>
          </table:table-cell>
          <table:table-cell table:formula="oooc:=CEILING(([.Q34]-[.T34]/2);[.T34])" office:value-type="float" office:value="11">
            <text:p>11</text:p>
          </table:table-cell>
          <table:table-cell table:formula="oooc:=[.D34]*[$globals.$C$25]/[.J34]" office:value-type="float" office:value="275">
            <text:p>275</text:p>
          </table:table-cell>
          <table:table-cell/>
          <table:table-cell table:formula="oooc:=[.G33]" office:value-type="float" office:value="55">
            <text:p>55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0.45">
            <text:p>0.45</text:p>
          </table:table-cell>
          <table:table-cell table:formula="oooc:=[.J33]" office:value-type="float" office:value="4">
            <text:p>4</text:p>
          </table:table-cell>
          <table:table-cell/>
          <table:table-cell table:formula="oooc:=[.W31]/[.G34]/[.V31]*[.P34]" office:value-type="float" office:value="57579.2191566784">
            <text:p>57579.22</text:p>
          </table:table-cell>
          <table:table-cell table:formula="oooc:=[.X31]/[.L34]" office:value-type="float" office:value="0.0138939015102502">
            <text:p>0.01</text:p>
          </table:table-cell>
          <table:table-cell table:formula="oooc:=([.D34]/[.C34])/([.Q34]/[.P34])" office:value-type="float" office:value="0.999089347172969">
            <text:p>1</text:p>
          </table:table-cell>
          <table:table-cell/>
          <table:table-cell table:formula="oooc:=[.H34]^[$globals.$C$17]*[$globals.$C$23]/[.Q34]*[.J34]*[.V34]" office:value-type="float" office:value="3958571.31702164">
            <text:p>3958571.32</text:p>
          </table:table-cell>
          <table:table-cell table:formula="oooc:=[.R34]/[.G34]" office:value-type="float" office:value="10.8959935891748">
            <text:p>10.9</text:p>
          </table:table-cell>
          <table:table-cell table:formula="oooc:=[.H34]/[.I34]" office:value-type="float" office:value="599.279647404615">
            <text:p>599.28</text:p>
          </table:table-cell>
          <table:table-cell table:formula="oooc:=MAX(10^(FLOOR(LOG([.P34];10);1)-1);5)" office:value-type="float" office:value="100000">
            <text:p>1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9800000">
            <text:p>9,800,000</text:p>
          </table:table-cell>
          <table:table-cell table:formula="oooc:=CEILING(([.Q35]-[.T35]/2);[.T35])" office:value-type="float" office:value="18">
            <text:p>18</text:p>
          </table:table-cell>
          <table:table-cell table:formula="oooc:=[.D35]*[$globals.$C$25]/[.J35]" office:value-type="float" office:value="450">
            <text:p>450</text:p>
          </table:table-cell>
          <table:table-cell/>
          <table:table-cell table:formula="oooc:=[.G34]" office:value-type="float" office:value="55">
            <text:p>55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0.45">
            <text:p>0.45</text:p>
          </table:table-cell>
          <table:table-cell table:formula="oooc:=[.J34]" office:value-type="float" office:value="4">
            <text:p>4</text:p>
          </table:table-cell>
          <table:table-cell/>
          <table:table-cell table:formula="oooc:=[.W31]/[.G35]/[.V31]*[.P35]" office:value-type="float" office:value="142837.594741705">
            <text:p>142837.59</text:p>
          </table:table-cell>
          <table:table-cell table:formula="oooc:=[.X31]/[.L35]" office:value-type="float" office:value="0.00560076639099568">
            <text:p>0.01</text:p>
          </table:table-cell>
          <table:table-cell table:formula="oooc:=([.D35]/[.C35])/([.Q35]/[.P35])" office:value-type="float" office:value="1.01300149798066">
            <text:p>1.01</text:p>
          </table:table-cell>
          <table:table-cell/>
          <table:table-cell table:formula="oooc:=[.H35]^[$globals.$C$17]*[$globals.$C$23]/[.Q35]*[.J35]*[.V35]" office:value-type="float" office:value="9820084.63849219">
            <text:p>9820084.64</text:p>
          </table:table-cell>
          <table:table-cell table:formula="oooc:=[.R35]/[.G35]" office:value-type="float" office:value="17.8053933664341">
            <text:p>17.81</text:p>
          </table:table-cell>
          <table:table-cell table:formula="oooc:=[.H35]/[.I35]" office:value-type="float" office:value="979.296635153875">
            <text:p>979.3</text:p>
          </table:table-cell>
          <table:table-cell table:formula="oooc:=MAX(10^(FLOOR(LOG([.P35];10);1)-1);5)" office:value-type="float" office:value="100000">
            <text:p>100000</text:p>
          </table:table-cell>
          <table:table-cell table:formula="oooc:=10^(FLOOR(LOG([.Q35];10);1)-1)" office:value-type="float" office:value="1">
            <text:p>1</text:p>
          </table:table-cell>
          <table:table-cell/>
          <table:table-cell table:formula="oooc:=[.V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24000000">
            <text:p>24,000,000</text:p>
          </table:table-cell>
          <table:table-cell table:formula="oooc:=CEILING(([.Q36]-[.T36]/2);[.T36])" office:value-type="float" office:value="29">
            <text:p>29</text:p>
          </table:table-cell>
          <table:table-cell table:formula="oooc:=[.D36]*[$globals.$C$25]/[.J36]" office:value-type="float" office:value="725">
            <text:p>725</text:p>
          </table:table-cell>
          <table:table-cell/>
          <table:table-cell table:formula="oooc:=[.G35]" office:value-type="float" office:value="55">
            <text:p>55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0.45">
            <text:p>0.45</text:p>
          </table:table-cell>
          <table:table-cell table:formula="oooc:=[.J35]" office:value-type="float" office:value="4">
            <text:p>4</text:p>
          </table:table-cell>
          <table:table-cell/>
          <table:table-cell table:formula="oooc:=[.W31]/[.G36]/[.V31]*[.P36]" office:value-type="float" office:value="354339.269799371">
            <text:p>354339.27</text:p>
          </table:table-cell>
          <table:table-cell table:formula="oooc:=[.X31]/[.L36]" office:value-type="float" office:value="0.00225772322794751">
            <text:p>0</text:p>
          </table:table-cell>
          <table:table-cell table:formula="oooc:=([.D36]/[.C36])/([.Q36]/[.P36])" office:value-type="float" office:value="1.01167830778181">
            <text:p>1.01</text:p>
          </table:table-cell>
          <table:table-cell/>
          <table:table-cell table:formula="oooc:=[.H36]^[$globals.$C$17]*[$globals.$C$23]/[.Q36]*[.J36]*[.V36]" office:value-type="float" office:value="24360824.7987068">
            <text:p>24360824.8</text:p>
          </table:table-cell>
          <table:table-cell table:formula="oooc:=[.R36]/[.G36]" office:value-type="float" office:value="29.0962022268834">
            <text:p>29.1</text:p>
          </table:table-cell>
          <table:table-cell table:formula="oooc:=[.H36]/[.I36]" office:value-type="float" office:value="1600.29112247859">
            <text:p>1600.29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1">
            <text:p>1</text:p>
          </table:table-cell>
          <table:table-cell/>
          <table:table-cell table:formula="oooc:=[.V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60000000">
            <text:p>60,000,000</text:p>
          </table:table-cell>
          <table:table-cell table:formula="oooc:=CEILING(([.Q37]-[.T37]/2);[.T37])" office:value-type="float" office:value="48">
            <text:p>48</text:p>
          </table:table-cell>
          <table:table-cell table:formula="oooc:=[.D37]*[$globals.$C$25]/[.J37]" office:value-type="float" office:value="1200">
            <text:p>1200</text:p>
          </table:table-cell>
          <table:table-cell/>
          <table:table-cell table:formula="oooc:=[.G36]" office:value-type="float" office:value="55">
            <text:p>55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0.45">
            <text:p>0.45</text:p>
          </table:table-cell>
          <table:table-cell table:formula="oooc:=[.J36]" office:value-type="float" office:value="4">
            <text:p>4</text:p>
          </table:table-cell>
          <table:table-cell/>
          <table:table-cell table:formula="oooc:=[.W31]/[.G37]/[.V31]*[.P37]" office:value-type="float" office:value="879014.508393236">
            <text:p>879014.51</text:p>
          </table:table-cell>
          <table:table-cell table:formula="oooc:=[.X31]/[.L37]" office:value-type="float" office:value="0.000910110120323648">
            <text:p>0</text:p>
          </table:table-cell>
          <table:table-cell table:formula="oooc:=([.D37]/[.C37])/([.Q37]/[.P37])" office:value-type="float" office:value="1.01680504537817">
            <text:p>1.02</text:p>
          </table:table-cell>
          <table:table-cell/>
          <table:table-cell table:formula="oooc:=[.H37]^[$globals.$C$17]*[$globals.$C$23]/[.Q37]*[.J37]*[.V37]" office:value-type="float" office:value="60432247.452035">
            <text:p>60432247.45</text:p>
          </table:table-cell>
          <table:table-cell table:formula="oooc:=[.R37]/[.G37]" office:value-type="float" office:value="47.5467722956148">
            <text:p>47.55</text:p>
          </table:table-cell>
          <table:table-cell table:formula="oooc:=[.H37]/[.I37]" office:value-type="float" office:value="2615.07247625882">
            <text:p>2615.07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 office:value-type="float" office:value="400">
            <text:p>400</text:p>
          </table:table-cell>
          <table:table-cell table:formula="oooc:=[.H31]+[$globals.$C$15]" office:value-type="float" office:value="3.4">
            <text:p>3.4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G40]" office:value-type="float" office:value="400">
            <text:p>400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table:formula="oooc:=[.I40]" office:value-type="float" office:value="0.35">
            <text:p>0.35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46441.3004010087">
            <text:p>46441.3</text:p>
          </table:table-cell>
          <table:table-cell table:formula="oooc:=[.X40]/[.L41]" office:value-type="float" office:value="0.0172260464950853">
            <text:p>0.02</text:p>
          </table:table-cell>
          <table:table-cell table:formula="oooc:=([.D41]/[.C41])/([.Q41]/[.P41])" office:value-type="float" office:value="1.0278533126394">
            <text:p>1.03</text:p>
          </table:table-cell>
          <table:table-cell/>
          <table:table-cell table:formula="oooc:=[.H41]^[$globals.$C$17]*[$globals.$C$23]/[.Q41]*[.J41]*[.V41]" office:value-type="float" office:value="23220650.2005043">
            <text:p>23220650.2</text:p>
          </table:table-cell>
          <table:table-cell table:formula="oooc:=[.R41]/[.G41]" office:value-type="float" office:value="1.96446997750281">
            <text:p>1.96</text:p>
          </table:table-cell>
          <table:table-cell table:formula="oooc:=[.H41]/[.I41]" office:value-type="float" office:value="785.787991001123">
            <text:p>785.79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58000000">
            <text:p>58,000,000</text:p>
          </table:table-cell>
          <table:table-cell table:formula="oooc:=CEILING(([.Q42]-[.T42]/2);[.T42])" office:value-type="float" office:value="3.2">
            <text:p>3.2</text:p>
          </table:table-cell>
          <table:table-cell table:formula="oooc:=[.D42]*[$globals.$C$25]/[.J42]" office:value-type="float" office:value="80">
            <text:p>80</text:p>
          </table:table-cell>
          <table:table-cell/>
          <table:table-cell table:formula="oooc:=[.G41]" office:value-type="float" office:value="400">
            <text:p>400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" office:value-type="float" office:value="0.35">
            <text:p>0.35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15207.599948629">
            <text:p>115207.6</text:p>
          </table:table-cell>
          <table:table-cell table:formula="oooc:=[.X40]/[.L42]" office:value-type="float" office:value="0.00694398633733123">
            <text:p>0.01</text:p>
          </table:table-cell>
          <table:table-cell table:formula="oooc:=([.D42]/[.C42])/([.Q42]/[.P42])" office:value-type="float" office:value="0.990017767246682">
            <text:p>0.99</text:p>
          </table:table-cell>
          <table:table-cell/>
          <table:table-cell table:formula="oooc:=[.H42]^[$globals.$C$17]*[$globals.$C$23]/[.Q42]*[.J42]*[.V42]" office:value-type="float" office:value="57603799.9743144">
            <text:p>57603799.97</text:p>
          </table:table-cell>
          <table:table-cell table:formula="oooc:=[.R42]/[.G42]" office:value-type="float" office:value="3.21018550715175">
            <text:p>3.21</text:p>
          </table:table-cell>
          <table:table-cell table:formula="oooc:=[.H42]/[.I42]" office:value-type="float" office:value="1284.0742028607">
            <text:p>1284.0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140000000">
            <text:p>140,000,000</text:p>
          </table:table-cell>
          <table:table-cell table:formula="oooc:=CEILING(([.Q43]-[.T43]/2);[.T43])" office:value-type="float" office:value="5.2">
            <text:p>5.2</text:p>
          </table:table-cell>
          <table:table-cell table:formula="oooc:=[.D43]*[$globals.$C$25]/[.J43]" office:value-type="float" office:value="130">
            <text:p>130</text:p>
          </table:table-cell>
          <table:table-cell/>
          <table:table-cell table:formula="oooc:=[.G42]" office:value-type="float" office:value="400">
            <text:p>400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" office:value-type="float" office:value="0.35">
            <text:p>0.35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85797.145457086">
            <text:p>285797.15</text:p>
          </table:table-cell>
          <table:table-cell table:formula="oooc:=[.X40]/[.L43]" office:value-type="float" office:value="0.00279918820994706">
            <text:p>0</text:p>
          </table:table-cell>
          <table:table-cell table:formula="oooc:=([.D43]/[.C43])/([.Q43]/[.P43])" office:value-type="float" office:value="1.01178523060694">
            <text:p>1.01</text:p>
          </table:table-cell>
          <table:table-cell/>
          <table:table-cell table:formula="oooc:=[.H43]^[$globals.$C$17]*[$globals.$C$23]/[.Q43]*[.J43]*[.V43]" office:value-type="float" office:value="142898572.728543">
            <text:p>142898572.73</text:p>
          </table:table-cell>
          <table:table-cell table:formula="oooc:=[.R43]/[.G43]" office:value-type="float" office:value="5.2458378638227">
            <text:p>5.25</text:p>
          </table:table-cell>
          <table:table-cell table:formula="oooc:=[.H43]/[.I43]" office:value-type="float" office:value="2098.33514552908">
            <text:p>2098.34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350000000">
            <text:p>350,000,000</text:p>
          </table:table-cell>
          <table:table-cell table:formula="oooc:=CEILING(([.Q44]-[.T44]/2);[.T44])" office:value-type="float" office:value="8.6">
            <text:p>8.6</text:p>
          </table:table-cell>
          <table:table-cell table:formula="oooc:=[.D44]*[$globals.$C$25]/[.J44]" office:value-type="float" office:value="215">
            <text:p>215</text:p>
          </table:table-cell>
          <table:table-cell/>
          <table:table-cell table:formula="oooc:=[.G43]" office:value-type="float" office:value="400">
            <text:p>400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" office:value-type="float" office:value="0.35">
            <text:p>0.35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708981.07753169">
            <text:p>708981.08</text:p>
          </table:table-cell>
          <table:table-cell table:formula="oooc:=[.X40]/[.L44]" office:value-type="float" office:value="0.00112837990371364">
            <text:p>0</text:p>
          </table:table-cell>
          <table:table-cell table:formula="oooc:=([.D44]/[.C44])/([.Q44]/[.P44])" office:value-type="float" office:value="1.01609767629879">
            <text:p>1.02</text:p>
          </table:table-cell>
          <table:table-cell/>
          <table:table-cell table:formula="oooc:=[.H44]^[$globals.$C$17]*[$globals.$C$23]/[.Q44]*[.J44]*[.V44]" office:value-type="float" office:value="354490538.765845">
            <text:p>354490538.77</text:p>
          </table:table-cell>
          <table:table-cell table:formula="oooc:=[.R44]/[.G44]" office:value-type="float" office:value="8.57234413158014">
            <text:p>8.57</text:p>
          </table:table-cell>
          <table:table-cell table:formula="oooc:=[.H44]/[.I44]" office:value-type="float" office:value="3428.93765263206">
            <text:p>3428.94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880000000">
            <text:p>880,000,000</text:p>
          </table:table-cell>
          <table:table-cell table:formula="oooc:=CEILING(([.Q45]-[.T45]/2);[.T45])" office:value-type="float" office:value="14">
            <text:p>14</text:p>
          </table:table-cell>
          <table:table-cell table:formula="oooc:=[.D45]*[$globals.$C$25]/[.J45]" office:value-type="float" office:value="350">
            <text:p>350</text:p>
          </table:table-cell>
          <table:table-cell/>
          <table:table-cell table:formula="oooc:=[.G44]" office:value-type="float" office:value="400">
            <text:p>400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" office:value-type="float" office:value="0.35">
            <text:p>0.35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758779.52697562">
            <text:p>1758779.53</text:p>
          </table:table-cell>
          <table:table-cell table:formula="oooc:=[.X40]/[.L45]" office:value-type="float" office:value="0.000454860878086108">
            <text:p>0</text:p>
          </table:table-cell>
          <table:table-cell table:formula="oooc:=([.D45]/[.C45])/([.Q45]/[.P45])" office:value-type="float" office:value="0.998716990956795">
            <text:p>1</text:p>
          </table:table-cell>
          <table:table-cell/>
          <table:table-cell table:formula="oooc:=[.H45]^[$globals.$C$17]*[$globals.$C$23]/[.Q45]*[.J45]*[.V45]" office:value-type="float" office:value="879389763.487811">
            <text:p>879389763.49</text:p>
          </table:table-cell>
          <table:table-cell table:formula="oooc:=[.R45]/[.G45]" office:value-type="float" office:value="14.0082644217843">
            <text:p>14.01</text:p>
          </table:table-cell>
          <table:table-cell table:formula="oooc:=[.H45]/[.I45]" office:value-type="float" office:value="5603.30576871372">
            <text:p>5603.31</text:p>
          </table:table-cell>
          <table:table-cell table:formula="oooc:=MAX(10^(FLOOR(LOG([.P45];10);1)-1);5)" office:value-type="float" office:value="10000000">
            <text:p>10000000</text:p>
          </table:table-cell>
          <table:table-cell table:formula="oooc:=10^(FLOOR(LOG([.Q45];10);1)-1)" office:value-type="float" office:value="1">
            <text:p>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2200000000">
            <text:p>2,200,000,000</text:p>
          </table:table-cell>
          <table:table-cell table:formula="oooc:=CEILING(([.Q46]-[.T46]/2);[.T46])" office:value-type="float" office:value="23">
            <text:p>23</text:p>
          </table:table-cell>
          <table:table-cell table:formula="oooc:=[.D46]*[$globals.$C$25]/[.J46]" office:value-type="float" office:value="575">
            <text:p>575</text:p>
          </table:table-cell>
          <table:table-cell/>
          <table:table-cell table:formula="oooc:=[.G45]" office:value-type="float" office:value="400">
            <text:p>400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" office:value-type="float" office:value="0.35">
            <text:p>0.35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4363029.59632985">
            <text:p>4363029.6</text:p>
          </table:table-cell>
          <table:table-cell table:formula="oooc:=[.X40]/[.L46]" office:value-type="float" office:value="0.000183358829532799">
            <text:p>0</text:p>
          </table:table-cell>
          <table:table-cell table:formula="oooc:=([.D46]/[.C46])/([.Q46]/[.P46])" office:value-type="float" office:value="0.996309459685672">
            <text:p>1</text:p>
          </table:table-cell>
          <table:table-cell/>
          <table:table-cell table:formula="oooc:=[.H46]^[$globals.$C$17]*[$globals.$C$23]/[.Q46]*[.J46]*[.V46]" office:value-type="float" office:value="2181514798.16492">
            <text:p>2181514798.16</text:p>
          </table:table-cell>
          <table:table-cell table:formula="oooc:=[.R46]/[.G46]" office:value-type="float" office:value="22.8912266118341">
            <text:p>22.89</text:p>
          </table:table-cell>
          <table:table-cell table:formula="oooc:=[.H46]/[.I46]" office:value-type="float" office:value="9156.49064473365">
            <text:p>9156.4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1">
            <text:p>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1000">
            <text:p>1000</text:p>
          </table:table-cell>
          <table:table-cell table:formula="oooc:=[.H40]+[$globals.$C$15]" office:value-type="float" office:value="4.25">
            <text:p>4.25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370000000">
            <text:p>370,000,000</text:p>
          </table:table-cell>
          <table:table-cell table:formula="oooc:=CEILING(([.Q50]-[.T50]/2);[.T50])" office:value-type="float" office:value="2.1">
            <text:p>2.1</text:p>
          </table:table-cell>
          <table:table-cell table:formula="oooc:=[.D50]*[$globals.$C$25]/[.J50]" office:value-type="float" office:value="52.5">
            <text:p>52.5</text:p>
          </table:table-cell>
          <table:table-cell/>
          <table:table-cell table:formula="oooc:=[.G49]" office:value-type="float" office:value="1000">
            <text:p>100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35">
            <text:p>0.35</text:p>
          </table:table-cell>
          <table:table-cell table:formula="oooc:=[.J49]" office:value-type="float" office:value="4">
            <text:p>4</text:p>
          </table:table-cell>
          <table:table-cell/>
          <table:table-cell table:formula="oooc:=[.W49]/[.G50]/[.V49]*[.P50]" office:value-type="float" office:value="296374.583754554">
            <text:p>296374.58</text:p>
          </table:table-cell>
          <table:table-cell table:formula="oooc:=[.X49]/[.L50]" office:value-type="float" office:value="0.00269928679398005">
            <text:p>0</text:p>
          </table:table-cell>
          <table:table-cell table:formula="oooc:=([.D50]/[.C50])/([.Q50]/[.P50])" office:value-type="float" office:value="0.982567277193489">
            <text:p>0.98</text:p>
          </table:table-cell>
          <table:table-cell/>
          <table:table-cell table:formula="oooc:=[.H50]^[$globals.$C$17]*[$globals.$C$23]/[.Q50]*[.J50]*[.V50]" office:value-type="float" office:value="370468229.693192">
            <text:p>370468229.69</text:p>
          </table:table-cell>
          <table:table-cell table:formula="oooc:=[.R50]/[.G50]" office:value-type="float" office:value="2.13996289993099">
            <text:p>2.14</text:p>
          </table:table-cell>
          <table:table-cell table:formula="oooc:=[.H50]/[.I50]" office:value-type="float" office:value="2139.96289993099">
            <text:p>2139.96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920000000">
            <text:p>920,000,000</text:p>
          </table:table-cell>
          <table:table-cell table:formula="oooc:=CEILING(([.Q51]-[.T51]/2);[.T51])" office:value-type="float" office:value="3.5">
            <text:p>3.5</text:p>
          </table:table-cell>
          <table:table-cell table:formula="oooc:=[.D51]*[$globals.$C$25]/[.J51]" office:value-type="float" office:value="87.5">
            <text:p>87.5</text:p>
          </table:table-cell>
          <table:table-cell/>
          <table:table-cell table:formula="oooc:=[.G50]" office:value-type="float" office:value="1000">
            <text:p>100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35">
            <text:p>0.35</text:p>
          </table:table-cell>
          <table:table-cell table:formula="oooc:=[.J50]" office:value-type="float" office:value="4">
            <text:p>4</text:p>
          </table:table-cell>
          <table:table-cell/>
          <table:table-cell table:formula="oooc:=[.W49]/[.G51]/[.V49]*[.P51]" office:value-type="float" office:value="735220.680413902">
            <text:p>735220.68</text:p>
          </table:table-cell>
          <table:table-cell table:formula="oooc:=[.X49]/[.L51]" office:value-type="float" office:value="0.00108810867445898">
            <text:p>0</text:p>
          </table:table-cell>
          <table:table-cell table:formula="oooc:=([.D51]/[.C51])/([.Q51]/[.P51])" office:value-type="float" office:value="0.999808826773378">
            <text:p>1</text:p>
          </table:table-cell>
          <table:table-cell/>
          <table:table-cell table:formula="oooc:=[.H51]^[$globals.$C$17]*[$globals.$C$23]/[.Q51]*[.J51]*[.V51]" office:value-type="float" office:value="919025850.517377">
            <text:p>919025850.52</text:p>
          </table:table-cell>
          <table:table-cell table:formula="oooc:=[.R51]/[.G51]" office:value-type="float" office:value="3.49696252214223">
            <text:p>3.5</text:p>
          </table:table-cell>
          <table:table-cell table:formula="oooc:=[.H51]/[.I51]" office:value-type="float" office:value="3496.96252214223">
            <text:p>3496.96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2300000000">
            <text:p>2,300,000,000</text:p>
          </table:table-cell>
          <table:table-cell table:formula="oooc:=CEILING(([.Q52]-[.T52]/2);[.T52])" office:value-type="float" office:value="5.7">
            <text:p>5.7</text:p>
          </table:table-cell>
          <table:table-cell table:formula="oooc:=[.D52]*[$globals.$C$25]/[.J52]" office:value-type="float" office:value="142.5">
            <text:p>142.5</text:p>
          </table:table-cell>
          <table:table-cell/>
          <table:table-cell table:formula="oooc:=[.G51]" office:value-type="float" office:value="1000">
            <text:p>100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35">
            <text:p>0.35</text:p>
          </table:table-cell>
          <table:table-cell table:formula="oooc:=[.J51]" office:value-type="float" office:value="4">
            <text:p>4</text:p>
          </table:table-cell>
          <table:table-cell/>
          <table:table-cell table:formula="oooc:=[.W49]/[.G52]/[.V49]*[.P52]" office:value-type="float" office:value="1823872.48616414">
            <text:p>1823872.49</text:p>
          </table:table-cell>
          <table:table-cell table:formula="oooc:=[.X49]/[.L52]" office:value-type="float" office:value="0.000438627155170541">
            <text:p>0</text:p>
          </table:table-cell>
          <table:table-cell table:formula="oooc:=([.D52]/[.C52])/([.Q52]/[.P52])" office:value-type="float" office:value="0.988725631640005">
            <text:p>0.99</text:p>
          </table:table-cell>
          <table:table-cell/>
          <table:table-cell table:formula="oooc:=[.H52]^[$globals.$C$17]*[$globals.$C$23]/[.Q52]*[.J52]*[.V52]" office:value-type="float" office:value="2279840607.70518">
            <text:p>2279840607.71</text:p>
          </table:table-cell>
          <table:table-cell table:formula="oooc:=[.R52]/[.G52]" office:value-type="float" office:value="5.71446677027051">
            <text:p>5.71</text:p>
          </table:table-cell>
          <table:table-cell table:formula="oooc:=[.H52]/[.I52]" office:value-type="float" office:value="5714.46677027051">
            <text:p>5714.47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0.1">
            <text:p>0.1</text:p>
          </table:table-cell>
          <table:table-cell/>
          <table:table-cell table:formula="oooc:=[.V5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5700000000">
            <text:p>5,700,000,000</text:p>
          </table:table-cell>
          <table:table-cell table:formula="oooc:=CEILING(([.Q53]-[.T53]/2);[.T53])" office:value-type="float" office:value="9.3">
            <text:p>9.3</text:p>
          </table:table-cell>
          <table:table-cell table:formula="oooc:=[.D53]*[$globals.$C$25]/[.J53]" office:value-type="float" office:value="232.5">
            <text:p>232.5</text:p>
          </table:table-cell>
          <table:table-cell/>
          <table:table-cell table:formula="oooc:=[.G52]" office:value-type="float" office:value="1000">
            <text:p>100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35">
            <text:p>0.35</text:p>
          </table:table-cell>
          <table:table-cell table:formula="oooc:=[.J52]" office:value-type="float" office:value="4">
            <text:p>4</text:p>
          </table:table-cell>
          <table:table-cell/>
          <table:table-cell table:formula="oooc:=[.W49]/[.G53]/[.V49]*[.P53]" office:value-type="float" office:value="4524506.63372781">
            <text:p>4524506.63</text:p>
          </table:table-cell>
          <table:table-cell table:formula="oooc:=[.X49]/[.L53]" office:value-type="float" office:value="0.000176814858450294">
            <text:p>0</text:p>
          </table:table-cell>
          <table:table-cell table:formula="oooc:=([.D53]/[.C53])/([.Q53]/[.P53])" office:value-type="float" office:value="0.988163685662085">
            <text:p>0.99</text:p>
          </table:table-cell>
          <table:table-cell/>
          <table:table-cell table:formula="oooc:=[.H53]^[$globals.$C$17]*[$globals.$C$23]/[.Q53]*[.J53]*[.V53]" office:value-type="float" office:value="5655633292.15976">
            <text:p>5655633292.16</text:p>
          </table:table-cell>
          <table:table-cell table:formula="oooc:=[.R53]/[.G53]" office:value-type="float" office:value="9.33814139035192">
            <text:p>9.34</text:p>
          </table:table-cell>
          <table:table-cell table:formula="oooc:=[.H53]/[.I53]" office:value-type="float" office:value="9338.14139035192">
            <text:p>9338.14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14000000000">
            <text:p>14,000,000,000</text:p>
          </table:table-cell>
          <table:table-cell table:formula="oooc:=CEILING(([.Q54]-[.T54]/2);[.T54])" office:value-type="float" office:value="15">
            <text:p>15</text:p>
          </table:table-cell>
          <table:table-cell table:formula="oooc:=[.D54]*[$globals.$C$25]/[.J54]" office:value-type="float" office:value="375">
            <text:p>375</text:p>
          </table:table-cell>
          <table:table-cell/>
          <table:table-cell table:formula="oooc:=[.G53]" office:value-type="float" office:value="1000">
            <text:p>100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35">
            <text:p>0.35</text:p>
          </table:table-cell>
          <table:table-cell table:formula="oooc:=[.J53]" office:value-type="float" office:value="4">
            <text:p>4</text:p>
          </table:table-cell>
          <table:table-cell/>
          <table:table-cell table:formula="oooc:=[.W49]/[.G54]/[.V49]*[.P54]" office:value-type="float" office:value="11224008.4950789">
            <text:p>11224008.5</text:p>
          </table:table-cell>
          <table:table-cell table:formula="oooc:=[.X49]/[.L54]" office:value-type="float" office:value="0.0000712757835447789">
            <text:p>0</text:p>
          </table:table-cell>
          <table:table-cell table:formula="oooc:=([.D54]/[.C54])/([.Q54]/[.P54])" office:value-type="float" office:value="0.985090303002587">
            <text:p>0.99</text:p>
          </table:table-cell>
          <table:table-cell/>
          <table:table-cell table:formula="oooc:=[.H54]^[$globals.$C$17]*[$globals.$C$23]/[.Q54]*[.J54]*[.V54]" office:value-type="float" office:value="14030010618.8486">
            <text:p>14030010618.85</text:p>
          </table:table-cell>
          <table:table-cell table:formula="oooc:=[.R54]/[.G54]" office:value-type="float" office:value="15.2596713099927">
            <text:p>15.26</text:p>
          </table:table-cell>
          <table:table-cell table:formula="oooc:=[.H54]/[.I54]" office:value-type="float" office:value="15259.6713099927">
            <text:p>15259.67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35000000000">
            <text:p>35,000,000,000</text:p>
          </table:table-cell>
          <table:table-cell table:formula="oooc:=CEILING(([.Q55]-[.T55]/2);[.T55])" office:value-type="float" office:value="25">
            <text:p>25</text:p>
          </table:table-cell>
          <table:table-cell table:formula="oooc:=[.D55]*[$globals.$C$25]/[.J55]" office:value-type="float" office:value="625">
            <text:p>625</text:p>
          </table:table-cell>
          <table:table-cell/>
          <table:table-cell table:formula="oooc:=[.G54]" office:value-type="float" office:value="1000">
            <text:p>100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35">
            <text:p>0.35</text:p>
          </table:table-cell>
          <table:table-cell table:formula="oooc:=[.J54]" office:value-type="float" office:value="4">
            <text:p>4</text:p>
          </table:table-cell>
          <table:table-cell/>
          <table:table-cell table:formula="oooc:=[.W49]/[.G55]/[.V49]*[.P55]" office:value-type="float" office:value="27843558.8442948">
            <text:p>27843558.84</text:p>
          </table:table-cell>
          <table:table-cell table:formula="oooc:=[.X49]/[.L55]" office:value-type="float" office:value="0.0000287319593186243">
            <text:p>0</text:p>
          </table:table-cell>
          <table:table-cell table:formula="oooc:=([.D55]/[.C55])/([.Q55]/[.P55])" office:value-type="float" office:value="0.996957875924522">
            <text:p>1</text:p>
          </table:table-cell>
          <table:table-cell/>
          <table:table-cell table:formula="oooc:=[.H55]^[$globals.$C$17]*[$globals.$C$23]/[.Q55]*[.J55]*[.V55]" office:value-type="float" office:value="34804448555.3685">
            <text:p>34804448555.37</text:p>
          </table:table-cell>
          <table:table-cell table:formula="oooc:=[.R55]/[.G55]" office:value-type="float" office:value="24.9361793482375">
            <text:p>24.94</text:p>
          </table:table-cell>
          <table:table-cell table:formula="oooc:=[.H55]/[.I55]" office:value-type="float" office:value="24936.1793482375">
            <text:p>24936.18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 office:value-type="float" office:value="5000">
            <text:p>5000</text:p>
          </table:table-cell>
          <table:table-cell table:formula="oooc:=[.H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10000000000">
            <text:p>10,000,000,000</text:p>
          </table:table-cell>
          <table:table-cell table:formula="oooc:=CEILING(([.Q59]-[.T59]/2);[.T59])" office:value-type="float" office:value="1.4">
            <text:p>1.4</text:p>
          </table:table-cell>
          <table:table-cell table:formula="oooc:=[.D59]*[$globals.$C$25]/[.J59]" office:value-type="float" office:value="35">
            <text:p>35</text:p>
          </table:table-cell>
          <table:table-cell/>
          <table:table-cell table:formula="oooc:=[.G58]" office:value-type="float" office:value="5000">
            <text:p>5000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table:formula="oooc:=[.I58]" office:value-type="float" office:value="0.3">
            <text:p>0.3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621178.19029726">
            <text:p>1621178.19</text:p>
          </table:table-cell>
          <table:table-cell table:formula="oooc:=[.X58]/[.L59]" office:value-type="float" office:value="0.000493468271895092">
            <text:p>0</text:p>
          </table:table-cell>
          <table:table-cell table:formula="oooc:=([.D59]/[.C59])/([.Q59]/[.P59])" office:value-type="float" office:value="1.04316959258832">
            <text:p>1.04</text:p>
          </table:table-cell>
          <table:table-cell/>
          <table:table-cell table:formula="oooc:=[.H59]^[$globals.$C$17]*[$globals.$C$23]/[.Q59]*[.J59]*[.V59]" office:value-type="float" office:value="10132363689.3579">
            <text:p>10132363689.36</text:p>
          </table:table-cell>
          <table:table-cell table:formula="oooc:=[.R59]/[.G59]" office:value-type="float" office:value="1.35982770835031">
            <text:p>1.36</text:p>
          </table:table-cell>
          <table:table-cell table:formula="oooc:=[.H59]/[.I59]" office:value-type="float" office:value="6799.13854175153">
            <text:p>6799.14</text:p>
          </table:table-cell>
          <table:table-cell table:formula="oooc:=MAX(10^(FLOOR(LOG([.P59];10);1)-1);5)" office:value-type="float" office:value="1000000000">
            <text:p>10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5000000000">
            <text:p>25,000,000,000</text:p>
          </table:table-cell>
          <table:table-cell table:formula="oooc:=CEILING(([.Q60]-[.T60]/2);[.T60])" office:value-type="float" office:value="2.2">
            <text:p>2.2</text:p>
          </table:table-cell>
          <table:table-cell table:formula="oooc:=[.D60]*[$globals.$C$25]/[.J60]" office:value-type="float" office:value="55">
            <text:p>55</text:p>
          </table:table-cell>
          <table:table-cell/>
          <table:table-cell table:formula="oooc:=[.G59]" office:value-type="float" office:value="5000">
            <text:p>5000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" office:value-type="float" office:value="0.3">
            <text:p>0.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021679.98700467">
            <text:p>4021679.99</text:p>
          </table:table-cell>
          <table:table-cell table:formula="oooc:=[.X58]/[.L60]" office:value-type="float" office:value="0.000198921844250427">
            <text:p>0</text:p>
          </table:table-cell>
          <table:table-cell table:formula="oooc:=([.D60]/[.C60])/([.Q60]/[.P60])" office:value-type="float" office:value="0.99540903746407">
            <text:p>1</text:p>
          </table:table-cell>
          <table:table-cell/>
          <table:table-cell table:formula="oooc:=[.H60]^[$globals.$C$17]*[$globals.$C$23]/[.Q60]*[.J60]*[.V60]" office:value-type="float" office:value="25135499918.7792">
            <text:p>25135499918.78</text:p>
          </table:table-cell>
          <table:table-cell table:formula="oooc:=[.R60]/[.G60]" office:value-type="float" office:value="2.22212568863924">
            <text:p>2.22</text:p>
          </table:table-cell>
          <table:table-cell table:formula="oooc:=[.H60]/[.I60]" office:value-type="float" office:value="11110.6284431962">
            <text:p>11110.63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62000000000">
            <text:p>62,000,000,000</text:p>
          </table:table-cell>
          <table:table-cell table:formula="oooc:=CEILING(([.Q61]-[.T61]/2);[.T61])" office:value-type="float" office:value="3.6">
            <text:p>3.6</text:p>
          </table:table-cell>
          <table:table-cell table:formula="oooc:=[.D61]*[$globals.$C$25]/[.J61]" office:value-type="float" office:value="90">
            <text:p>90</text:p>
          </table:table-cell>
          <table:table-cell/>
          <table:table-cell table:formula="oooc:=[.G60]" office:value-type="float" office:value="5000">
            <text:p>5000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" office:value-type="float" office:value="0.3">
            <text:p>0.3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9976639.22120013">
            <text:p>9976639.22</text:p>
          </table:table-cell>
          <table:table-cell table:formula="oooc:=[.X58]/[.L61]" office:value-type="float" office:value="0.0000801873238334627">
            <text:p>0</text:p>
          </table:table-cell>
          <table:table-cell table:formula="oooc:=([.D61]/[.C61])/([.Q61]/[.P61])" office:value-type="float" office:value="0.99706103000769">
            <text:p>1</text:p>
          </table:table-cell>
          <table:table-cell/>
          <table:table-cell table:formula="oooc:=[.H61]^[$globals.$C$17]*[$globals.$C$23]/[.Q61]*[.J61]*[.V61]" office:value-type="float" office:value="62353995132.5008">
            <text:p>62353995132.5</text:p>
          </table:table-cell>
          <table:table-cell table:formula="oooc:=[.R61]/[.G61]" office:value-type="float" office:value="3.63122662215849">
            <text:p>3.63</text:p>
          </table:table-cell>
          <table:table-cell table:formula="oooc:=[.H61]/[.I61]" office:value-type="float" office:value="18156.1331107925">
            <text:p>18156.13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150000000000">
            <text:p>150,000,000,000</text:p>
          </table:table-cell>
          <table:table-cell table:formula="oooc:=CEILING(([.Q62]-[.T62]/2);[.T62])" office:value-type="float" office:value="5.9">
            <text:p>5.9</text:p>
          </table:table-cell>
          <table:table-cell table:formula="oooc:=[.D62]*[$globals.$C$25]/[.J62]" office:value-type="float" office:value="147.5">
            <text:p>147.5</text:p>
          </table:table-cell>
          <table:table-cell/>
          <table:table-cell table:formula="oooc:=[.G61]" office:value-type="float" office:value="5000">
            <text:p>5000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" office:value-type="float" office:value="0.3">
            <text:p>0.3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4749191.9972779">
            <text:p>24749192</text:p>
          </table:table-cell>
          <table:table-cell table:formula="oooc:=[.X58]/[.L62]" office:value-type="float" office:value="0.0000323242876004998">
            <text:p>0</text:p>
          </table:table-cell>
          <table:table-cell table:formula="oooc:=([.D62]/[.C62])/([.Q62]/[.P62])" office:value-type="float" office:value="1.02533010085446">
            <text:p>1.03</text:p>
          </table:table-cell>
          <table:table-cell/>
          <table:table-cell table:formula="oooc:=[.H62]^[$globals.$C$17]*[$globals.$C$23]/[.Q62]*[.J62]*[.V62]" office:value-type="float" office:value="154682449982.987">
            <text:p>154682449982.99</text:p>
          </table:table-cell>
          <table:table-cell table:formula="oooc:=[.R62]/[.G62]" office:value-type="float" office:value="5.9338708196777">
            <text:p>5.93</text:p>
          </table:table-cell>
          <table:table-cell table:formula="oooc:=[.H62]/[.I62]" office:value-type="float" office:value="29669.3540983885">
            <text:p>29669.35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380000000000">
            <text:p>380,000,000,000</text:p>
          </table:table-cell>
          <table:table-cell table:formula="oooc:=CEILING(([.Q63]-[.T63]/2);[.T63])" office:value-type="float" office:value="9.7">
            <text:p>9.7</text:p>
          </table:table-cell>
          <table:table-cell table:formula="oooc:=[.D63]*[$globals.$C$25]/[.J63]" office:value-type="float" office:value="242.5">
            <text:p>242.5</text:p>
          </table:table-cell>
          <table:table-cell/>
          <table:table-cell table:formula="oooc:=[.G62]" office:value-type="float" office:value="5000">
            <text:p>5000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" office:value-type="float" office:value="0.3">
            <text:p>0.3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61395675.5313483">
            <text:p>61395675.53</text:p>
          </table:table-cell>
          <table:table-cell table:formula="oooc:=[.X58]/[.L63]" office:value-type="float" office:value="0.0000130302336944159">
            <text:p>0</text:p>
          </table:table-cell>
          <table:table-cell table:formula="oooc:=([.D63]/[.C63])/([.Q63]/[.P63])" office:value-type="float" office:value="1.01014359855634">
            <text:p>1.01</text:p>
          </table:table-cell>
          <table:table-cell/>
          <table:table-cell table:formula="oooc:=[.H63]^[$globals.$C$17]*[$globals.$C$23]/[.Q63]*[.J63]*[.V63]" office:value-type="float" office:value="383722972070.927">
            <text:p>383722972070.93</text:p>
          </table:table-cell>
          <table:table-cell table:formula="oooc:=[.R63]/[.G63]" office:value-type="float" office:value="9.69667458642178">
            <text:p>9.7</text:p>
          </table:table-cell>
          <table:table-cell table:formula="oooc:=[.H63]/[.I63]" office:value-type="float" office:value="48483.3729321089">
            <text:p>48483.37</text:p>
          </table:table-cell>
          <table:table-cell table:formula="oooc:=MAX(10^(FLOOR(LOG([.P63];10);1)-1);5)" office:value-type="float" office:value="10000000000">
            <text:p>1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950000000000">
            <text:p>950,000,000,000</text:p>
          </table:table-cell>
          <table:table-cell table:formula="oooc:=CEILING(([.Q64]-[.T64]/2);[.T64])" office:value-type="float" office:value="16">
            <text:p>16</text:p>
          </table:table-cell>
          <table:table-cell table:formula="oooc:=[.D64]*[$globals.$C$25]/[.J64]" office:value-type="float" office:value="400">
            <text:p>400</text:p>
          </table:table-cell>
          <table:table-cell/>
          <table:table-cell table:formula="oooc:=[.G63]" office:value-type="float" office:value="5000">
            <text:p>5000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" office:value-type="float" office:value="0.3">
            <text:p>0.3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52305132.804545">
            <text:p>152305132.8</text:p>
          </table:table-cell>
          <table:table-cell table:formula="oooc:=[.X58]/[.L64]" office:value-type="float" office:value="0.0000052526135217429">
            <text:p>0</text:p>
          </table:table-cell>
          <table:table-cell table:formula="oooc:=([.D64]/[.C64])/([.Q64]/[.P64])" office:value-type="float" office:value="1.01177368415311">
            <text:p>1.01</text:p>
          </table:table-cell>
          <table:table-cell/>
          <table:table-cell table:formula="oooc:=[.H64]^[$globals.$C$17]*[$globals.$C$23]/[.Q64]*[.J64]*[.V64]" office:value-type="float" office:value="951907080028.406">
            <text:p>951907080028.41</text:p>
          </table:table-cell>
          <table:table-cell table:formula="oooc:=[.R64]/[.G64]" office:value-type="float" office:value="15.8455586399276">
            <text:p>15.85</text:p>
          </table:table-cell>
          <table:table-cell table:formula="oooc:=[.H64]/[.I64]" office:value-type="float" office:value="79227.7931996379">
            <text:p>79227.79</text:p>
          </table:table-cell>
          <table:table-cell table:formula="oooc:=MAX(10^(FLOOR(LOG([.P64];10);1)-1);5)" office:value-type="float" office:value="10000000000">
            <text:p>10000000000</text:p>
          </table:table-cell>
          <table:table-cell table:formula="oooc:=10^(FLOOR(LOG([.Q64];10);1)-1)" office:value-type="float" office:value="1">
            <text:p>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4">05/24/2007</text:date>, <text:time>10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24T10:01:36</dc:date>
    <dc:language>en-US</dc:language>
    <meta:editing-cycles>92</meta:editing-cycles>
    <meta:editing-duration>P2DT11H25M4S</meta:editing-duration>
    <meta:user-defined meta:name="Info 1"/>
    <meta:user-defined meta:name="Info 2"/>
    <meta:user-defined meta:name="Info 3"/>
    <meta:user-defined meta:name="Info 4"/>
    <meta:document-statistic meta:table-count="9" meta:cell-count="500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